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S Sans Serif" svg:font-family="'MS Sans Serif'" style:font-family-generic="swiss"/>
    <style:font-face style:name="Segoe UI" svg:font-family="'Segoe UI'" style:font-family-generic="swiss"/>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paragraph-properties fo:margin-left="3.501cm" fo:margin-right="0cm" fo:text-indent="-3.501cm" style:auto-text-indent="false">
        <style:tab-stops/>
      </style:paragraph-properties>
    </style:style>
    <style:style style:name="P2" style:family="paragraph" style:parent-style-name="Standard">
      <style:paragraph-properties fo:margin-left="3.501cm" fo:margin-right="0cm" fo:text-indent="-3.501cm" style:auto-text-indent="false">
        <style:tab-stops/>
      </style:paragraph-properties>
      <style:text-properties fo:font-weight="bold" style:font-weight-asian="bold" style:font-weight-complex="bold"/>
    </style:style>
    <style:style style:name="P3" style:family="paragraph" style:parent-style-name="Standard">
      <style:paragraph-properties fo:margin-left="3.501cm" fo:margin-right="0cm" fo:text-indent="-3.501cm" style:auto-text-indent="false">
        <style:tab-stops>
          <style:tab-stop style:position="0.309cm"/>
          <style:tab-stop style:position="1.579cm"/>
        </style:tab-stops>
      </style:paragraph-properties>
    </style:style>
    <style:style style:name="P4" style:family="paragraph" style:parent-style-name="Standard">
      <style:paragraph-properties fo:margin-left="3.501cm" fo:margin-right="0cm" fo:text-indent="-3.501cm" style:auto-text-indent="false">
        <style:tab-stops>
          <style:tab-stop style:position="1.235cm"/>
        </style:tab-stops>
      </style:paragraph-properties>
    </style:style>
    <style:style style:name="P5" style:family="paragraph" style:parent-style-name="Standard">
      <style:paragraph-properties fo:margin-left="3.501cm" fo:margin-right="0cm" fo:text-indent="-3.501cm" style:auto-text-indent="false">
        <style:tab-stops/>
      </style:paragraph-properties>
      <style:text-properties fo:color="#000000"/>
    </style:style>
    <style:style style:name="P6" style:family="paragraph" style:parent-style-name="Standard">
      <style:paragraph-properties fo:margin-left="3.501cm" fo:margin-right="0cm" fo:text-indent="-3.501cm" style:auto-text-indent="false">
        <style:tab-stops/>
      </style:paragraph-properties>
      <style:text-properties fo:color="#000000" fo:font-style="italic" style:font-style-asian="italic" style:font-style-complex="italic"/>
    </style:style>
    <style:style style:name="P7" style:family="paragraph" style:parent-style-name="Standard">
      <style:paragraph-properties fo:margin-left="3.501cm" fo:margin-right="0cm" fo:text-indent="-3.501cm" style:auto-text-indent="false">
        <style:tab-stops>
          <style:tab-stop style:position="-3.501cm"/>
        </style:tab-stops>
      </style:paragraph-properties>
      <style:text-properties fo:color="#000000" fo:font-style="italic" style:font-style-asian="italic" style:font-style-complex="italic"/>
    </style:style>
    <style:style style:name="P8" style:family="paragraph" style:parent-style-name="Standard">
      <style:paragraph-properties fo:margin-left="3.501cm" fo:margin-right="0cm" fo:text-indent="-3.501cm" style:auto-text-indent="false">
        <style:tab-stops/>
      </style:paragraph-properties>
      <style:text-properties fo:color="#000000" fo:font-style="italic" style:font-style-asian="italic"/>
    </style:style>
    <style:style style:name="P9" style:family="paragraph" style:parent-style-name="Standard">
      <style:paragraph-properties fo:margin-left="3.501cm" fo:margin-right="0cm" fo:text-indent="-3.501cm" style:auto-text-indent="false">
        <style:tab-stops>
          <style:tab-stop style:position="-3.501cm"/>
        </style:tab-stops>
      </style:paragraph-properties>
      <style:text-properties fo:color="#000000"/>
    </style:style>
    <style:style style:name="P10" style:family="paragraph" style:parent-style-name="Standard">
      <style:paragraph-properties fo:margin-left="3.501cm" fo:margin-right="0cm" fo:text-indent="-3.501cm" style:auto-text-indent="false">
        <style:tab-stops/>
      </style:paragraph-properties>
      <style:text-properties fo:color="#000000" style:font-style-complex="italic"/>
    </style:style>
    <style:style style:name="P11" style:family="paragraph" style:parent-style-name="Standard">
      <style:paragraph-properties fo:margin-left="3.501cm" fo:margin-right="0cm" fo:text-indent="-3.501cm" style:auto-text-indent="false">
        <style:tab-stops/>
      </style:paragraph-properties>
      <style:text-properties fo:color="#00ff00"/>
    </style:style>
    <style:style style:name="P12" style:family="paragraph" style:parent-style-name="Standard">
      <style:paragraph-properties fo:margin-left="3.501cm" fo:margin-right="0cm" fo:text-indent="-3.501cm" style:auto-text-indent="false">
        <style:tab-stops/>
      </style:paragraph-properties>
      <style:text-properties fo:color="#008000"/>
    </style:style>
    <style:style style:name="P13" style:family="paragraph" style:parent-style-name="Standard">
      <style:paragraph-properties fo:margin-left="3.501cm" fo:margin-right="0cm" fo:text-indent="-3.501cm" style:auto-text-indent="false">
        <style:tab-stops>
          <style:tab-stop style:position="-3.501cm"/>
        </style:tab-stops>
      </style:paragraph-properties>
    </style:style>
    <style:style style:name="P14" style:family="paragraph" style:parent-style-name="Standard">
      <style:paragraph-properties fo:margin-left="3.501cm" fo:margin-right="0cm" fo:text-indent="-3.501cm" style:auto-text-indent="false">
        <style:tab-stops/>
      </style:paragraph-properties>
      <style:text-properties fo:font-style="italic" style:font-style-asian="italic" style:font-style-complex="italic"/>
    </style:style>
    <style:style style:name="P15" style:family="paragraph" style:parent-style-name="Standard">
      <style:paragraph-properties fo:margin-left="3.501cm" fo:margin-right="0cm" fo:text-indent="-3.501cm" style:auto-text-indent="false">
        <style:tab-stops/>
      </style:paragraph-properties>
      <style:text-properties fo:font-style="italic" style:font-style-asian="italic"/>
    </style:style>
    <style:style style:name="P16" style:family="paragraph" style:parent-style-name="Standard">
      <style:paragraph-properties fo:margin-left="3.501cm" fo:margin-right="0cm" fo:text-indent="-3.501cm" style:auto-text-indent="false">
        <style:tab-stops>
          <style:tab-stop style:position="-2.073cm"/>
        </style:tab-stops>
      </style:paragraph-properties>
    </style:style>
    <style:style style:name="P17" style:family="paragraph" style:parent-style-name="Text_20_body">
      <style:paragraph-properties fo:margin-left="3.501cm" fo:margin-right="0cm" fo:text-indent="-3.501cm" style:auto-text-indent="false">
        <style:tab-stops/>
      </style:paragraph-properties>
    </style:style>
    <style:style style:name="P18" style:family="paragraph" style:parent-style-name="Text_20_body">
      <style:paragraph-properties fo:margin-left="3.501cm" fo:margin-right="0cm" fo:text-indent="-3.501cm" style:auto-text-indent="false">
        <style:tab-stops/>
      </style:paragraph-properties>
      <style:text-properties fo:font-style="italic" style:font-style-asian="italic" style:font-style-complex="italic"/>
    </style:style>
    <style:style style:name="P19" style:family="paragraph" style:parent-style-name="Text_20_body">
      <style:paragraph-properties fo:margin-left="3.501cm" fo:margin-right="0cm" fo:text-indent="-3.501cm" style:auto-text-indent="false">
        <style:tab-stops/>
      </style:paragraph-properties>
      <style:text-properties fo:font-style="normal" style:font-style-asian="normal" style:font-style-complex="normal"/>
    </style:style>
    <style:style style:name="P20" style:family="paragraph" style:parent-style-name="Standard">
      <style:text-properties fo:font-weight="bold" style:font-weight-asian="bold"/>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color="#000000"/>
    </style:style>
    <style:style style:name="P23" style:family="paragraph" style:parent-style-name="Standard">
      <style:text-properties fo:color="#000000" fo:font-style="italic" style:font-style-asian="italic"/>
    </style:style>
    <style:style style:name="P24" style:family="paragraph" style:parent-style-name="Standard">
      <style:text-properties fo:color="#000000" fo:font-style="italic" style:font-style-asian="italic" style:font-style-complex="italic"/>
    </style:style>
    <style:style style:name="P25" style:family="paragraph" style:parent-style-name="Standard">
      <style:paragraph-properties>
        <style:tab-stops>
          <style:tab-stop style:position="0cm"/>
        </style:tab-stops>
      </style:paragraph-properties>
      <style:text-properties fo:color="#000000" fo:font-style="italic" style:font-style-asian="italic" style:font-style-complex="italic"/>
    </style:style>
    <style:style style:name="P26" style:family="paragraph" style:parent-style-name="Standard">
      <style:paragraph-properties>
        <style:tab-stops>
          <style:tab-stop style:position="0cm"/>
        </style:tab-stops>
      </style:paragraph-properties>
    </style:style>
    <style:style style:name="P27" style:family="paragraph" style:parent-style-name="Standard">
      <style:text-properties fo:font-style="italic" style:font-style-asian="italic"/>
    </style:style>
    <style:style style:name="P28" style:family="paragraph" style:parent-style-name="Standard">
      <style:text-properties fo:font-style="italic" style:font-style-asian="italic" style:font-style-complex="italic"/>
    </style:style>
    <style:style style:name="P29" style:family="paragraph" style:parent-style-name="Text_20_body">
      <style:text-properties fo:color="#000000" fo:font-style="italic" style:font-style-asian="italic" style:font-style-complex="italic"/>
    </style:style>
    <style:style style:name="P30" style:family="paragraph" style:parent-style-name="Standard">
      <style:paragraph-properties fo:margin-left="1.249cm" fo:margin-right="0cm" fo:text-indent="1.249cm" style:auto-text-indent="false">
        <style:tab-stops/>
      </style:paragraph-properties>
    </style:style>
    <style:style style:name="P31" style:family="paragraph" style:parent-style-name="Standard">
      <style:paragraph-properties fo:margin-left="2.498cm" fo:margin-right="0cm" fo:text-indent="0cm" style:auto-text-indent="false">
        <style:tab-stops/>
      </style:paragraph-properties>
    </style:style>
    <style:style style:name="P32" style:family="paragraph" style:parent-style-name="Standard">
      <style:paragraph-properties fo:margin-left="1.501cm" fo:margin-right="0cm" fo:text-indent="-1.501cm" style:auto-text-indent="false">
        <style:tab-stops/>
      </style:paragraph-properties>
      <style:text-properties fo:font-style="italic" style:font-style-asian="italic"/>
    </style:style>
    <style:style style:name="P33" style:family="paragraph" style:parent-style-name="Standard">
      <style:paragraph-properties fo:margin-left="1.501cm" fo:margin-right="0cm" fo:text-indent="-1.501cm" style:auto-text-indent="false">
        <style:tab-stops/>
      </style:paragraph-properties>
    </style:style>
    <style:style style:name="P34" style:family="paragraph" style:parent-style-name="Text_20_body">
      <style:paragraph-properties fo:margin-left="0cm" fo:margin-right="0cm" fo:text-indent="0cm" style:auto-text-indent="false">
        <style:tab-stops/>
      </style:paragraph-properties>
      <style:text-properties fo:font-style="normal" style:font-style-asian="normal" style:font-style-complex="normal"/>
    </style:style>
    <style:style style:name="P35" style:family="paragraph" style:parent-style-name="Standard" style:master-page-name="MP0">
      <style:paragraph-properties fo:margin-left="3.501cm" fo:margin-right="0cm" fo:text-indent="-3.501cm" style:auto-text-indent="false" style:page-number="auto" fo:break-before="page">
        <style:tab-stops/>
      </style:paragraph-properties>
    </style:style>
    <style:style style:name="P36" style:family="paragraph" style:parent-style-name="Standard" style:list-style-name="L1">
      <style:paragraph-properties fo:orphans="2" fo:widows="2" fo:hyphenation-ladder-count="no-limit" style:vertical-align="auto"/>
      <style:text-properties fo:hyphenate="true" fo:hyphenation-remain-char-count="0" fo:hyphenation-push-char-count="0"/>
    </style:style>
    <style:style style:name="P37" style:family="paragraph" style:parent-style-name="Heading_20_1" style:list-style-name="WW_5f_OutlineListStyle"/>
    <style:style style:name="P38" style:family="paragraph" style:parent-style-name="Heading_20_1" style:list-style-name="L2"/>
    <style:style style:name="P39" style:family="paragraph" style:parent-style-name="Heading_20_1" style:list-style-name="L2">
      <style:paragraph-properties fo:margin-left="3.501cm" fo:margin-right="0cm" fo:text-indent="-3.501cm" style:auto-text-indent="false">
        <style:tab-stops/>
      </style:paragraph-properties>
    </style:style>
    <style:style style:name="P40" style:family="paragraph" style:parent-style-name="Heading_20_1" style:list-style-name="L2">
      <style:paragraph-properties fo:margin-left="3.501cm" fo:margin-right="0cm" fo:text-indent="-3.501cm" style:auto-text-indent="false">
        <style:tab-stops/>
      </style:paragraph-properties>
      <style:text-properties fo:font-weight="normal" style:font-weight-asian="normal" style:font-weight-complex="normal"/>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style="italic" style:font-style-asian="italic"/>
    </style:style>
    <style:style style:name="T4" style:family="text">
      <style:text-properties fo:color="#000000" fo:font-style="italic" style:font-style-asian="italic" style:font-style-complex="italic"/>
    </style:style>
    <style:style style:name="T5" style:family="text">
      <style:text-properties fo:color="#000000" style:font-style-complex="italic"/>
    </style:style>
    <style:style style:name="T6" style:family="text">
      <style:text-properties fo:color="#000000" fo:font-style="normal" style:font-style-asian="normal" style:font-style-complex="normal"/>
    </style:style>
    <style:style style:name="T7" style:family="text">
      <style:text-properties fo:color="#00ff00"/>
    </style:style>
    <style:style style:name="T8" style:family="text">
      <style:text-properties fo:color="#00ff00" fo:font-style="italic" style:font-style-asian="italic"/>
    </style:style>
    <style:style style:name="T9" style:family="text">
      <style:text-properties fo:color="#00ff00" fo:font-style="italic" style:font-style-asian="italic" style:font-style-complex="italic"/>
    </style:style>
    <style:style style:name="T10" style:family="text">
      <style:text-properties fo:color="#00ff00" fo:font-style="italic" style:font-name-asian="MS Sans Serif" style:font-style-asian="italic" style:font-name-complex="MS Sans Serif" style:font-style-complex="italic"/>
    </style:style>
    <style:style style:name="T11" style:family="text">
      <style:text-properties fo:color="#00ff00" style:font-name-asian="MS Sans Serif" style:font-name-complex="MS Sans Serif"/>
    </style:style>
    <style:style style:name="T12" style:family="text">
      <style:text-properties fo:color="#800000"/>
    </style:style>
    <style:style style:name="T13" style:family="text">
      <style:text-properties fo:color="#ff0000"/>
    </style:style>
    <style:style style:name="T14" style:family="text">
      <style:text-properties fo:color="#008000"/>
    </style:style>
    <style:style style:name="T15" style:family="text">
      <style:text-properties fo:color="#008000" fo:font-style="italic" style:font-style-asian="italic" style:font-style-complex="italic"/>
    </style:style>
    <style:style style:name="T16" style:family="text">
      <style:text-properties fo:color="#008000" style:font-name-asian="MS Sans Serif" style:font-name-complex="MS Sans Serif"/>
    </style:style>
    <style:style style:name="T17" style:family="text">
      <style:text-properties fo:color="#008000" style:font-name="MS Sans Serif" style:font-name-asian="MS Sans Serif" style:font-name-complex="MS Sans Serif"/>
    </style:style>
    <style:style style:name="T18" style:family="text">
      <style:text-properties fo:font-style="normal" style:font-style-asian="normal"/>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style:use-window-font-color="true" style:text-outline="false" style:text-line-through-style="none" style:text-position="0% 100%" style:font-name="Segoe UI"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bullet text:level="1" text:style-name="WW_5f_CharLFO4LVL1" text:bullet-char="-">
        <style:list-level-properties text:space-before="0.635cm" text:min-label-width="0.635cm"/>
        <style:text-properties style:font-name="Times New Roman"/>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style-number>
    </text:list-style>
    <text:list-style style:name="L2">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office:annotation><dc:creator>Norb Hellfire</dc:creator><dc:date>2009-05-14T00:00:00.90</dc:date><text:p>Hi Steffen, Hi Michael: also so werden die Notizen angezeigt. Man beachte den Namen...</text:p><text:p/><text:p>Ok, ab jetzt kommen dann nur noch die konstruktiven Notizen. Bei allen Dingen, die euch so auffallen, könnt ihr direkt in diesem Dokument arbeiten und müsst euch nicht alles merken/vergessen *lach*</text:p><text:p/><text:p/><text:p>@Michael: Bitte schreib auch bei jeder Sache, die wir nicht klar genug formuliert haben eine Notiz.</text:p></office:annotation>Das hier ist nur background und wir waren weder ernst noch besonders auf Verständlichkeit bedacht ;D.</text:p>
      <text:p text:style-name="P1"/>
      <text:p text:style-name="P2">Das Setting:</text:p>
      <text:p text:style-name="P1"/>
      <text:p text:style-name="P1">Ok, also die Sache mit den Domänen ist ganz nett. Götter beziehen ihre Energie von Wesen (ab größe etwa Katze wird es erst Effektiv -&gt; Sobald sie der Sprache mächtig sind, wird es voll die Goldgrube).</text:p>
      <text:p text:style-name="P1"/>
      <text:p text:style-name="P1">Mr. Black(Harad) hält sich zuerst raus, merkt aber dann später, dass er schwach wird und die Energie zum Leben braucht. Nimmt die einzig angreifbaren Wesen, Den MoJo im Nachtodzustand.</text:p>
      <text:p text:style-name="P1"/>
      <text:p text:style-name="P1">Die „Paradise“ der Götter sind die Kraftwerke für ihre Existenz. Die Wesen im MoJo-Zustand verbringen einige Zeit dort und werden dann in die Welt zurück geschickt. Gehst in den universellen Lebensstrom zurück geschickt.</text:p>
      <text:p text:style-name="P1"/>
      <text:p text:style-name="P1">Manche moJo's stehen nicht im Kraftfeld eines Gottes (Gotthasser, Kinder ohne Gebete/Wünsche für den Verstorbenen). -&gt; Mr. Black findet ein paar und greift sie ab.</text:p>
      <text:p text:style-name="P1"/>
      <text:p text:style-name="P1">Mr. Black hat natürlich keine Erfahrung mit Personal Management und baut die übelste Mojosaug station auf -&gt; very painful. ... die H Ö L L E. Die Wesen dort sind natürlich ziemlich schnell gefrustet. Mr B.: „ok, das ist doch ne super Motivation: Geht und bringt mir mehr!“</text:p>
      <text:p text:style-name="P1"/>
      <text:p text:style-name="P1">Mr. B. Ist ziemlich findig und findet einen Weg, wie er gewisse Leute mit der Kraft ausstatten kann, Mojos (auch anderer Götter) zuerst für eine kurze Zeit in seine Hölle zu schicken. Er avanciert zur Vorhölle.</text:p>
      <text:p text:style-name="P1">Die anderen Götter finden das natürlich nicht besonders toll. Am Anfang haben sie ihn zwar nicht für voll genommen, aber jetzt wird er etwas ärgerlich, lästig -&gt; DIE!</text:p>
      <text:p text:style-name="P1">Mr. Black ist ab diesem Zeitpunkt permanent auf der Flucht, vollkommen paranoid und springt durch den Lebensstrom, mitsamt seiner Hölle im Gepäck.</text:p>
      <text:p text:style-name="P1"/>
      <text:p text:style-name="P21">Darstellung der Elementarmagier: </text:p>
      <text:p text:style-name="Standard"/>
      <text:p text:style-name="Standard">Religion: Hin-Fajar </text:p>
      <text:p text:style-name="Standard">Gott: Akenor der Allmächtige</text:p>
      <text:p text:style-name="Standard"/>
      <text:p text:style-name="Standard">Beliebte Ausprüche: „Möge der Zorn Akenors dich vernichten.“, „Friede auf deinen Wegen“, „Deine Mutter muss Kamelpisse als Muttermilch gegeben haben.“, „Es ist wohl dein Schicksal durch mein Schwert zu sterben.“, „Willst du das kaufen? Ich mache dir einen besonders günstigen Preis!“, „Stirb, Ungläubiger!“ </text:p>
      <text:p text:style-name="Standard"/>
      <text:p text:style-name="Standard">Streng hierarchische Organisation</text:p>
      <text:p text:style-name="Standard">Offensichtlich gewalttätig, klebrig süßliches und zorniges Gefühl</text:p>
      <text:p text:style-name="Standard">Kinderhochzeiten</text:p>
      <text:p text:style-name="Standard">Hintergründige Infiltration</text:p>
      <text:p text:style-name="Standard">Fundamentalistischer Gottesstaat</text:p>
      <text:p text:style-name="Standard">Beziehen sich auf genau ein Buch, das von ihrem Gott an einen Botenengel und dann an ihren Propheten gegeben wurde: Das Buch ist das Wort Gottes und kein Wort darf geändert werden. Alles muss wörtlich genommen werden: Inhalte vor allem: Frauen unterdrücken und alle ungläubigen solange bekämpfen, bis jeder einzelne entweder ihrer Religion folgt oder getötet wurde.</text:p>
      <text:p text:style-name="Standard"><text:soft-page-break/>Ungläubige dürfen in jeder Art betrogen und ermordet werden</text:p>
      <text:p text:style-name="Standard">2. Buch ist das Rechtssystem mit brutalen Strafen.</text:p>
      <text:p text:style-name="Standard">Das Leben des Propheten wird als Paradebeispiel der menschlichen Existenz angesehen</text:p>
      <text:p text:style-name="Standard"/>
      <text:p text:style-name="Standard">Lebensgeschichte des Propheten:</text:p>
      <text:p text:style-name="Standard"/>
      <text:list xml:id="list33410250" text:style-name="L1">
        <text:list-item>
          <text:p text:style-name="P36">1. Abschnitt: friedliches Leben in einer Stadt</text:p>
        </text:list-item>
        <text:list-item>
          <text:p text:style-name="P36">2. Abschnitt: Steigt zum Herrscher über eine Armee auf und ändert seine Meinungen zu einem zornigen Anführer: Tötet alle, die nicht seinem Glauben angehören</text:p>
        </text:list-item>
      </text:list>
      <text:p text:style-name="Standard"/>
      <text:p text:style-name="Standard"/>
      <text:p text:style-name="P20">Darstellung in der Storyline:</text:p>
      <text:p text:style-name="Standard"/>
      <text:p text:style-name="Standard">Aussehen der Elementarmagier. Nur Männer in allen möglichen Positionen. Frauen werden weder ausgebildet, noch geachtet. Sie sollen vor allem Kinder kriegen. Viele (rotznäsige) Kinder. Prinzipiell treten sie nur in Gruppen auf und wenden sich gegen ihre eigenen Leute, wenn sie zu verlieren drohen.</text:p>
      <text:p text:style-name="Standard"/>
      <text:p text:style-name="Standard">Medair hat ein Ghetto Bingen, in dem die Hin-Fajars untergekommen sind. Die benachbarten Aisener haben ziemlich große Probleme mit ihnen, aber die Aisener Gesellschaft als ganzes will das nicht so richtig wahr haben und sieht lieber weg. Einige nette Vorstellungen über die universale Austauschbarkeit von Kulturen stehen ihnen im Weg, das offensichtliche zu sehen. Das ganze grobschlächtige, offensichtlich zornige Benehmen ist so peinlich, dass sie lieber in eine andere Richtung sehen. Auch sind die Menschen in der Führung zu sehr damit beschäftigt kurzfristige Ziele zu verfolgen, als dass sie ernsthaft an diesem schwierigen Problem interessiert wären.</text:p>
      <text:p text:style-name="Standard"/>
      <text:list xml:id="list36500941" text:continue-list="list33410250" text:style-name="L1">
        <text:list-item text:start-value="1">
          <text:p text:style-name="P36">Auftragsübergabe</text:p>
        </text:list-item>
        <text:list-item>
          <text:p text:style-name="P36">Geheimausgang aus dem Konzil ist in Bingen im Keller einer Kneipe. Die ansässigen Untergründler sind etwas erstaunt, dass das Konzil Ungläubige anstellt, stellen sich aber recht schnell auf die Neuen ein. Draußen ein Streit über eine Hochzeit. Ein neuer Bewerber ist aufgetaucht, der einen höheren Preis zahlt. Der alte ist äußerst unzufrieden, die Braut (12) will keinen von beiden heiraten, wird aber nicht gefragt. (eventuell Sidequest) (Nur kurze Episode am Rand)</text:p>
        </text:list-item>
      </text:list>
      <text:p text:style-name="P1"/>
      <text:p text:style-name="P1"/>
      <text:p text:style-name="P1"/>
      <text:p text:style-name="P2">Hintergrund der direkten Story:</text:p>
      <text:p text:style-name="P1"/>
      <text:p text:style-name="P1">Also: Das Königreich Aisen besitzt den mächtigsten Beschwörungskristall, den es jemals gegeben hat, weiß aber nicht so richtig von seinem Glück.</text:p>
      <text:p text:style-name="P1"/>
      <text:p text:style-name="P1">Die in Aisen recht einflussreichen Elementaristen wissen davon, wollen ihn, können aber schlecht sagen, dass sie gerne den Kristall hätten, da niemand so verrückt wäre</text:p>
      <text:p text:style-name="P1"/>
      <text:p text:style-name="P1">Also planen sie eine Heirat einer ihrer Erzmagierinnen mit dem Prinzen. Dieser soll recht bald nach der Hochzeit beseitigt werden. um den Elementaristen den Weg frei zu machen.</text:p>
      <text:p text:style-name="P1"/>
      <text:p text:style-name="P1">Die Dämonen und die Untoten haben auf noch nicht näher definierten Wegen erfahren das es diesen Kristall gibt, und da sie seine Macht gut in ihrem bestreben nach Weltherrschaft und Verhinderung einer Elementaristenherrschaft verwenden können, marschieren sie also in den Krieg gegen Aisen. (Die wissen natürlich gar nicht so recht, warum, aber immerhin weiht sie ja auch niemand ein.)</text:p>
      <text:p text:style-name="P1"><text:soft-page-break/></text:p>
      <text:p text:style-name="P1">Die Sache mit den Dämonen und Untoten vor der Haustür passt den Elementaristen natürlich auch nicht wirklich und sie sehen sich gezwungen zu etwas durchschlagenderen Mitteln zu greifen. Außerdem sind sie jetzt in Zeitnot und tendieren dazu die Dinge etwas zu überstürzen.</text:p>
      <text:p text:style-name="P1"/>
      <text:p text:style-name="P2">Ein paar Worte vorab:</text:p>
      <text:p text:style-name="P1"><text:tab/>Namen werden der Bequemlichkeit halber (von mir;) nur als Kürzel verwendet.</text:p>
      <text:p text:style-name="P1"><text:tab/>[Dinge in eckigen Klammern] werden nur verwendet, wenn mehr als eine Person in der Party ist</text:p>
      <text:p text:style-name="P1"><text:tab/>(Anweisungen in Runden Klammern) beziehen sich auf den Emotionalen Zustand <text:s/>einer Person und beeinflussen höchstens das Charbild einer Person. Wenn nichts weiter da steht immer normal. Auch andere Regieanweisungen sind möglich.</text:p>
      <text:p text:style-name="P1"><text:tab/>Partymitglieder:</text:p>
      <text:p text:style-name="P1">PL<text:tab/>(Partyleader)</text:p>
      <text:p text:style-name="P1">PL* <text:tab/>(Partyleader, wenn er noch nichts gesagt hat)</text:p>
      <text:p text:style-name="P1">ANY <text:tab/>(irgendein Mitglied; PL eventuell stark reduziert)</text:p>
      <text:p text:style-name="P1">ANY* <text:tab/>(irgendein Mitglied, vorzugsweise eins, das noch nichts gesagt hat)</text:p>
      <text:p text:style-name="P3">ANY+ <text:tab/>(irgendein Mitglied, nicht das, das zuletzt geredet hat, im Falle von nur einem Mitglied überspringen)</text:p>
      <text:p text:style-name="P3">WAR, PRI, ARC, MAG (spezifische Klassen, falls möglich, möglichst nicht der PL)</text:p>
      <text:p text:style-name="P3">WAR*, PRI*, ARC*, MAG* (wenn Klasse nicht existiert auslassen)</text:p>
      <text:p text:style-name="P1"><text:tab/><text:tab/>[Prince Charming]: Selbes Problem. Carron, Karlan</text:p>
      <text:p text:style-name="P1"/>
      <text:p text:style-name="P1"/>
      <text:p text:style-name="P1"><text:span text:style-name="Absatz-Standardschriftart"><text:span text:style-name="T1"><office:annotation><dc:creator>Norb Hellfire</dc:creator><dc:date>2009-05-14T00:00:00.98</dc:date><text:p>Ich fand es eine gute Idee, auf diese Art die Personen einzuführen. Sozusagen als Guideline. Das sollten wir eigentlich auch für die Spielertypen machen oder?</text:p><text:p/><text:p/><text:p>Nicht das mein Magier zynisch ist und deiner überheblich. Das wäre doch echt schrecklich … ;-)</text:p></office:annotation></text:span></text:span><text:span text:style-name="Absatz-Standardschriftart"><text:span text:style-name="T1">Personen:</text:span></text:span></text:p>
      <text:p text:style-name="P2"/>
      <text:p text:style-name="P1">Harad:<text:tab/>Gott der Verlorenen Seelen. Auf der Flucht vor den anderen Göttern und weder bei Unsterblichen noch bei den Sterblichen besonders gut gelitten. Gewährt seinen Opfern einen natürlichen Tod. Dafür müssen sie Seelen für ihn „ernten“, damit sie seiner Hölle entkommen können.</text:p>
      <text:p text:style-name="P1"/>
      <text:p text:style-name="P1">Marek:<text:tab/>Kriegsgott der Menschen(in Aisen)</text:p>
      <text:p text:style-name="P1">Nyme:<text:tab/>Ackerbaugöttin der Menschen (in Aisen)</text:p>
      <text:p text:style-name="P1">Avaera:<text:tab/>Göttin der Magie(in Aisen und bei den Nekromanten)</text:p>
      <text:p text:style-name="P1">Akeran:<text:tab/>Wüstengott der Konziliker mit einem leichten Allmachtskomplex. Sehr gestresst, weil er sich um alles in seinem Einflussbereich selber kümmert.</text:p>
      <text:p text:style-name="P1"/>
      <text:p text:style-name="P4">Soren Windklaue:<text:tab/>Erzmagus des Elementaristenkonzils, Planendes Genie im Hintergrund, spielt gerne den leicht reizbaren Trottel, Eiskalt, berechnend, eine Schwäche für Hunde</text:p>
      <text:p text:style-name="P4"/>
      <text:p text:style-name="P1">Ireana von Nordenburg:<text:tab/>Erzmaga des Elementaristenkonzils, sehr gelehrt und wunderschön, hat irgendwann mal einen Packt mit einen Dämonen abgeschlossen, was ihrem Charakter etwas schadet, früher mal recht nett, kommt aus dem Norden, die Verlobte des Prinzen (wobei sie ihn für einen totalen Volltrottel hält)</text:p>
      <text:p text:style-name="P1"/>
      <text:p text:style-name="P1">Tolec<text:tab/>Ein Elite-Elementaristenwächter. Er ist absolut loyal dem Konzil gegenüber und versteht nicht besonders viel Spaß, wenn es um Akeran geht. Ein wenig Wehleidig, aber wenn die Zeit gekommen ist, wird er nicht zögern, zu tun was getan werden muss.</text:p>
      <text:p text:style-name="P1"><text:soft-page-break/></text:p>
      <text:p text:style-name="P1">Derred:<text:tab/>Ein Elite-Elementaristenwächter. Ironisch, desillusioniert und stark von der Kultur Aisens beeinflusst bildet er den Gegenpart zu Tolec. Er macht öfter Witze auf Kosten seines Partners, aber trotzdem würde er sich bei fast allem auf seine Seite schlagen.</text:p>
      <text:p text:style-name="P1"/>
      <text:p text:style-name="P1">General Greif:<text:tab/>Geradlinig und Bodenständig, Das Herz am rechten Fleck, lässt sich leicht von Vorschriften und Vorgesetzten einengen. Dem Königreich Aisen absolut loyal ergeben, nachtragend und lässt sich nicht so leicht von einer einmal gefassten Meinung abbringen</text:p>
      <text:p text:style-name="P1"/>
      <text:p text:style-name="P1">Prinz Karlen:<text:tab/>Idealistisch und beinahe naiv. Er würde am liebsten allen helfen, die seine Hilfe benötigen, aber oft beugt er sich den Anweisungen seines Mentors.</text:p>
      <text:p text:style-name="P1"/>
      <text:p text:style-name="P1">WAR:<text:tab/>intelligent, manchmal besonnen, außer er wird vom MAG angehauen, stichelt gerne den MAG, neigt zu kurzfristigen (impulsiven) Entscheidungen <text:s/></text:p>
      <text:p text:style-name="P1">MAG:<text:tab/>recht selbstgefällig, überheblich, sehr emotional, im Grunde Gutherzig, leidet von allen Gezeichneten am meisten unter dem Fluch, Hassfreundschaft mit WAR</text:p>
      <text:p text:style-name="P1">PRI:<text:tab/>Besonnen, sieht den Fluch am ehesten als Chance, liebt Blumen, harmoniesüchtig <text:s/></text:p>
      <text:p text:style-name="P1">ARC:<text:tab/>Schurke der Gruppe, „wenn man schon die Welt rettet, kann es sich auch rentieren“, versucht direkte Konfrontationen zu vermeiden, gibt sich bösartiger, als er eigentlich ist</text:p>
      <text:list xml:id="list33414943" text:style-name="WW_5f_OutlineListStyle">
        <text:list-item>
          <text:h text:style-name="P37" text:outline-level="1">Konzilshalle, Kleinigkeiten</text:h>
        </text:list-item>
      </text:list>
      <text:p text:style-name="P5">Areas:</text:p>
      <text:p text:style-name="P11">stupidLabSpeech</text:p>
      <text:p text:style-name="P1"><text:span text:style-name="Absatz-Standardschriftart"><text:span text:style-name="T2">PL(</text:span></text:span>sneer):<text:tab/>Wow. Die halten hier aber echt was von Ordnung und gründlicher Forschung. Wie viele Schnecken muss man aufschneiden<text:span text:style-name="Absatz-Standardschriftart"><text:span text:style-name="T2"> um zu glauben, dass sie schleimig sind?</text:span></text:span></text:p>
      <text:p text:style-name="P5">ARC* (excited):<text:tab/>Schaut euch doch mal um, das Zeug muss ein Vermögen wert sein!</text:p>
      <text:p text:style-name="P1"><text:span text:style-name="Absatz-Standardschriftart"><text:span text:style-name="T2">WAR* (bored):</text:span></text:span><text:span text:style-name="Absatz-Standardschriftart"><text:span text:style-name="T2"><text:tab/>(</text:span></text:span><text:span text:style-name="Absatz-Standardschriftart"><text:span text:style-name="T3">Falls ARC existiert</text:span></text:span><text:span text:style-name="Absatz-Standardschriftart"><text:span text:style-name="T2">) Der Plunder?</text:span></text:span></text:p>
      <text:p text:style-name="P1"><text:span text:style-name="Absatz-Standardschriftart"><text:span text:style-name="T2">MAG*(unhappy):<text:tab/>(</text:span></text:span><text:span text:style-name="Absatz-Standardschriftart"><text:span text:style-name="T3">Falls MAG* != PL</text:span></text:span><text:span text:style-name="Absatz-Standardschriftart"><text:span text:style-name="T2">) Banause. <text:s/></text:span></text:span></text:p>
      <text:p text:style-name="P5"/>
      <text:p text:style-name="P1"><text:span text:style-name="Absatz-Standardschriftart"><text:span text:style-name="T7">theSlugsEscaped</text:span></text:span></text:p>
      <text:p text:style-name="P1"><text:span text:style-name="Absatz-Standardschriftart"><text:span text:style-name="T2">PL(unhappy): </text:span></text:span><text:span text:style-name="Absatz-Standardschriftart"><text:span text:style-name="T2"><text:tab/></text:span></text:span>Wenn die nicht überall diese überflüssigen Ballustraden ins Nichts hätten</text:p>
      <text:p text:style-name="P1">ANY(sneer):<text:tab/>müssten sie jetzt<text:span text:style-name="Absatz-Standardschriftart"><text:span text:style-name="T2"> auch keine entflohenen Schnecklinge vom Boden wischen.</text:span></text:span></text:p>
      <text:p text:style-name="P5"/>
      <text:p text:style-name="P5">locations:</text:p>
      <text:p text:style-name="P1"><text:span text:style-name="Absatz-Standardschriftart"><text:span text:style-name="T7">locLabRat</text:span></text:span><text:span text:style-name="Absatz-Standardschriftart"><text:span text:style-name="T2"> =&gt; eine </text:span></text:span><text:span text:style-name="Absatz-Standardschriftart"><text:span text:style-name="T12">mutantSlug</text:span></text:span><text:span text:style-name="Absatz-Standardschriftart"><text:span text:style-name="T2">, die nur noch 70% ihrer Lebenspunkte hat</text:span></text:span></text:p>
      <text:p text:style-name="P1"><text:span text:style-name="Absatz-Standardschriftart"><text:span text:style-name="T7">locSlave1</text:span></text:span><text:span text:style-name="Absatz-Standardschriftart"><text:span text:style-name="T2"> =&gt; ein Sklavenarbeiter mit Hammer, der etwa auf Höhe 4 steht(</text:span></text:span><text:span text:style-name="Absatz-Standardschriftart"><text:span text:style-name="T12">slave_worker</text:span></text:span><text:span text:style-name="Absatz-Standardschriftart"><text:span text:style-name="T2">)</text:span></text:span></text:p>
      <text:p text:style-name="P1"><text:span text:style-name="Absatz-Standardschriftart"><text:span text:style-name="T7">locSlave2</text:span></text:span><text:span text:style-name="Absatz-Standardschriftart"><text:span text:style-name="T2"> =&gt; ein Sklavenarbeiter mit Hammer, der etwa auf Höhe 1 steht</text:span></text:span></text:p>
      <text:p text:style-name="P1"><text:span text:style-name="Absatz-Standardschriftart"><text:span text:style-name="T7">locSlave3</text:span></text:span><text:span text:style-name="Absatz-Standardschriftart"><text:span text:style-name="T2"> =&gt; ein Sklavenarbeiter mit Hammer, der etwa auf Höhe 1 steht</text:span></text:span></text:p>
      <text:p text:style-name="P1"><text:span text:style-name="Absatz-Standardschriftart"><text:span text:style-name="T7">locSlave4</text:span></text:span><text:span text:style-name="Absatz-Standardschriftart"><text:span text:style-name="T2"> =&gt; ein Sklavenarbeiter mit Hacke(</text:span></text:span><text:span text:style-name="Absatz-Standardschriftart"><text:span text:style-name="T12">slave_miner</text:span></text:span><text:span text:style-name="Absatz-Standardschriftart"><text:span text:style-name="T2">)</text:span></text:span></text:p>
      <text:p text:style-name="P1"><text:span text:style-name="Absatz-Standardschriftart"><text:span text:style-name="T7">locSlave5</text:span></text:span><text:span text:style-name="Absatz-Standardschriftart"><text:span text:style-name="T2"> =&gt; ein Sklavenarbeiter mit Hacke</text:span></text:span></text:p>
      <text:p text:style-name="P1"><text:span text:style-name="Absatz-Standardschriftart"><text:span text:style-name="T7">locSlave6</text:span></text:span><text:span text:style-name="Absatz-Standardschriftart"><text:span text:style-name="T2"> =&gt; ein Sklavenarbeiter mit Hacke</text:span></text:span></text:p>
      <text:p text:style-name="P1"><text:span text:style-name="Absatz-Standardschriftart"><text:span text:style-name="T7">locSlave7</text:span></text:span><text:span text:style-name="Absatz-Standardschriftart"><text:span text:style-name="T2"> =&gt; ein Sklavenarbeiter mit Hacke, der etwa auf Höhe 3 steht</text:span></text:span></text:p>
      <text:list xml:id="list36499173" text:continue-numbering="true" text:style-name="WW_5f_OutlineListStyle">
        <text:list-item>
          <text:h text:style-name="P37" text:outline-level="1">Intro</text:h>
        </text:list-item>
      </text:list>
      <text:p text:style-name="P29">Die Kamera zeigt ein wenig den noch halb fertigen modifizierten Wegpunkt, die Magier und <text:soft-page-break/>Arbeiter. </text:p>
      <text:p text:style-name="P29">Das Gerät setzt sich in Bewegung und zieht unter großen Schmerzen die Spieler aus dem Äther.</text:p>
      <text:p text:style-name="Text_20_body"><text:span text:style-name="Absatz-Standardschriftart"><text:span text:style-name="T4">Tolec und Derred kommen angelaufen.</text:span></text:span></text:p>
      <text:list xml:id="list36504885" text:continue-numbering="true" text:style-name="WW_5f_OutlineListStyle">
        <text:list-item>
          <text:h text:style-name="P37" text:outline-level="1">Tutorial</text:h>
        </text:list-item>
      </text:list>
      <text:p text:style-name="P1"/>
      <text:p text:style-name="P1">Ort: Konzil der Elementarbeschwörer, Lobby (elCnlLobby)</text:p>
      <text:p text:style-name="P1">Datei: tutorial.xml</text:p>
      <text:p text:style-name="P1">Personen: <text:tab/>Elementarwächter <text:span text:style-name="Absatz-Standardschriftart"><text:span text:style-name="T13">Tolec(W1)</text:span></text:span><text:span text:style-name="Absatz-Standardschriftart"><text:span text:style-name="T14">(locTolec)</text:span></text:span></text:p>
      <text:p text:style-name="P1"><text:tab/>Elementarwächter <text:span text:style-name="Absatz-Standardschriftart"><text:span text:style-name="T13">Derred(W2)</text:span></text:span><text:span text:style-name="Absatz-Standardschriftart"><text:span text:style-name="T14">(locDerred)</text:span></text:span></text:p>
      <text:p text:style-name="P1"><text:span text:style-name="Absatz-Standardschriftart"><text:span text:style-name="T14"><text:tab/></text:span></text:span><text:span text:style-name="Absatz-Standardschriftart"><text:span text:style-name="T2">verschiedene unselige Sklavenarbeiter und Wächter</text:span></text:span></text:p>
      <text:p text:style-name="P12"/>
      <text:p text:style-name="P24">Im Raum mit dem Wegpunkt werden die Helden unter großen Schmerzen beschworen. Rings um den Wegpunkt stehen Geräte, die eine Verwendung desselben mittels eines Kraftfelds unterbinden. Tolec und Derred stehen in der Nähe der Tür und sehen wachsam aus.</text:p>
      <text:p text:style-name="P6">PL rappelt sich auf und blickt sich um.</text:p>
      <text:p text:style-name="P5"/>
      <text:p text:style-name="P1"><text:span text:style-name="Absatz-Standardschriftart"><text:span text:style-name="T4">Spieler landen nach dem Intro bei </text:span></text:span><text:span text:style-name="Absatz-Standardschriftart"><text:span text:style-name="T9">(locEntryPlayer)</text:span></text:span></text:p>
      <text:p text:style-name="P5"/>
      <text:p text:style-name="P5">PL(injuredIII):<text:tab/>*args*<text:tab/></text:p>
      <text:p text:style-name="P8">(rappelt sich auf, sieht sich um, kurze Pause)</text:p>
      <text:p text:style-name="P5">PL(injuredII):<text:tab/>Bei Harads Knochen! </text:p>
      <text:p text:style-name="P5">PL (injured)<text:tab/>Das war mindestens so schlimm wie die ersten Jahre in der Hölle! Wo bin ich hier?</text:p>
      <text:p text:style-name="P5"/>
      <text:p text:style-name="P5">[</text:p>
      <text:p text:style-name="P5">PL(surprised):<text:tab/>Und wer sind die anderen müden Gestalten?</text:p>
      <text:p text:style-name="P8">Die anderen Partymitglieder rappeln sich leicht versetzt ebenfalls auf.</text:p>
      <text:p text:style-name="P1"><text:span text:style-name="Absatz-Standardschriftart"><text:span text:style-name="T2">WAR*(angry):<text:tab/>Suchst du Streit? Wer ist für diesen Schlammassel verantwortlich!?! </text:span></text:span><text:span text:style-name="Absatz-Standardschriftart"><text:span text:style-name="T3">(blickt sich um)</text:span></text:span></text:p>
      <text:p text:style-name="P1"><text:span text:style-name="Absatz-Standardschriftart"><text:span text:style-name="T6">]</text:span></text:span></text:p>
      <text:p text:style-name="P5">WAR*(offended):<text:tab/>Beinahe hätte ich den verdammten Oger gehabt und plötzlich reißt mir jemand die Eingeweide raus!</text:p>
      <text:p text:style-name="P5">[</text:p>
      <text:p text:style-name="P1"><text:span text:style-name="Absatz-Standardschriftart"><text:span text:style-name="T2">MAG*(sneer):</text:span></text:span><text:span text:style-name="Absatz-Standardschriftart"><text:span text:style-name="T2"><text:tab/>(</text:span></text:span><text:span text:style-name="Absatz-Standardschriftart"><text:span text:style-name="T3">falls der Krieger existiert</text:span></text:span><text:span text:style-name="Absatz-Standardschriftart"><text:span text:style-name="T2">) Ah ja! Die Wunder geistigen Kapazität von Knüppelschwingern.</text:span></text:span></text:p>
      <text:p text:style-name="P1"><text:span text:style-name="Absatz-Standardschriftart"><text:span text:style-name="T2">WAR*(threaten):<text:tab/>(</text:span></text:span><text:span text:style-name="Absatz-Standardschriftart"><text:span text:style-name="T3">falls der Magier existiert</text:span></text:span><text:span text:style-name="Absatz-Standardschriftart"><text:span text:style-name="T2">) Ich zeig dir gleich die Ausdauerkapazitäten von Magiesprutzern!</text:span></text:span></text:p>
      <text:p text:style-name="P1"><text:span text:style-name="Absatz-Standardschriftart"><text:span text:style-name="T2">]</text:span></text:span></text:p>
      <text:p text:style-name="P1"><text:span text:style-name="Absatz-Standardschriftart"><text:span text:style-name="T2">MAG*:</text:span></text:span><text:span text:style-name="Absatz-Standardschriftart"><text:span text:style-name="T2"><text:tab/>(</text:span></text:span><text:span text:style-name="Absatz-Standardschriftart"><text:span text:style-name="T3">ignoriert den War und blickt sich stattdessen um</text:span></text:span><text:span text:style-name="Absatz-Standardschriftart"><text:span text:style-name="T2">)Welch abstoßendes Ambiente. Ich habe nicht darum gebeten, hier zu sein... ich hatte gerade einen so ansprechenden und sicheren Ort gefunden.</text:span></text:span></text:p>
      <text:p text:style-name="P1"><text:span text:style-name="Absatz-Standardschriftart"><text:span text:style-name="T2">W1(thoughtful):</text:span></text:span><text:span text:style-name="Absatz-Standardschriftart"><text:span text:style-name="T2"><text:tab/>(</text:span></text:span><text:span text:style-name="Absatz-Standardschriftart"><text:span text:style-name="T3">falls bisher schon jemand etwas gesagt hat</text:span></text:span><text:span text:style-name="Absatz-Standardschriftart"><text:span text:style-name="T2">) Hört mal...</text:span></text:span></text:p>
      <text:p text:style-name="P1"><text:span text:style-name="Absatz-Standardschriftart"><text:span text:style-name="T2">W2(angry):</text:span></text:span><text:span text:style-name="Absatz-Standardschriftart"><text:span text:style-name="T2"><text:tab/>(</text:span></text:span><text:span text:style-name="Absatz-Standardschriftart"><text:span text:style-name="T3">falls bisher schon jemand etwas gesagt hat, zu W1</text:span></text:span><text:span text:style-name="Absatz-Standardschriftart"><text:span text:style-name="T2">) Nein nein, du musst das viel bestimmter sagen.</text:span></text:span></text:p>
      <text:p text:style-name="P1"><text:span text:style-name="Absatz-Standardschriftart"><text:span text:style-name="T2">PRI*(sad):</text:span></text:span><text:span text:style-name="Absatz-Standardschriftart"><text:span text:style-name="T2"><text:tab/>(begutachtet die Maschinerie </text:span></text:span><text:span text:style-name="Absatz-Standardschriftart"><text:span text:style-name="T9">(locEvilMachine)</text:span></text:span><text:span text:style-name="Absatz-Standardschriftart"><text:span text:style-name="T2"> am Wegpunkt) Was kann das sein? </text:span></text:span></text:p>
      <text:p text:style-name="P5">PRI*(thoughtful)<text:tab/>Es scheint, als besäße hier jemand größeres Wissen über die Art und Weise, wie Harad uns am Leben hält und bewegt.</text:p>
      <text:p text:style-name="P5">ARC*(threaten):<text:tab/>(klopft sich den Staub ab) Wer auch immer hier das Sagen hat: Er hat sich besser überlegt, worauf er sich einlässt. </text:p>
      <text:p text:style-name="P5"><text:soft-page-break/>ARC*(grin):<text:tab/>Viel Geld könnte mich wieder gnädig stimmen.</text:p>
      <text:p text:style-name="P5"/>
      <text:p text:style-name="P5">W1(unhappy):<text:tab/>(entschlossener) Bitte entschuldigt die etwas raue Ankunft. Der Lord Magister Soren Windklaue erbittet eure Audienz.</text:p>
      <text:p text:style-name="P1"><text:span text:style-name="Absatz-Standardschriftart"><text:span text:style-name="T2">MAG(excited):</text:span></text:span><text:span text:style-name="Absatz-Standardschriftart"><text:span text:style-name="T2"><text:tab/>(</text:span></text:span><text:span text:style-name="Absatz-Standardschriftart"><text:span text:style-name="T3">gönnerhaft</text:span></text:span><text:span text:style-name="Absatz-Standardschriftart"><text:span text:style-name="T2">) Ach so!</text:span></text:span></text:p>
      <text:p text:style-name="P5">MAG(grin):<text:tab/>Lord</text:p>
      <text:p text:style-name="P5">MAG(grin):<text:tab/>Magister</text:p>
      <text:p text:style-name="P5">MAG(grin):<text:tab/>Windklaue.</text:p>
      <text:p text:style-name="P5">MAG(bored):<text:tab/>Warum habt ihr das nicht gleich gesagt?</text:p>
      <text:p text:style-name="P5">W2(happy):<text:tab/>Nun dann, wenn Ihr uns bitte folgen würdet?</text:p>
      <text:p text:style-name="P5">WAR(warcry):<text:tab/>Wollt ihr uns verarschen? Wer bitte schön ist denn dieser Windwichtel?</text:p>
      <text:p text:style-name="P5">MAG*(thoughtful):<text:tab/>Eine brillante Frage. Kurz und Präzise. Vielleicht kann man doch mit ihm arbeiten.</text:p>
      <text:p text:style-name="P5">W2(sad)/(fear):<text:tab/>Ähm...</text:p>
      <text:p text:style-name="P5">PRI* (normal):<text:tab/>Nur die Ruhe, mein Sohn. Nimm dir Zeit, über die Antwort nachzudenken. </text:p>
      <text:p text:style-name="P5">ANY* (threaten)(<text:span text:style-name="T20">falls der Priester existiert</text:span>) Es könnte deine Letzte sein.</text:p>
      <text:p text:style-name="P5">PL(threaten):<text:tab/>(geht bedrohlich auf die Wachen zu) Raus damit! Wo sind wir und wer hat den Nerv, Gezeichnete gegen sich auf zu bringen?!</text:p>
      <text:p text:style-name="P5">W1(aloof):<text:tab/>Nun, der Lord Magister hat versichert, dass er Euch das alles genau erklären wird.</text:p>
      <text:p text:style-name="P5">W2(amused):<text:tab/>(jetzt etwas herablassend) Außerdem war Eure Ankunft... etwas beschwerlich. Ihr dürftet im Moment nicht einmal in der Lage sein, einer Fliege gefährlich zu werden.</text:p>
      <text:p text:style-name="P5">WAR(angry):<text:tab/>Was habt ihr getan ihr Bastarde?!</text:p>
      <text:p text:style-name="P5">W1 (sneer):<text:tab/>Keine Angst, wir haben strikten Befehl, euch nicht zu töten.</text:p>
      <text:p text:style-name="P5">ARC(sad):<text:tab/>(zähneknirschend) Der Kerl scheint zu wissen, was er tut.</text:p>
      <text:p text:style-name="P5">[</text:p>
      <text:p text:style-name="P5">PL:<text:tab/>Das ist nicht der richtige Zeitpunkt, um beeindruckt zu sein.</text:p>
      <text:p text:style-name="P5">]</text:p>
      <text:p text:style-name="P5">W2 (aloof):<text:tab/>Schön. Da das geklärt ist, möchte ich Euch bitten, mir eure Ausrüstung zu überlassen.</text:p>
      <text:p text:style-name="P5">W1(happy):<text:tab/>(Einwurf zu W2) Freundlich bitten.</text:p>
      <text:p text:style-name="P5">W2(normal):<text:tab/>Wir können kein Risiko eingehen und innerhalb der Konzils seid Ihr sicher.</text:p>
      <text:p text:style-name="P5">ARC(surprised):<text:tab/>Konzil? Das Konzil der Elementarbeschwörer?! Ist das hier Aisen?</text:p>
      <text:p text:style-name="P5">W1(angry):<text:tab/>(ärgerlich) Ja, aber das tut jetzt nichts zur Sache!</text:p>
      <text:p text:style-name="P5">PL(surprised):<text:tab/>Was wenn [wir/ich] gar keine Lust haben unsere Waffen ab zu geben?</text:p>
      <text:p text:style-name="P5">W1(aloof):<text:tab/>Es tut uns Leid, wir können euch nicht vorher aus dem Sicherheitsbereich lassen.</text:p>
      <text:p text:style-name="P5">MAG(unhappy):<text:tab/>Sicherheitsbereich?! Das ist ein verdammtes Gefängnis!</text:p>
      <text:p text:style-name="P5">W2 (bored):<text:tab/>Es ist eure Entscheidung.</text:p>
      <text:p text:style-name="P5"/>
      <text:p text:style-name="P5">==&gt; wollt ihr die Waffen abgeben? Klicke auf eine Antwort.</text:p>
      <text:p text:style-name="P5">&lt;Ja&gt;</text:p>
      <text:p text:style-name="P6">Die Party gibt ihre Ausrüstung ab.</text:p>
      <text:p text:style-name="P5">WAR (unhappy):<text:tab/>Wie es aussieht haben wir keine Wahl...</text:p>
      <text:p text:style-name="P5">&lt;/Ja&gt;</text:p>
      <text:p text:style-name="P5">&lt;Nein&gt;</text:p>
      <text:p text:style-name="P5">PL(angry):<text:tab/>Vergesst es!</text:p>
      <text:p text:style-name="P5">W1 (aloof):<text:tab/>Wir ihr es wünscht, aber dieser Raum ist sicher. Ihr werdet ihn nicht verlassen, wenn ihr nicht eure Waffen abgebt.</text:p>
      <text:p text:style-name="P5">W2(bored):<text:tab/>Sagt einfach Bescheid, indem ihr einen von uns anklickt, wenn ihr es euch anders überlegt habt.</text:p>
      <text:p text:style-name="P6"><text:soft-page-break/>Die beiden lachen(excited)</text:p>
      <text:p text:style-name="P6"/>
      <text:p text:style-name="P6">Wenn man sie anklickt, kommt wieder die Frage „Wollt ihr die Waffen abgeben“</text:p>
      <text:p text:style-name="P6"/>
      <text:p text:style-name="P5">&lt;/Nein&gt;</text:p>
      <text:p text:style-name="P5"/>
      <text:p text:style-name="P5">W2:<text:tab/>Sehr Gut. Folgt mir bitte.</text:p>
      <text:p text:style-name="Standard"><text:span text:style-name="Absatz-Standardschriftart"><text:span text:style-name="T4">Die Wachen öffnen die Gittertür und verlassen den Teleporterraum. Sie gehen zum ersten Wegpunkt </text:span></text:span><text:span text:style-name="Absatz-Standardschriftart"><text:span text:style-name="T9">(locWay1) </text:span></text:span><text:span text:style-name="Absatz-Standardschriftart"><text:span text:style-name="T4">und warten 15 Sekunden. Sollte in dieser Zeit kein einziger Held den Raum verlassen haben (</text:span></text:span><text:span text:style-name="Absatz-Standardschriftart"><text:span text:style-name="T9">waypoint1Area</text:span></text:span><text:span text:style-name="Absatz-Standardschriftart"><text:span text:style-name="T4">), kehrt W1 zurück.</text:span></text:span></text:p>
      <text:p text:style-name="P5">W1(surprised):<text:tab/>Wo bleibt Ihr denn? Hat Euch der Transport so sehr zugesetzt, dass ihr nicht mal mehr wisst, wie man sich bewegt? Klickt einfach mit der linken Maustaste auf eine Stelle auf dem Boden, dann kommt das alles von ganz allein wieder.</text:p>
      <text:p text:style-name="P26"><text:span text:style-name="Absatz-Standardschriftart"><text:span text:style-name="T4">Das wird so lange wiederholt, bis der erste Held endlich aus dem Raum sind. Danach laufen W1 </text:span></text:span><text:span text:style-name="Absatz-Standardschriftart"><text:span text:style-name="T4">und W2 <text:s/>voraus bis zur Kreuzung (</text:span></text:span><text:span text:style-name="Absatz-Standardschriftart"><text:span text:style-name="T11">locBehemothDoorWest</text:span></text:span><text:span text:style-name="Absatz-Standardschriftart"><text:span text:style-name="T4">). Ist die Party auf dem Weg dorthin halb angekommen(</text:span></text:span><text:span text:style-name="Absatz-Standardschriftart"><text:span text:style-name="T9">waypoint2Area</text:span></text:span><text:span text:style-name="Absatz-Standardschriftart"><text:span text:style-name="T4">) bricht der Infernobehemoth </text:span></text:span><text:span text:style-name="Absatz-Standardschriftart"><text:span text:style-name="T9">(locBehemothStart) </text:span></text:span><text:span text:style-name="Absatz-Standardschriftart"><text:span text:style-name="T4">durch die Wand </text:span></text:span><text:span text:style-name="Absatz-Standardschriftart"><text:span text:style-name="T9">(locDestroyedWall)</text:span></text:span><text:span text:style-name="Absatz-Standardschriftart"><text:span text:style-name="T4">. Sollte ein Gitter sein(</text:span></text:span><text:span text:style-name="Absatz-Standardschriftart"><text:span text:style-name="T9">behemothPrison</text:span></text:span><text:span text:style-name="Absatz-Standardschriftart"><text:span text:style-name="T4">). </text:span></text:span></text:p>
      <text:p text:style-name="P25"/>
      <text:p text:style-name="P26"><text:span text:style-name="Absatz-Standardschriftart"><text:span text:style-name="T4">W1 und W2 rennen panisch zurück.</text:span></text:span></text:p>
      <text:p text:style-name="P7"/>
      <text:p text:style-name="P7">1. Explosion</text:p>
      <text:p text:style-name="P13"><text:span text:style-name="Absatz-Standardschriftart"><text:span text:style-name="T2">Sklave1(Höhe ca 3, Animation bis dahin: AttackTwoHands; die idle) </text:span></text:span><text:span text:style-name="Absatz-Standardschriftart"><text:span text:style-name="T7">(locWorker)</text:span></text:span><text:span text:style-name="Absatz-Standardschriftart"><text:span text:style-name="T2">: (injuredIII)</text:span></text:span><text:span text:style-name="Absatz-Standardschriftart"><text:span text:style-name="T2"><text:tab/>*Argh!!!*</text:span></text:span></text:p>
      <text:p text:style-name="P9">entfernte Wachen(panic): Bei Akeran! Verschließt die Tore!!!</text:p>
      <text:p text:style-name="P26"><text:span text:style-name="Absatz-Standardschriftart"><text:span text:style-name="T4">2. Explosion, Die Wand splittert, das Gerüst(</text:span></text:span><text:span text:style-name="Absatz-Standardschriftart"><text:span text:style-name="T11">workerScaffolding</text:span></text:span><text:span text:style-name="Absatz-Standardschriftart"><text:span text:style-name="T4">) wird zerstört, Der Infernobehemoth stapft aus den Trümmern </text:span></text:span><text:span text:style-name="Absatz-Standardschriftart"><text:span text:style-name="T9">(locBehemoth)</text:span></text:span><text:span text:style-name="Absatz-Standardschriftart"><text:span text:style-name="T4">. Die Wachen verschließen eiligst die Tore. W1 und W2 sind plötzlich eingesperrt mit dem Behemoth.</text:span></text:span></text:p>
      <text:p text:style-name="P7"/>
      <text:p text:style-name="P1"><text:span text:style-name="Absatz-Standardschriftart"><text:span text:style-name="T2">W1(pain):<text:tab/>(panisch) </text:span></text:span>Akerans <text:span text:style-name="Absatz-Standardschriftart"><text:span text:style-name="T2">Schild! Das DING ist frei! Alle zurück! Los, los, los!</text:span></text:span></text:p>
      <text:p text:style-name="P1"><text:span text:style-name="Absatz-Standardschriftart"><text:span text:style-name="T4">Die Wachen rennen zurück zu den Helden(</text:span></text:span><text:span text:style-name="Absatz-Standardschriftart"><text:span text:style-name="T9">locWay2</text:span></text:span><text:span text:style-name="Absatz-Standardschriftart"><text:span text:style-name="T4">)</text:span></text:span></text:p>
      <text:p text:style-name="P5">W2(unhappy):<text:tab/>Da kommen wir nicht vorbei. Was machen wir jetzt?</text:p>
      <text:p text:style-name="P5">PL(sneer):<text:tab/>Ist das Ding da echt so schlimm?</text:p>
      <text:p text:style-name="P5">W2(offended):<text:tab/>Habt ihr keine Augen im Kopf?! Das Teil ist riesig!</text:p>
      <text:p text:style-name="P5">WAR(grin):<text:tab/>(grinst) Größe ist nicht alles.</text:p>
      <text:p text:style-name="P5">ARC (happy):<text:tab/>Sieht für mich aus wie die Fahrkarte nach draußen. Kann nicht schmerzhafter sein als die Ankunft.</text:p>
      <text:p text:style-name="P5">W1 (thoughtful):<text:tab/>Äh ja... deswegen...</text:p>
      <text:p text:style-name="P1"><text:span text:style-name="Absatz-Standardschriftart"><text:span text:style-name="T2">PRI(threaten):</text:span></text:span><text:span text:style-name="Absatz-Standardschriftart"><text:span text:style-name="T2"><text:tab/>(</text:span></text:span><text:span text:style-name="Absatz-Standardschriftart"><text:span text:style-name="T3">scharf zu W1</text:span></text:span><text:span text:style-name="Absatz-Standardschriftart"><text:span text:style-name="T2">) Was?!?</text:span></text:span></text:p>
      <text:p text:style-name="P5">W1 (aloof):<text:tab/>Der Lord Magister Windklaue befürchtete, Ihr könntet Euch nach eurem Eintreffen selbst entleiben, um wieder zu verschwinden, deswegen hat er... Maßnahmen getroffen</text:p>
      <text:p text:style-name="P1"><text:span text:style-name="Absatz-Standardschriftart"><text:span text:style-name="T2">WAR(threaten):</text:span></text:span><text:span text:style-name="Absatz-Standardschriftart"><text:span text:style-name="T2"><text:tab/>(</text:span></text:span><text:span text:style-name="Absatz-Standardschriftart"><text:span text:style-name="T3">macht einen Schritt auf W1 zu</text:span></text:span><text:span text:style-name="Absatz-Standardschriftart"><text:span text:style-name="T2">): Maßnahmen?</text:span></text:span></text:p>
      <text:p text:style-name="P5">W2 (thoughtful):<text:tab/>Nun, wir verstehen nicht viel davon, aber anscheinend sterbt ihr nicht, sondern könnt einfach, wo Ihr wollt wiederauferstehen, nachdem euer Körper zerstört wurde.</text:p>
      <text:p text:style-name="P5">W1 (grin)<text:tab/>Akeran muss euch wirklich hassen…</text:p>
      <text:p text:style-name="P5">PRI(threaten):<text:tab/>Und? Niemand von uns hat um diese Fähigkeit gebeten.</text:p>
      <text:p text:style-name="P6">Die anderen schütteln den Kopf.</text:p>
      <text:p text:style-name="P5">W2 (amused):<text:tab/>Nun, in eurem jetzigen Zustand könnt ihr das jedenfalls nur an Orten großer magischer Konzentration, die ihr ab jetzt besucht. Mit anderen Worten...</text:p>
      <text:p text:style-name="P5">WAR (thoughtful):<text:tab/>...nur dahinten bei dem ganzen Krempel.</text:p>
      <text:p text:style-name="P5">MAG*(sad):<text:tab/>Krempel würde ich das nicht unbedingt nennen.</text:p>
      <text:p text:style-name="P5"><text:soft-page-break/>W1 (surprised):<text:tab/>Ihr habt recht. Nur an dieser Stelle.</text:p>
      <text:p text:style-name="P5">PL(unhappy):<text:tab/>Es wird Zeit, dass wir mit diesem Windklaue reden. Scheint ja ein gewitztes Kerlchen zu sein.</text:p>
      <text:p text:style-name="P5">ARC(sneer):<text:tab/>Ist sicher nicht allzu gesund so gewitzt zu sein.</text:p>
      <text:p text:style-name="P5">W2 (unhappy):<text:tab/>Äh, ja, gut. Da der Weg nach vorne momentan versperrt ist, müssen wir wohl versuchen, durch das Gehege mit den neuen Experimenten zu kommen. Es gibt da eine Hintertür für die Fütterung und angeblich...</text:p>
      <text:p text:style-name="P5">W1 (surprised):<text:tab/>...hat sich der alte Feuerwirbel eine Geheimtür als Direktverbindung zur Küche eingebaut. </text:p>
      <text:p text:style-name="P5">W1 (happy)<text:tab/>Das könnte klappen! Aber die Viecher sind nicht ungefährlich.</text:p>
      <text:p text:style-name="P5">W2(sneer):<text:tab/>Das sind doch nur diese Schnecklinge.</text:p>
      <text:p text:style-name="P5">W1(disgust):<text:tab/>Na, ich weiß ja nicht... ich hab keine Lust, nur wegen so einem schleimigen Feueratem drei Wochen das Bett zu hüten.</text:p>
      <text:p text:style-name="P5">PRI(unhappy):<text:tab/>Bei Harad! Das kann man sich ja unmöglich antun. Gebt uns unsere Waffen und wir kümmern uns darum.</text:p>
      <text:p text:style-name="P5">W2 (thoughtful):<text:tab/>Nun, da habt Ihr nicht unrecht...</text:p>
      <text:p text:style-name="P5">W1 (thoughtful):<text:tab/>In Anbetracht der schwierigen Umstände können wir das wohl machen. Hier.</text:p>
      <text:p text:style-name="P6">Jedem Partymitglied wird die Startwaffe ins Inventar gelegt.</text:p>
      <text:p text:style-name="P5">WAR(surprised):<text:tab/>Was soll das denn sein? </text:p>
      <text:p text:style-name="P5">WAR(warcry)<text:tab/>Wo ist meine Waffe?!!</text:p>
      <text:p text:style-name="P5">W1 (aloof):<text:tab/>Ähm... Lord Magister Windklaue befürchtete, dass es zu einer Situation kommen könnte, in der ihr auf, äh, Waffengewalt zurückgreifen müsst. Deswegen hat er uns diese hier mitgegeben.</text:p>
      <text:p text:style-name="P5">W2 (aloof):<text:tab/>Ihr versteht sicherlich, dass ihr hier nicht mit ungeprüften Waffen umher laufen könnt.</text:p>
      <text:p text:style-name="P5">WAR(threaten):<text:tab/>Langsam fangt ihr an zu nerven.</text:p>
      <text:p text:style-name="P5">ARC(unhappy):<text:tab/>Woran hat der eigentlich nicht gedacht? Der ist doch eindeutig paranoid.</text:p>
      <text:p text:style-name="P5">W2 (aloof):<text:tab/>Ihr... könnt euch noch erinnern, wie man eine Waffe benutzt richtig? Uns wurde gesagt, dass die ersten Minuten sind, als trete man zum ersten Mal in die Welt.</text:p>
      <text:p text:style-name="P5">==&gt;Inventartutorial?</text:p>
      <text:p text:style-name="P5">&lt;Ja&gt;</text:p>
      <text:p text:style-name="P5">W1 (normal):<text:tab/>Zuerst müsst Ihr euer Inventar öffnen. Dies tut ihr standardmäßig mit der 'i'-Taste. Alternativ könnt ihr auch auf den Inventarknopf unten in der Statusleiste drücken. Im Inventar seht ihr dann Eure Gegenstände. Sie sind unterteilt nach ihrer Größe. Die Waffe, die Ihr gerade erhalten habt ist ein mittelgroßer Gegenstand und befindet sich deshalb im mittleren Feld. Klickt die Waffe mit der linken Maustaste an und klickt danach auf das Waffenfeld in Eurer Ausrüstung über dem Inventar. Und schon habt ihr sie angelegt.</text:p>
      <text:p text:style-name="P5">&lt;/Ja&gt;</text:p>
      <text:p text:style-name="P6">Die Tür sollte sich nur öffnen, wenn zumindest der PL eine Waffe angelegt hat.</text:p>
      <text:p text:style-name="P5">W1 (surprised):<text:tab/>Aber wir ihr kämpft wisst ihr doch noch, oder?</text:p>
      <text:p text:style-name="P5">PL(bored):<text:tab/>(lakonisch) Reingehen, anklicken, töten. Das vergisst man niemals als Gezeichneter.</text:p>
      <text:p text:style-name="P5">W2(surprised):<text:tab/>(leise zu W1) Anklicken?</text:p>
      <text:p text:style-name="P5">W1(thoughtful):<text:tab/>(leise zurück) Keine Ahnung, der Lord Magister hat gesagt, die verstehen das schon.</text:p>
      <text:p text:style-name="P5">WAR(excited):<text:tab/>Lasst uns diese Experimente das Fürchten lehren!</text:p>
      <text:p text:style-name="P5">[ARC(thoughtful):<text:tab/>Ich hoffe, die haben auch eine Seele.</text:p>
      <text:p text:style-name="P5">PRI(happy):<text:tab/>Keine Sorge. Selbst ein Golem hat eine. Da werden die Dinger keine Ausnahme sein.]</text:p>
      <text:p text:style-name="P5">W1 (happy):<text:tab/>Sehr gut, haltet uns einfach diese Dinger vom Hals, während wir versuchen die Luke zu <text:s/>öffnen.</text:p>
      <text:p text:style-name="P5"><text:soft-page-break/>W2 (disgust):<text:tab/>Ich geh da nicht rein, wenn die Viecher noch auf freiem Fuß sind!</text:p>
      <text:p text:style-name="P24">Die Wachen gehen nach drinnen, sobald die Helden genug Feuerschnecken getötet haben um einen Levelup zu bekommen.</text:p>
      <text:p text:style-name="P5">W2(disgust):<text:tab/>Ihh, die Dinger sind echt widerlich.</text:p>
      <text:p text:style-name="P5">ANY(sneer):<text:tab/>Was seid ihr denn für Mimosen?</text:p>
      <text:p text:style-name="P5">W2(threaten):<text:tab/>Suchst du Streit, du Schwächling?!</text:p>
      <text:p text:style-name="P5">W1(thoughtful):<text:tab/>Warte mal, irgendwie sind sie stärker geworden.</text:p>
      <text:p text:style-name="P5">PL(excited):<text:tab/>(Lacht) Euer Hexenkram mag uns ja geschwächt haben, aber mit jedem getöteten Wesen nehmen wir einen Teil seiner Kraft auf und werden stärker.</text:p>
      <text:p text:style-name="P5">ANY(grin):<text:tab/>(zu W1) Überleg dir also lieber, wen du hier Schwächling nennst!</text:p>
      <text:p text:style-name="P5">W1 (thoughtful):<text:tab/>Hm, stimmt der Lord Magister hat gesagt, das so etwas passieren kann. Wisst ihr auch, wie ihr diese Kraft in vernünftige Fähigkeiten umwandelt?</text:p>
      <text:p text:style-name="P5"/>
      <text:p text:style-name="P5">==&gt; Sollen die Wachen etwas über den Level up erklären?</text:p>
      <text:p text:style-name="P5">&lt;ja&gt;</text:p>
      <text:p text:style-name="P5">W1: <text:tab/>Ihr könnt jedes Mal eure Attribute verbessern und von Zeit zu Zeit habt ihr sogar genug Energie für eine neue Fähigkeit.</text:p>
      <text:p text:style-name="P5">W2:<text:tab/>Ja genau, das war doch das, mit dem großen Plus in der linken unteren Ecke. Klickt einfach darauf und verteilt dann im Attributfenster oben rechts eure Fähigkeiten Punkte.</text:p>
      <text:p text:style-name="P5">W1:<text:tab/>Genau, und den Fähigkeitenpunkte könnt ihr im „Fähigkeitenfenster“ verteilen. Der Lord Magister hat gesagt, dass ihr die aus drei verschiedenen Kategorien wählen könnt.</text:p>
      <text:p text:style-name="P5">W2(thoughtful):<text:tab/>In Abhängigkeit von eurer... Charaktermasse</text:p>
      <text:p text:style-name="P5">W1(unhappy):<text:tab/>Charakterklasse.</text:p>
      <text:p text:style-name="P5">W2 (surprised):<text:tab/>Oh, genau!</text:p>
      <text:p text:style-name="P5">PRI(thoughtful):<text:tab/>Ich frage mich, woher dieser Soren so viel über die Gezeichneten weiß...</text:p>
      <text:p text:style-name="P5">WAR*(unhappy):<text:tab/>Magier sind äußerst merkwürdig. Alle.</text:p>
      <text:p text:style-name="P5">MAG*(sneer):<text:tab/>Besser merkwürdig als...<text:tab/> <text:s text:c="2"/></text:p>
      <text:p text:style-name="P5">&lt;/ja&gt;</text:p>
      <text:p text:style-name="P6">Der Boden wackelt und entfernt gibt es eine weitere Explosion.</text:p>
      <text:p text:style-name="P5">W1(fear):<text:tab/>Dieses Verdammte Ding. Ich hoffe die Wände halten.</text:p>
      <text:p text:style-name="P5">W2 (fear):<text:tab/>Verteilt schnell euren neuen Punkte und dann nichts wie weg von hier.</text:p>
      <text:p text:style-name="Standard"><text:span text:style-name="Absatz-Standardschriftart"><text:span text:style-name="T4">Sobald die Helden ihre Punkte verteilt haben, öffnen die Wachen die Luke und es geht weiter. Ein paar Feuerschnecken (mutiert) sind auch in diesem Bereich des Konzils(</text:span></text:span><text:span text:style-name="Absatz-Standardschriftart"><text:span text:style-name="T9">locBackroute3</text:span></text:span><text:span text:style-name="Absatz-Standardschriftart"><text:span text:style-name="T4">). Sie kriechen in den Versorgungskanal(</text:span></text:span><text:span text:style-name="Absatz-Standardschriftart"><text:span text:style-name="T9">slugEscape</text:span></text:span><text:span text:style-name="Absatz-Standardschriftart"><text:span text:style-name="T4"> in NOCOLLISION) nach </text:span></text:span><text:span text:style-name="Absatz-Standardschriftart"><text:span text:style-name="T9">locMutantSlugs</text:span></text:span><text:span text:style-name="Absatz-Standardschriftart"><text:span text:style-name="T4">. Auslösen bei </text:span></text:span><text:span text:style-name="Absatz-Standardschriftart"><text:span text:style-name="T9">locBackroute2</text:span></text:span><text:span text:style-name="Absatz-Standardschriftart"><text:span text:style-name="T4">.</text:span></text:span></text:p>
      <text:p text:style-name="P5">PL (unhappy):<text:tab/>Noch mehr von den Viechern?</text:p>
      <text:p text:style-name="P5">W1(digust):<text:tab/>Uäks! Die scheinen irgendwie ausgebrochen zu sein. Hoffentlich vermehren die sich nicht in den Felsspalten.</text:p>
      <text:p text:style-name="P5">MAG*(grin):<text:tab/>Habt ihr schon mal was von Sicherheitsvorkehrungen gehört?</text:p>
      <text:p text:style-name="P5">W2 (thoughtful):<text:tab/>Da hinten muss irgendwo die Geheimtür sein.</text:p>
      <text:p text:style-name="P5">ARC(disgust):<text:tab/>Ihr wisst gar nicht sicher, ob sie da ist?</text:p>
      <text:p text:style-name="P5">W1(threaten):<text:tab/>Ich verbringe meine Zeit nicht damit, durch Küchengänge zu kriechen, Verfluchter!</text:p>
      <text:p text:style-name="P5">PRI(angry):<text:tab/>Das heißt korrekt Gezeichneter. Du willst ja auch nicht Ernte genannt werden, oder?</text:p>
      <text:p text:style-name="P5">W1(fear): <text:tab/>Schon gut, schon gut!</text:p>
      <text:p text:style-name="Standard"><text:span text:style-name="Absatz-Standardschriftart"><text:span text:style-name="T4">W1 und W2 gehen zu <text:s/></text:span></text:span><text:span text:style-name="Absatz-Standardschriftart"><text:span text:style-name="T9">locBackroute3 </text:span></text:span><text:span text:style-name="Absatz-Standardschriftart"><text:span text:style-name="T4">und warten dort auf die Party. Wenn der erste Spieler die Gangmitte erreicht(</text:span></text:span><text:span text:style-name="Absatz-Standardschriftart"><text:span text:style-name="T9">areaDanger</text:span></text:span><text:span text:style-name="Absatz-Standardschriftart"><text:span text:style-name="T4">) kriechen aus dem Abgrund insgesamt 8 (+ etliche in Abhängigkeit von der Anzahl der Spieler[ich persönlich würde das nicht machen, Steffen]) mutantSlugs(locDanger1-5; bei 1 und 5 jeweils nur eine, ansonsten immer 2 Schnecken in </text:span></text:span><text:soft-page-break/><text:span text:style-name="Absatz-Standardschriftart"><text:span text:style-name="T4">geringem Abstand hintereinander. Damit das gut funktioniert sollte es eine Cutscene sein, die aufhört, wenn die Schnecken in Position sind. &gt; im laufe des Kampfes können ruhig auch ein paar kommen, ein bisschen Zeitverzögerung ist nicht schlecht.)</text:span></text:span></text:p>
      <text:p text:style-name="P5"/>
      <text:p text:style-name="P6">Nachdem die Schnecken tot sind.</text:p>
      <text:p text:style-name="P10">PL(amused)<text:tab/>Das sollte die letzte gewesen sein.</text:p>
      <text:p text:style-name="P10">W2 (disgust)<text:tab/>Was für ein Gemetzel.</text:p>
      <text:p text:style-name="P10">W1 (thoughtful)<text:tab/>Wirklich etwas stillos.</text:p>
      <text:p text:style-name="P10">WAR* (threaten)<text:tab/>Suchst du Streit?!</text:p>
      <text:p text:style-name="P1"><text:span text:style-name="Absatz-Standardschriftart"><text:span text:style-name="T5">W1 (aloof)</text:span></text:span><text:span text:style-name="Absatz-Standardschriftart"><text:span text:style-name="T5"><text:tab/></text:span></text:span><text:span text:style-name="Absatz-Standardschriftart"><text:span text:style-name="T2">Habt ihr eigentlich daran gedacht, eure mächtigen Fähigkeiten einzusetzen? Der Lord Magister meinte, ihr könnt wesentlich mehr als nur stumpfsinnig auf die Gegner einzuschlagen.</text:span></text:span></text:p>
      <text:p text:style-name="P5">MAG (surperised)<text:tab/>Tatsächlich?</text:p>
      <text:p text:style-name="P5">==&gt; Sollen die Wachen etwas über das Skillsystem erklären?</text:p>
      <text:p text:style-name="P5">&lt;ja&gt; </text:p>
      <text:p text:style-name="P5"><text:tab/>Erklärung der Skills. Beinhaltet, dass sie einen Sekundärskill asgewählt haben.</text:p>
      <text:p text:style-name="P5">&lt;/ja&gt;</text:p>
      <text:p text:style-name="P5">&lt;nein&gt;</text:p>
      <text:p text:style-name="P5">ARC(sneer):<text:tab/>Keine Sorge, [wir sind/ich bin] schon fast wieder auf der vollen Höhe.</text:p>
      <text:p text:style-name="P5">&lt;/nein&gt;</text:p>
      <text:p text:style-name="P22"/>
      <text:p text:style-name="P5">W1(happy):<text:tab/>Sehr gut. Die Geheimtür ist hier hinten.</text:p>
      <text:p text:style-name="P5">W2(thoughtful):<text:tab/>Warte mal. Am Ende hat der alte Knacker noch eine Falle angebaut.</text:p>
      <text:p text:style-name="P5">W1(surprised):<text:tab/>Stimmt auch wieder. Am besten, [einer von euch macht/du machst] das. Da kann wenigstens nichts schlimmes passieren. Einfach auf die Tür klicken und sehen, was passiert.</text:p>
      <text:p text:style-name="P5">ARC(unhappy):<text:tab/>Klar, schick den Gezeichneten vor.</text:p>
      <text:p text:style-name="P5"/>
      <text:p text:style-name="Standard"><text:span text:style-name="Absatz-Standardschriftart"><text:span text:style-name="T4">Nachdem die Tür offen ist, gehen W1 und W2 zu </text:span></text:span><text:span text:style-name="Absatz-Standardschriftart"><text:span text:style-name="T9">locBackroute4</text:span></text:span><text:span text:style-name="Absatz-Standardschriftart"><text:span text:style-name="T4"> (bei mehr als vier Spielern sollten sie vielleicht kurzzeitig in NOCOLLISION verschoben werden)und warten darauf, dass einer der Helden in die Area </text:span></text:span><text:span text:style-name="Absatz-Standardschriftart"><text:span text:style-name="T9">areaSkills</text:span></text:span><text:span text:style-name="Absatz-Standardschriftart"><text:span text:style-name="T4"> tritt. Die Party wird bei locPartySkills versammelt.</text:span></text:span></text:p>
      <text:p text:style-name="P5">W1 (happy):<text:tab/>Gut, <text:s/>Feuerwirbel ist nicht da. </text:p>
      <text:p text:style-name="P5">W2 (thoughtful):<text:tab/>Woran forscht der hier eigentlich die ganze Zeit? Die Blumen da können doch nicht im Sinne des Konzils und Akerans sein.</text:p>
      <text:p text:style-name="P5">MAG(sneer):<text:tab/>Ich bin sicher, dahinter steckt mehr, als das Auge sieht. Ein Apfelelementar zum Beispiel.</text:p>
      <text:p text:style-name="P5">W2(amused):<text:tab/>Zuzutrauen wäre es ihm jedenfalls.</text:p>
      <text:p text:style-name="P5">W1 (unhappy):<text:tab/>Spaß bei Seite! Wir müssen weiter. </text:p>
      <text:p text:style-name="P5"/>
      <text:p text:style-name="Standard"><text:span text:style-name="Absatz-Standardschriftart"><text:span text:style-name="T4">W1 und W2 gehen weiter zu locBackroute5 und warten dort. Wenn der erste Held </text:span></text:span><text:span text:style-name="Absatz-Standardschriftart"><text:span text:style-name="T9">seeLouseArea</text:span></text:span><text:span text:style-name="Absatz-Standardschriftart"><text:span text:style-name="T4"> betritt, wird die Party bei </text:span></text:span><text:span text:style-name="Absatz-Standardschriftart"><text:span text:style-name="T9">locPartyLib</text:span></text:span><text:span text:style-name="Absatz-Standardschriftart"><text:span text:style-name="T4"> versammelt. W1 geht vor, öffnet die Tür(</text:span></text:span><text:span text:style-name="Absatz-Standardschriftart"><text:span text:style-name="T10">doorLibrary</text:span></text:span><text:span text:style-name="Absatz-Standardschriftart"><text:span text:style-name="T4">) und tritt auf den Gang(</text:span></text:span><text:span text:style-name="Absatz-Standardschriftart"><text:span text:style-name="T9">locBackroute6</text:span></text:span><text:span text:style-name="Absatz-Standardschriftart"><text:span text:style-name="T4">), während die Gezeichneten mit W2 noch stehen bleiben und frotzeln.</text:span></text:span></text:p>
      <text:p text:style-name="Standard"/>
      <text:p text:style-name="P5">PL(unhappy):<text:tab/>Bei den ganzen Mistviechern, die hier frei in der Gegend rumspringen glaube ich fast, die wollen [uns/mich]nur als Kammerjäger...</text:p>
      <text:p text:style-name="Standard"><text:span text:style-name="Absatz-Standardschriftart"><text:span text:style-name="T4">Der Behemoth(</text:span></text:span><text:span text:style-name="Absatz-Standardschriftart"><text:span text:style-name="T9">locBehemothRaid</text:span></text:span><text:span text:style-name="Absatz-Standardschriftart"><text:span text:style-name="T4">) zerstört die Tür(</text:span></text:span><text:span text:style-name="Absatz-Standardschriftart"><text:span text:style-name="T10">doorBehemothNorth</text:span></text:span><text:span text:style-name="Absatz-Standardschriftart"><text:span text:style-name="T3">) und tötet den Wächter bei</text:span></text:span><text:span text:style-name="Absatz-Standardschriftart"><text:span text:style-name="T2"> </text:span></text:span><text:span text:style-name="Absatz-Standardschriftart"><text:span text:style-name="T9">locDoorGuardNorth</text:span></text:span><text:span text:style-name="Absatz-Standardschriftart"><text:span text:style-name="T4">, der versucht zu entkommen mit einem Feuerball. Nach dem erfolglosen Versuch, durch die Tür in den Gang zu kommen, spuckt es vier Asseln aus, die sich auf den Weg nach Norden(</text:span></text:span><text:span text:style-name="Absatz-Standardschriftart"><text:span text:style-name="T9">locLouses</text:span></text:span><text:span text:style-name="Absatz-Standardschriftart"><text:span text:style-name="T3">) machen. </text:span></text:span></text:p>
      <text:p text:style-name="P23"/>
      <text:p text:style-name="P22">W1(surprised):<text:tab/>Ups.</text:p>
      <text:p text:style-name="P23"><text:soft-page-break/></text:p>
      <text:p text:style-name="Standard"><text:span text:style-name="Absatz-Standardschriftart"><text:span text:style-name="T3">W1 kommt zurück und verschließt die Tür wieder hinter sich. Die Arbeiter von </text:span></text:span><text:span text:style-name="Absatz-Standardschriftart"><text:span text:style-name="T9">locSlave4-</text:span></text:span><text:span text:style-name="Absatz-Standardschriftart"><text:span text:style-name="T8">6</text:span></text:span><text:span text:style-name="Absatz-Standardschriftart"><text:span text:style-name="T3"> </text:span></text:span><text:span text:style-name="Absatz-Standardschriftart"><text:span text:style-name="T4">gehen zu </text:span></text:span><text:span text:style-name="Absatz-Standardschriftart"><text:span text:style-name="T7">locWay3</text:span></text:span><text:span text:style-name="Absatz-Standardschriftart"><text:span text:style-name="T4"> und verschwinden in der Area </text:span></text:span><text:span text:style-name="Absatz-Standardschriftart"><text:span text:style-name="T9">fleeingSlaves.</text:span></text:span></text:p>
      <text:p text:style-name="Standard"/>
      <text:p text:style-name="P5">W2(unhappy):<text:tab/>Was für ein Tag. Wusstest du, dass das Ding auch noch kleine Monster spucken kann?</text:p>
      <text:p text:style-name="P5">W1(thoughtful):<text:tab/>Darüber hat der Lord Magister nichts gesagt...</text:p>
      <text:p text:style-name="P5">MAG(sneer):<text:tab/>Etwas, das nicht im Buch des allwissenden Luftpfote geschrieben steht?</text:p>
      <text:p text:style-name="P1"><text:span text:style-name="Absatz-Standardschriftart"><text:span text:style-name="T2">W1:(threaten):</text:span></text:span><text:span text:style-name="Absatz-Standardschriftart"><text:span text:style-name="T2"><text:tab/>Windklaue,</text:span></text:span><text:span text:style-name="Absatz-Standardschriftart"><text:span text:style-name="T2"> du </text:span></text:span><text:span text:style-name="Hervorhebung"><text:span text:style-name="T18">Häretiker</text:span></text:span><text:span text:style-name="Absatz-Standardschriftart"><text:span text:style-name="T2">!</text:span></text:span></text:p>
      <text:p text:style-name="P5">W2 (disgust):<text:tab/>Die Verfluchten freut das sicher noch, wenn sie alle Nase lang was zum Töten haben.</text:p>
      <text:p text:style-name="P5">ANY(threaten):<text:tab/>Wir sind Gezeichnete! Das ist viel schlimmer als ein Fluch.</text:p>
      <text:p text:style-name="P1"><text:span text:style-name="Absatz-Standardschriftart"><text:span text:style-name="T2">W1 (thoughtful):<text:tab/>Der mächtige </text:span></text:span>Akeran<text:span text:style-name="Absatz-Standardschriftart"><text:span text:style-name="T2"> hat sie wahrlich schlimm gestraft.</text:span></text:span></text:p>
      <text:p text:style-name="P5">PL (angry):<text:tab/>Verschone uns mit deinem Elementaristengelaber und gib den Weg frei!</text:p>
      <text:p text:style-name="P5">WAR* (bored):<text:tab/>[Wir sind/Ich bin] wohl wirklich [die/der] Kammerjäger.</text:p>
      <text:p text:style-name="P8"/>
      <text:p text:style-name="P8">Es folgt der Kampf gegen die Asseln. Der sollte schon etwas anspruchsvoller sein.</text:p>
      <text:p text:style-name="P23">doorBehemothWest und doorSlugFarm bleiben verschlossen, nachdem das Tutorial fertig ist. doorBehemothNorth bleibt zerstört</text:p>
      <text:list xml:id="list33422597" text:style-name="L2">
        <text:list-item>
          <text:h text:style-name="P39" text:outline-level="1">Szene</text:h>
        </text:list-item>
      </text:list>
      <text:p text:style-name="P1">Ort: Konzil der Elementarbeschwörer, Lobby (elCnlLobby)</text:p>
      <text:p text:style-name="P1"><office:annotation><dc:creator>Michael </dc:creator><dc:date>2009-05-18T00:00:00.07</dc:date><text:p>Ich werde zu jeder Szene dazuschreiben, in welcher Datei man sie findet. Könnte mit der Zeit ganz praktisch werden :-)</text:p></office:annotation>Datei: fortify_dwarfenfroward.xml</text:p>
      <text:p text:style-name="P1">Personen:</text:p>
      <text:p text:style-name="P1">Soren Windklaue(SW)<text:span text:style-name="Absatz-Standardschriftart"><text:span text:style-name="T14">(locSorenWindclaw)</text:span></text:span>, Rekrutierer für die Elementarbeschwörer</text:p>
      <text:p text:style-name="Standard">Wachen (W1 und W2)</text:p>
      <text:p text:style-name="P14"><text:tab/></text:p>
      <text:p text:style-name="Standard"><text:span text:style-name="Absatz-Standardschriftart"><text:span text:style-name="T20">Die Helden werden von den Wächtern W1 und W2 durch einen Gang</text:span></text:span><text:span text:style-name="Absatz-Standardschriftart"><text:span text:style-name="T15">(locWay3 bis locWay4)</text:span></text:span><text:span text:style-name="Absatz-Standardschriftart"><text:span text:style-name="T20"> geführt. Rechts und Links kann man aus dem Keller merkwürdige Geräusche hören und Magisch anmutende Dinge sehen.</text:span></text:span></text:p>
      <text:p text:style-name="P14"/>
      <text:p text:style-name="P16">MAG (bored):<text:tab/>Dieses Konzil ist auch nicht so besonders...</text:p>
      <text:p text:style-name="P1">WAR(unhappy):<text:tab/>[if MAG] (genervt) Na klar! Jetzt hast du wieder eine große Klappe.</text:p>
      <text:p text:style-name="P1">MAG(grin):<text:tab/>[if WAR] Warum gebe ich mich doch gleich mit deiner Gesellschaft ab?</text:p>
      <text:p text:style-name="P1">PL*:<text:tab/>Scht! Streiten könnt ihr euch später.</text:p>
      <text:p text:style-name="P1"/>
      <text:p text:style-name="P1">W1 (excited):<text:tab/>Endlich sind wir da!</text:p>
      <text:p text:style-name="P1"/>
      <text:p text:style-name="P28">Die Tür wird geöffnet und die Gruppe tritt in einen Art geheimen Verschwörungsraum. Das Licht ist reduziert und rötlich. Alles deutet auf schmerzhafte Experimente hin. Auf einem erhöhten Podest steht ein hoch gewachsener Magier mit dem Rücken zur Gruppe. Die Helden stutzen beim Betreten des Raumes. W2 Geht unbeirrt bis an das Geländer.</text:p>
      <text:p text:style-name="P1"/>
      <text:p text:style-name="P1">ANY* (panic):<text:tab/>(leise und leicht panisch) Spürt ihr das?!! Das fühlt sich an wie-</text:p>
      <text:p text:style-name="P1">PL (unhappy):<text:tab/>Scht!</text:p>
      <text:p text:style-name="P1">W2:<text:tab/>Mein Lord! Die... <text:span text:style-name="Absatz-Standardschriftart"><text:span text:style-name="T20">Gezeichneten </text:span></text:span>sind jetzt da.</text:p>
      <text:p text:style-name="P1">SW:<text:tab/>Sehr gut. </text:p>
      <text:p text:style-name="P15">Kurze Pause</text:p>
      <text:p text:style-name="P1">SW (aloof)<text:tab/>Eure Anwesenheit ist nicht länger von Nöten.</text:p>
      <text:p text:style-name="P1">W1(surprised):<text:tab/>Aber mein Lord, das sind-</text:p>
      <text:p text:style-name="P1">SW(threaten):<text:tab/>(der böse Blick) ...[im Klartext: er dreht sich zumindest zu der Gruppe um]</text:p>
      <text:p text:style-name="P1">W1(fear):<text:tab/>(geht einen Schritt rückwärts) Wie ihr es wünscht, verzeiht bitte.</text:p>
      <text:p text:style-name="P1"><text:soft-page-break/>W2 (fear):<text:tab/>(leise) Jetzt komm schon, der weiß was er tut.</text:p>
      <text:p text:style-name="P1"/>
      <text:p text:style-name="P1"><text:span text:style-name="Absatz-Standardschriftart"><text:span text:style-name="T20">Beide Wachen verschwinden aus dem Raum und schließen die Tür.</text:span></text:span></text:p>
      <text:p text:style-name="P14"/>
      <text:p text:style-name="P1">MAG(sneer):<text:tab/>Nette Hütte!</text:p>
      <text:p text:style-name="P1">WAR(thoughtful):<text:tab/>Naja, etwas unordentlich…</text:p>
      <text:p text:style-name="P1">WAR(grin):<text:tab/>um nicht zu sagen: schleimig.</text:p>
      <text:p text:style-name="P1">PRI*:<text:tab/>Diese Ritualgegenstände haben auch schon bessere Zeiten gesehen.</text:p>
      <text:p text:style-name="P1">SW:<text:tab/>Ja, sie haben mich gewarnt, dass ihr schwierig seid.</text:p>
      <text:p text:style-name="P1">WAR(surprised):<text:tab/>Schwierig?</text:p>
      <text:p text:style-name="P1">WAR(sneer): (<text:span text:style-name="T20">falls MAG existiert und MAG!=WAR</text:span>)<text:tab/>(<text:span text:style-name="T20">Deutet auf MAG</text:span>; <text:span text:style-name="Absatz-Standardschriftart"><text:span text:style-name="T14">Animation point</text:span></text:span>) Da gibst du dir solche Mühe und alles was dabei raus kommt ist „schwierig“.(<text:span text:style-name="Absatz-Standardschriftart"><text:span text:style-name="T14">Animation depoint</text:span></text:span>)</text:p>
      <text:p text:style-name="P1">MAG(unhappy):<text:tab/>Pft. Ich hätte große Lust den Laden abzufackeln.</text:p>
      <text:p text:style-name="P1">[</text:p>
      <text:p text:style-name="P1">ANY*(amused):<text:tab/>Bei den ganzen Waschlappen hier ist das doch kaum der Mühe wert.</text:p>
      <text:p text:style-name="P1">PL:<text:tab/>Wenn noch mehr von Riesendinger frei kommen könnte das ein paar Schwierigkeiten machen...</text:p>
      <text:p text:style-name="P1">ARC(grin):<text:tab/>Und die Chance ist recht hoch... die Monster hier haben schließlich alle ihren eigenen Kopf.</text:p>
      <text:p text:style-name="P1">PRI*:<text:tab/>Ich kenn da einen netten kleinen Bannspruch...</text:p>
      <text:p text:style-name="P1">]</text:p>
      <text:p text:style-name="P1">SW (bored):<text:tab/>Würdet ihr bitte kurz auf diesen Kristall sehen.</text:p>
      <text:p text:style-name="P28">Er hält einen Kristall <text:s/>in die Luft. Die Gruppe verstummt sofort und dreht sich in Richtung des Gegenstandes.</text:p>
      <text:p text:style-name="P1">ANY*(fear):<text:tab/>Ist das etwa ein... ?</text:p>
      <text:p text:style-name="P1">SW (grin):<text:tab/>Ganz recht. Es handelt sich um einen Kristall aus dem Herzen von Harads Hölle.</text:p>
      <text:p text:style-name="P1">PL(surprised):<text:tab/>Wie kann es sein, dass ihr noch am Leben seid?</text:p>
      <text:p text:style-name="P1">SW(grin):<text:tab/>In der Tat die richtige Frage.</text:p>
      <text:p text:style-name="P1">SW:<text:tab/>Mit einer Antwort, die euch von euren Leiden befreien wird. Bevor ich sie euch gebe, müsst ihr jedoch zuerst etwas für mich tun.</text:p>
      <text:p text:style-name="P1">ANY*(angry):<text:tab/>Möge Harad dich verfluchen.</text:p>
      <text:p text:style-name="P1">SW (unhappy):<text:tab/>Ts Ts. Wie unhöflich den Namen des Verfluchten in Akerans Hallen zu verwenden.</text:p>
      <text:p text:style-name="P1">PL (threaten):<text:tab/>Das ist eine verdammte Räuberhöhle.</text:p>
      <text:p text:style-name="P1">SW(bored):<text:tab/>Euch entgeht der eigentliche Punkt.</text:p>
      <text:p text:style-name="P1">SW(threaten):<text:tab/>Ihr solltet euch daran erinnern, dass es ganz an euch liegt wie lange ihr unter der vollkommen Knechtschaft des Totengottes stehen werdet.</text:p>
      <text:p text:style-name="P1">SW:<text:tab/>Erfüllt ihr meinen Auftrag zur Zufriedenheit Akerans und des Konzils, habe ich die Macht euch aus seine Klauen zu befreien. Für immer.</text:p>
      <text:p text:style-name="P1">SW(threaten):<text:tab/>Wenn nicht, dann...</text:p>
      <text:p text:style-name="P1">PL(bored):<text:tab/>Das kennen wir schon, also spart euch die langen Reden.</text:p>
      <text:p text:style-name="P1">ANY*(surprised):<text:tab/>(leise zu den anderen, ein Zwischenruf) Was?!! Der Fluch kann von uns genommen werden? Warum höre ich das erst jetzt?</text:p>
      <text:p text:style-name="P1">SW(grin):<text:tab/>(grinst) Wie ihr es wünscht. Doch ich sollte euch warnen, der Auftrag ist recht gefährlich und ihr werdet wahrscheinlich mehr als einmal sterben.</text:p>
      <text:p text:style-name="P1">PL:<text:tab/>Der Fluch von Harad muss ja irgend einen Vorteil haben.</text:p>
      <text:p text:style-name="P1">WAR(sad):<text:tab/>Bis auf die Schmerzen…</text:p>
      <text:p text:style-name="P1">MAG(sneer):(nur, falls MAG != WAR)<text:tab/>Selbst hier musst du noch jammern.</text:p>
      <text:p text:style-name="P1">SW:<text:tab/>(schüttelt unwillig den Kopf) Ihr seid in der Tat [ein Haufen] schwierig[er Gestalten].</text:p>
      <text:p text:style-name="P1"><text:soft-page-break/>MAG(threaten):<text:tab/>(laut zu PL) Langsam [macht er/machst du] mich wütend.</text:p>
      <text:p text:style-name="P1">PRI*(sad) (falls MAG != PRI*):<text:tab/>Friede!</text:p>
      <text:p text:style-name="P1"/>
      <text:p text:style-name="P1">SW(threaten):<text:tab/>Armselige Gestalt! Zuerst müsst [ihr/Ihr] ganz offensichtlich Manieren lernen.</text:p>
      <text:p text:style-name="P1">SW (aloof):<text:tab/>Betrachtet es einfach als kleine Gefälligkeit: Vor eurem eigentlichen Auftrag geht ihr als Verstärkung nach Zwergentrutz. Zeigt den Untoten dort, wer tatsächlich der Liebling des Totengottes ist. (lacht leise)</text:p>
      <text:p text:style-name="P1">PL (unhappy):<text:tab/>Das schmeckt wie Ausbeutung.</text:p>
      <text:p text:style-name="P1">PRI (thoughtful):<text:tab/>Außerdem folgen Nekromanten nicht Harad.</text:p>
      <text:p text:style-name="P1">ANY+(unhappy):<text:tab/>Unter allen miesen Ratten, für die ich die Kastanien aus dem Feuer geholt habe, rangiert dieser Robenwicht ziemlich weit an der Spitze.</text:p>
      <text:p text:style-name="P1">[</text:p>
      <text:p text:style-name="P1">WAR* (threaten):<text:tab/>Ich verstehe auch nicht, warum wir hier nach seiner Pfeife tanzen. Er ist doch schließlich-</text:p>
      <text:p text:style-name="P1">ANY* (warcry):<text:tab/>Nur ein Mensch!!</text:p>
      <text:p text:style-name="P1">]</text:p>
      <text:p text:style-name="P1">SW(normal):<text:tab/>Ihr verkennt ganz offensichtlich eure Position. Was denkt ihr wohl, was geschieht, wenn ihr in dieser Stadt erkannt werdet. Wir wissen alles über eure akeranverfluchte Art und niemand wäre dumm genug, euch zu töten, dass könnt ihr mir glauben.</text:p>
      <text:p text:style-name="P1"/>
      <text:p text:style-name="P1">==&gt; Weiter dem Magier Patzig kommen?</text:p>
      <text:p text:style-name="P1">&lt;Ja&gt;</text:p>
      <text:p text:style-name="P1">PL(angry):<text:tab/>Ihr haltet euch wohl für besonders mächtig und gerissen?</text:p>
      <text:p text:style-name="P1">MAG(thoughtful):<text:tab/>Sicherlich hat er sein Wissen hier irgendwo aufgeschrieben. Wir können danach suchen, sobald er tot ist.</text:p>
      <text:p text:style-name="P1">WAR(grin):<text:tab/>Eine günstige Gelegenheit. In der Tat.</text:p>
      <text:p text:style-name="P1">SW(bored):<text:tab/>(seufzt) Ja, sie haben mich auch davor gewarnt, dass so etwas geschehen könnte.</text:p>
      <text:p text:style-name="P1"><text:span text:style-name="Absatz-Standardschriftart"><text:span text:style-name="T20">Er beschwört einen kleinen Feuerelementar vor sich(</text:span></text:span><text:span text:style-name="Absatz-Standardschriftart"><text:span text:style-name="T9">locElemental</text:span></text:span><text:span text:style-name="Absatz-Standardschriftart"><text:span text:style-name="T20">) und hält einen weiteren Kristall in die Luft</text:span></text:span>.</text:p>
      <text:p text:style-name="P1">SW:<text:tab/>Mit diesem Kristall werde ich euch im Auge behalten und Anweisungen erteilen.</text:p>
      <text:p text:style-name="P1">SW(threaten):<text:tab/>Dieser einfache Elementar wird euch jetzt daran erinnern, dass Unsterblichkeit an diesem Ort wenig bedeutet.</text:p>
      <text:p text:style-name="P28">Die Gruppe kämpft gegen den Elementar. Es sollte ein schwerer Kampf sein, der aber schaffbar ist. Niemand stirbt, aber sobald die Chars auf 1% LE fallen, werden sie in einem Elementarkäfig gefangen, der jeden Handlungsspielraum unterbindet</text:p>
      <text:p text:style-name="P1">SW(angry):<text:tab/>Das war der schwächste Elementar, den ich beschwören konnte.</text:p>
      <text:p text:style-name="P1">SW(threaten):<text:tab/>Denkt immer daran. </text:p>
      <text:p text:style-name="P1">SW:<text:tab/>Nehmt etwas Gold und lasst euch bei Afshar<office:annotation><dc:creator>Kalimgard </dc:creator><dc:date>2009-11-23T14:58:10.09</dc:date><text:p text:style-name="P41"><text:span text:style-name="T21">Ist momentan mit einer Wegbeschreibung ins Camp ersetzt</text:span></text:p></office:annotation> ausrüsten. Er hat alles was ihr braucht. </text:p>
      <text:p text:style-name="P1"><text:span text:style-name="Absatz-Standardschriftart"><text:span text:style-name="T20">Jeder der Gruppe erhält 100 GM.</text:span></text:span></text:p>
      <text:p text:style-name="P1">ARC* (surprised):<text:tab/>Alles?</text:p>
      <text:p text:style-name="P1">SW (bored):<text:tab/>Ich kann nicht länger meine Zeit verschwenden. Der Prinz wird bald heiraten und es gibt noch einige Vorbereitungen zu treffen. Über diesen Kristall werde ich mit euch in Verbindung bleiben.</text:p>
      <text:p text:style-name="P1">ARC(sneer):<text:tab/>Natürlich. Ist sicherlich nicht wirklich vom göttlichsten Akeran erlaubt [unsere/meine] Kampfkraft zu erpressen.</text:p>
      <text:p text:style-name="P1">SW(angry):<text:tab/>Verschwindet endlich!</text:p>
      <text:p text:style-name="P1">&lt;/Ja&gt;</text:p>
      <text:p text:style-name="P1"/>
      <text:p text:style-name="P1"><text:soft-page-break/>&lt;Nein&gt;</text:p>
      <text:p text:style-name="P1">PL:<text:tab/>Natürlich. Wenn unsere Freiheit die Belohnung ist, werden wir alles in unserer Macht stehende tun, um erfolgreich zu sein.</text:p>
      <text:p text:style-name="P1">WAR(unhappy):<text:tab/>(leise) Das gefällt mir nicht.</text:p>
      <text:p text:style-name="P1">SW:<text:tab/>Nun gut. Ich muss mich jetzt um die Vorbereitungen für die bevorstehende Heirat des Prinzen kümmern. Es ist keine Zeit für weitere Erklärungen. Nehmt diesen Kristall und etwas Gold. Darüber werde ich euch zur rechten Zeit weitere Instruktionen senden. </text:p>
      <text:p text:style-name="P1"/>
      <text:p text:style-name="P1"/>
      <text:p text:style-name="P1"><text:span text:style-name="Absatz-Standardschriftart"><text:span text:style-name="T20">Jeder der Gruppe erhält 200 GM.</text:span></text:span><text:span text:style-name="Absatz-Standardschriftart"><text:span text:style-name="T20"><office:annotation><dc:creator>Kalimgard </dc:creator><dc:date>2009-06-24T00:00:00.09</dc:date><text:p>An den drei Positionen locGuard1, locGuard2 und locGuard3 muss es irgendwas geben, dass die Helden vom umher wandern abhält. Momentan können wir einfach Wachen nehmen, die einen nicht vorbei lassen, später ersetzen wir sie dann mit abgeschlossenen Türen.</text:p></office:annotation></text:span></text:span></text:p>
      <text:p text:style-name="P1">&lt;/Nein&gt;</text:p>
      <text:p text:style-name="P1"/>
      <text:p text:style-name="P27">Es gibt einen Fade und die Gruppe wird im Keller von Afshar wieder auftauchen. Kein unnötiges hin und her rennen.</text:p>
      <text:p text:style-name="P1"/>
      <text:p text:style-name="P1">=&gt;Hauptquest: Verstärke Zwergentrutz</text:p>
      <text:p text:style-name="P1"/>
      <text:list xml:id="list36484929" text:continue-numbering="true" text:style-name="L2">
        <text:list-item>
          <text:h text:style-name="P38" text:outline-level="1">Szene – in Bingen (u. A. Handelstutorial)</text:h>
        </text:list-item>
      </text:list>
      <text:p text:style-name="Text_20_body"/>
      <text:p text:style-name="Standard">Personen:<text:tab/>Nela <text:tab/><text:tab/><text:tab/>– Die junge Braut, </text:p>
      <text:p text:style-name="P30">Nelas Mutter [Mut] <text:s/></text:p>
      <text:p text:style-name="P30">Afshar <text:tab/><text:tab/>- Vater von Nela und Leiter des „Al Halam“ </text:p>
      <text:p text:style-name="P30">Malekh<text:tab/><text:tab/>- Sohn von Afshar</text:p>
      <text:p text:style-name="P31">Arbeiter [A1 - Ax]<text:tab/>- Arbeiter für Soren Windklaue unter dem Kommando von Afshar</text:p>
      <text:p text:style-name="P30">Vorarbeiter</text:p>
      <text:p text:style-name="Standard"/>
      <text:p text:style-name="P27">Die Helden sind frisch aus dem Konzil und stehen im Keller der Taverne „Al Halam“ – „großer Sternenhimmel“ im Stadtteil Bingen von Medair.</text:p>
      <text:p text:style-name="Standard"/>
      <text:p text:style-name="P1">MAG* (thoughtful):<text:tab/>Das riecht wie der Keller einer Taverne.</text:p>
      <text:p text:style-name="P1">WAR*(sneer):<text:tab/>Du kannst so was am Geruch erkennen?</text:p>
      <text:p text:style-name="P32">Leises Weinen und Schluchzen ist zu hören.</text:p>
      <text:p text:style-name="P1">PRI*: <text:tab/>Hört ihr das? Da weint jemand.</text:p>
      <text:p text:style-name="P33">ANY: <text:tab/>(<text:span text:style-name="Absatz-Standardschriftart"><text:span text:style-name="T19">zeigt in Richtung des Geräusches</text:span></text:span>) Ich glaube, das kommt von da drüben.</text:p>
      <text:p text:style-name="P32">Wenn die Gruppe dem Geräusch folgt und Nela anredet (15 sec.):</text:p>
      <text:p text:style-name="Standard">&lt;interlude&gt;</text:p>
      <text:p text:style-name="Standard"><text:tab/>ANY <text:s/>(<text:span text:style-name="Absatz-Standardschriftart"><text:span text:style-name="T19">vorzugsweise weiblich</text:span></text:span>)*:<text:tab/>Hey, was ist denn passiert?</text:p>
      <text:p text:style-name="Standard"><text:tab/>Nela:<text:tab/><text:tab/><text:tab/><text:tab/><text:tab/>Ich mag ihn nicht! </text:p>
      <text:p text:style-name="Standard">&lt;/ interlude&gt; <text:s/></text:p>
      <text:p text:style-name="P27">Mutter kommt herein. Die Helden übersieht sie.</text:p>
      <text:p text:style-name="P1">Mut (panic):<text:tab/>Beim Allmächtigen, Nela! Versteckst du dich schon wieder im Keller?! Jetzt komm endlich, die Leute warten!</text:p>
      <text:p text:style-name="P1">Nela (offendet):<text:tab/>Nein! Ich will nicht!</text:p>
      <text:p text:style-name="P1">Mut (warcry): <text:tab/>Oh du störrisches Kind, du kannst was erleben, wenn du nicht auf das hörst, was deine Eltern dir befehlen.</text:p>
      <text:p text:style-name="P32">Vater Afshar kommt völlig aufgelöst in den Raum. </text:p>
      <text:p text:style-name="P1">Afshar (panic):<text:tab/>Weib! Das ist ein <text:span text:style-name="Absatz-Standardschriftart"><text:span text:style-name="T19">geheimer</text:span></text:span> Lagerraum, du hast hier nichts verloren!</text:p>
      <text:p text:style-name="P1">Mut (fear):<text:tab/>Was soll ich denn machen? Die ganze Hochzeitsgesellschaft ist schon da und <text:soft-page-break/>wartet!</text:p>
      <text:p text:style-name="P1">Afshar (angry):<text:tab/>Ich hab schon tausendmal gesagt: (<text:span text:style-name="Absatz-Standardschriftart"><text:span text:style-name="T19">holt aus, um sie zu schlagen</text:span></text:span>) Du hast hier nichts-</text:p>
      <text:p text:style-name="P1">ANY* (aloof):<text:tab/>Wo ist eigentlich das Problem?</text:p>
      <text:p text:style-name="P33">Afshar:<text:tab/>(<text:span text:style-name="Absatz-Standardschriftart"><text:span text:style-name="T19">lässt sofort die Hand sinken</text:span></text:span>) Bei Akenor, habt ihr mich erschreckt!</text:p>
      <text:p text:style-name="P1">Mut (panic):(<text:span text:style-name="Absatz-Standardschriftart"><text:span text:style-name="T19">panisch</text:span></text:span>)Nela! Geh von den Leuten weg!</text:p>
      <text:p text:style-name="P1">Afshar:(happy)<text:tab/>Lass nur Weib, das geht schon in Ordnung. </text:p>
      <text:p text:style-name="P1">Afshar(excited)<text:tab/>(<text:span text:style-name="Absatz-Standardschriftart"><text:span text:style-name="T19">Zu den Helden</text:span></text:span>) Der Lordmagister hat euch schon angemeldet. Kommt, ich soll euch gute Ausrüstung für eure Mission geben.</text:p>
      <text:p text:style-name="P33">ANY*:<text:tab/>(<text:span text:style-name="Absatz-Standardschriftart"><text:span text:style-name="T19">Reicht die freundlich die Hand zu Nela</text:span></text:span>) Komm Nela, wir gehen nach oben. <text:tab/> </text:p>
      <text:p text:style-name="P1">Nela:<text:tab/>Nein! Ich will nicht heiraten! (sie rennt weg, die Mutter folgt ihr)</text:p>
      <text:p text:style-name="P33">Afshar:<text:tab/>(<text:span text:style-name="Absatz-Standardschriftart"><text:span text:style-name="T19">lacht gutmütig</text:span></text:span>) Bitte verzeiht meiner Tochter, sie ist jung.</text:p>
      <text:p text:style-name="P1">PRI* (unhappy):<text:tab/>Nicht etwas zu jung für eine Hochzeit?</text:p>
      <text:p text:style-name="P1">Afshar (happy):<text:tab/>(<text:span text:style-name="Absatz-Standardschriftart"><text:span text:style-name="T19">lacht</text:span></text:span>) Aber nein, so ist es der Brauch. Doch habt keine Angst, sie werden erst in einige Jahren zusammen ziehen. Wenn ihr mir bitte folgen wollt.</text:p>
      <text:p text:style-name="P33"/>
      <text:p text:style-name="P32">Die Helden folgen ihm, draußen auf dem Gang sind einige Arbeiter in der Kleidung der Hin-Fajar dabei schwere Kisten einzustapeln. </text:p>
      <text:p text:style-name="P33"/>
      <text:p text:style-name="P33">Einwurf: A1:<text:tab/>Das sind ja Ungläubige!</text:p>
      <text:p text:style-name="P33">Einwurf: Vorarbeiter:<text:tab/>Sei still und pack an!</text:p>
      <text:p text:style-name="P33"/>
      <text:p text:style-name="P32">Afshar geht mit ihnen in eine Ecke des Raumes.</text:p>
      <text:p text:style-name="P33"/>
      <text:p text:style-name="P33">Afshar:<text:tab/>Hier könnt ihr alles bekommen, was euer Herz begehrt. (<text:span text:style-name="Absatz-Standardschriftart"><text:span text:style-name="T19">geschäftstüchtig</text:span></text:span>) Wenn ihr darüber hinaus noch Wünsche habt, kann euch mein Sohn Malekh auch etwas aus meinem privaten Bestand verkaufen. </text:p>
      <text:p text:style-name="P33">ARC*:<text:tab/>Dieser Windhaue rüstet uns kostenlos aus?</text:p>
      <text:p text:style-name="P33">Afshar:<text:tab/>So ist es, alles was ihr tragen könnt steht zu eurer Verfügung.</text:p>
      <text:p text:style-name="P32">Einer der Arbeiter kommt und will mit Afshar reden. </text:p>
      <text:p text:style-name="P33">ARC*:<text:tab/>(<text:span text:style-name="Absatz-Standardschriftart"><text:span text:style-name="T19">Aufgeregt</text:span></text:span>) Wahnsinn! Ein großzügiger Auftraggeber.</text:p>
      <text:p text:style-name="P33">PRI*:<text:tab/>Du hast die Wahre noch nicht gesehen…</text:p>
      <text:p text:style-name="P33">A2:<text:tab/>Afshar, da will dich jemand sprechen.</text:p>
      <text:p text:style-name="P33">Afshar:<text:tab/>Nicht jetzt Mann, du siehst doch, dass ich mich um die Leute kümmern muss!</text:p>
      <text:p text:style-name="P33">A2:<text:tab/>Aber es ist Jussuff, er sagt er ist jetzt doch bereit den doppelten Preis für Nela zu bezahlen, wenn du sie doch ihm gibst</text:p>
      <text:p text:style-name="P33">Afshar:<text:tab/>(<text:span text:style-name="Absatz-Standardschriftart"><text:span text:style-name="T19">nachdenklich</text:span></text:span>) oh… (<text:span text:style-name="Absatz-Standardschriftart"><text:span text:style-name="T19">Zu den Helden</text:span></text:span>) Es ist euch doch sicher recht, wenn ich kurz verschwinde. Ich muss mit einem wichtigen Geschäftspartner reden. </text:p>
      <text:p text:style-name="P33">(<text:span text:style-name="Absatz-Standardschriftart"><text:span text:style-name="T19">Bevor jemand antworten kann</text:span></text:span><text:span text:style-name="Absatz-Standardschriftart"><text:span text:style-name="T19"> ist er mt A2 schon auf dem Weg</text:span></text:span>.)</text:p>
      <text:p text:style-name="P33">MAG:<text:tab/>Was für ein komischer Kautz.</text:p>
      <text:p text:style-name="P33">ARC*:<text:tab/>He He. Mal sehen was er hier so rumliegen hat.</text:p>
      <text:p text:style-name="P33">WAR:<text:tab/>Ist das hier noch Medair oder schon die südliche Wüste?</text:p>
      <text:p text:style-name="P33">ANY*:<text:tab/>Ich nehme an, dass wir im Stadtteil Bingen sind, der ist dafür bekannt, dass es dort mittlerweile mehr Wüstenbewohner gibt als Aisener.</text:p>
      <text:p text:style-name="P33">WAR:<text:tab/>(<text:span text:style-name="Absatz-Standardschriftart"><text:span text:style-name="T19">nachdenklich</text:span></text:span>) hm…</text:p>
      <text:p text:style-name="P33">ARC*:<text:tab/>Ey! Schaut mal hier. Das ist doch ein Oktogon! (<text:span text:style-name="Absatz-Standardschriftart"><text:span text:style-name="T19">schiebt in Windeseile eine Kiste beiseite</text:span></text:span>)</text:p>
      <text:p text:style-name="P33">MAG*:<text:tab/>Tatsächlich, das muss ein sehr altes Gebäude sein. (begutachtet es etwas genauer.) Das Siegel ist sogar noch intakt… (Drückt auf einen Fels und das Tor flammt Blau auf.)</text:p>
      <text:p text:style-name="P33">ARC*<text:tab/>(<text:span text:style-name="Absatz-Standardschriftart"><text:span text:style-name="T19">springt überrascht zurück.</text:span></text:span>) Wow.</text:p>
      <text:p text:style-name="P33">MAG*:<text:tab/>(<text:span text:style-name="Absatz-Standardschriftart"><text:span text:style-name="T19">mit gespielter Teilnamslosigkeit</text:span></text:span>) Leider ist das eines von den verschlüsselten. </text:p>
      <text:p text:style-name="P33">WAR*:<text:tab/>Ihr verschwendet unsere Zeit! Lasst uns was von dem Zeug hier einpacken und dann in den Norden gehen. Ich habe nicht so große Lust ewig für dieses Eckelpacket zu arbeiten.</text:p>
      <text:p text:style-name="P33"><text:soft-page-break/>ARC*:<text:tab/>Mann hast du das eben nicht gehört?! Das ist ein verschlüsseltes Oktogon!!!</text:p>
      <text:p text:style-name="P33">WAR*:<text:tab/>Und?</text:p>
      <text:p text:style-name="P33">ARC*:<text:tab/>Das bedeutet Schätze!</text:p>
      <text:p text:style-name="P33"/>
      <text:p text:style-name="P33">Die Sache mit den Oktogonen: Wenn man das Rätsel löst, kommt man in einen Raum oder Extradungeon, mit ein Paar Monstern und einem mehr oder weniger wertvollen Schatz (Empfehlung ist, dass er eher wertvoller ist.)</text:p>
      <text:p text:style-name="P33"/>
      <text:p text:style-name="P32">Bevor die Helden den Raum verlassen:</text:p>
      <text:p text:style-name="P33"/>
      <text:p text:style-name="P33"><text:span text:style-name="Absatz-Standardschriftart"><text:span text:style-name="T19">Mutter läuft mit der immer noch weinenden Nela an der Hand durch den Raum</text:span></text:span>.</text:p>
      <text:p text:style-name="P33">ANY*:<text:tab/>Sie weint immer noch.</text:p>
      <text:p text:style-name="P33">PRI:<text:tab/>Sie scheint nicht besonders glücklich über die Hochzeit zu sein.</text:p>
      <text:p text:style-name="P33">WAR:<text:tab/>Ich hab mal eine Weile bei den Wüstenbewohnern gearbeitet, die Bräute werden dort selten nach ihrer Meinung gefragt.</text:p>
      <text:p text:style-name="P33">MAG:<text:tab/>Du meinst „nie“ oder?</text:p>
      <text:p text:style-name="P33">WAR:<text:tab/>Ist es möglich, dass du immer alles besser weißt?</text:p>
      <text:p text:style-name="P33">MAG:<text:tab/>Bei dir ist das nicht so schwer.</text:p>
      <text:p text:style-name="P33"/>
      <text:p text:style-name="P33">Wenn sie den Ausrüstungsraum verlassen:</text:p>
      <text:p text:style-name="P33"/>
      <text:p text:style-name="P33">PL:<text:tab/>Also gut, suchen wir das Söldnerlager und gehen mit auf den Tross nach Norden.</text:p>
      <text:p text:style-name="P33">ANY:<text:tab/>Ich bin froh, dass wir hier weg sind.</text:p>
      <text:p text:style-name="P33">ARC:<text:tab/>[<text:span text:style-name="Absatz-Standardschriftart"><text:span text:style-name="T19">Wenn das Oktogon geplündert wurde</text:span></text:span>] Ja, ich glaube nicht, dass es mehr zu holen gibt.</text:p>
      <text:p text:style-name="Text_20_body"/>
      <text:list xml:id="list36476215" text:continue-numbering="true" text:style-name="L2">
        <text:list-item>
          <text:h text:style-name="P38" text:outline-level="1">Szene <text:s/>- Hintergasse, Einführung Kommunikationskristall</text:h>
        </text:list-item>
      </text:list>
      <text:p text:style-name="P17">Ort:<text:tab/>Hintergassen von Medair (medBackalley)</text:p>
      <text:p text:style-name="P17">Datei: scene2.xml</text:p>
      <text:p text:style-name="P17">Personen: SW im Kristall</text:p>
      <text:p text:style-name="P17"/>
      <text:p text:style-name="P17">&lt;Solo&gt;</text:p>
      <text:p text:style-name="P17">PL(thoughtful): (Dieser Windklaue ist irgendwie seltsam. Er weiß zu viel. Und er hat einen echten Stein aus Harads Hölle. Und dieser Kristall, den er mir untergejubelt hat...)</text:p>
      <text:p text:style-name="P18">Der Komkristall erscheint.</text:p>
      <text:p text:style-name="P19">PL(thoughtful):<text:tab/>Hm... ich werde einfach mal nach Feinden des Konzils Ausschau halten und diese Beschwörer-Wichtel auseinander nehmen.(grin) Das sollte nicht so schwer sein.</text:p>
      <text:p text:style-name="P19">SW(aloof):<text:tab/>Das glaubst auch nur du, Gezeichneter!</text:p>
      <text:p text:style-name="P19">PL(sneer):<text:tab/>Wie ich es mir dachte. Keine schönen Angewohnheiten, die du da hast, Luftpfote...</text:p>
      <text:p text:style-name="P19">SW(angry):<text:tab/>Windklaue! Und gewöhn dich besser daran, überwacht zu werden. Ich bin kein Idiot.</text:p>
      <text:p text:style-name="P19">PL(grin):<text:tab/>Aber allwissend bist du auch nicht.</text:p>
      <text:p text:style-name="P19">SW(aloof):<text:tab/>Und was willst du damit sagen?</text:p>
      <text:p text:style-name="P19">PL(grin):<text:tab/>Naja... das Ding da ist Avaera gewidmet, oder etwa nicht?</text:p>
      <text:p text:style-name="P19"><text:soft-page-break/>SW(bored):<text:tab/>Und?</text:p>
      <text:p text:style-name="P19">PL(unhappy):<text:tab/>Bist ein Fachidiot, was? (normal) Avaera, die Göttin der Magie? Klingelts?</text:p>
      <text:p text:style-name="P19">SW(angry):<text:tab/>Hüte deine Zunge, Abschaum! Was bitte soll das ändern?</text:p>
      <text:p text:style-name="P19">PL(excited):<text:tab/>Alles! (happy) Weißt du, was passiert, wenn das mit dem Blut von Gezeichneten in Berührung kommt?</text:p>
      <text:p text:style-name="P19">SW(unhappy):<text:tab/>Es ist nicht so, als hätte ich besonders viele von euch Verfluchten zu experimentellen Zwecken hier.</text:p>
      <text:p text:style-name="P18">PL berührt den Kristall.</text:p>
      <text:p text:style-name="P19">SW(threaten):<text:tab/>Mach das sofort rückgängig, oder jede Wache in Aisen wird hinter dir her sein, Verfluchter!</text:p>
      <text:p text:style-name="P19">PL(grin):<text:tab/>Sicher sicher. Die werden auch sehr interessiert sein, wo ich her gekommen bin. Und das heißt Gezeichneter. (sneer) Idiot.</text:p>
      <text:p text:style-name="P19">SW(angry):<text:tab/>Du bist besser bereit, die Konsequenzen zu tragen, elende Kreatur!</text:p>
      <text:p text:style-name="P19">PL(thoughtful):<text:tab/>Blind und Taub, aber nicht stumm, wie? Das wird eine echt anstrengende Reise, wenn das so weitergeht...</text:p>
      <text:p text:style-name="P19">PL(normal):<text:tab/>Beruhige dich, Herr der unangenehmen Lüfte. Ich kann dich hören und wir können reden, wenn es sein muss. Das reicht doch, oder?</text:p>
      <text:p text:style-name="P19">ARC*:<text:tab/>So viel Geld, als das ich mich von dir die ganze Zeit anstarren lasse, kannst du gar nicht haben.</text:p>
      <text:p text:style-name="P19">PRI*:<text:tab/>Tja ja... Wissen über Götter ist Macht, wenn man ihren Launen ausgesetzt ist.</text:p>
      <text:p text:style-name="P19">MAG*:<text:tab/>Bete lieber zu deinem Akeran, dass ich nie einen Weg finde, einen Feuerball durch das Ding zu schicken.</text:p>
      <text:p text:style-name="P19">WAR*:<text:tab/>Sei lieber froh, dass ich nicht gleich den ganzen Kristall zerschmettert habe.</text:p>
      <text:p text:style-name="P19">SW(threaten):<text:tab/>Erlaube dir noch eine solche Unverschämtheit, und ich werde dich in den Hungerturm sperren lassen.</text:p>
      <text:p text:style-name="P34">PL(unhappy):<text:tab/> <text:s text:c="8"/>Was soll ich nur mit diesen Konzilikern machen?</text:p>
      <text:p text:style-name="P17">&lt;/Solo&gt;</text:p>
      <text:p text:style-name="P17">&lt;Gruppe&gt;</text:p>
      <text:p text:style-name="P17">PL:<text:tab/>(<text:span text:style-name="Absatz-Standardschriftart"><text:span text:style-name="T20">vorzugsweise zum MAG oder PRI</text:span></text:span>) Können wir irgendwie diesen Kristall blind machen? Bestimmt sitzt der Kerl gerade in einem gemütlichen Sessel und passt auf, dass wir nicht aus der Reihe tanzen. Ich hab so ein Ding schon mal in der Armee gesehen...</text:p>
      <text:p text:style-name="P17">MAG oder PRI, ansonsten ANY: (grinst) Aber ja, ich kenne da einen netten kleinen Trick.</text:p>
      <text:p text:style-name="P18">(beginnt den Kristall zu verzaubern)</text:p>
      <text:p text:style-name="P17">SW:<text:tab/>Wagt es ja nicht, oder-</text:p>
      <text:p text:style-name="P17">MAG oder PRI, ansonsten ANY: (K<text:span text:style-name="Absatz-Standardschriftart"><text:span text:style-name="T20">lopft sich die Hände ab</text:span></text:span>) So, das wars. <text:span text:style-name="Absatz-Standardschriftart"><text:span text:style-name="T20"><text:tab/></text:span></text:span></text:p>
      <text:p text:style-name="P17">PL:<text:tab/>Und jetzt kann er uns nicht mehr hören?</text:p>
      <text:p text:style-name="P17">MAG oder PRI, ansonsten ANY: Nur wenn wir es wollen, aber nerven kann er uns immer noch. Wir bekommen es auf jeden Fall mit, wenn er uns etwas sagen will.</text:p>
      <text:p text:style-name="P17">PL:<text:tab/>Sehr gut, Also was haltet ihr von dieser Sache?</text:p>
      <text:p text:style-name="P17">ANY*:<text:tab/>Habe ich das Richtig verstanden? Hat er wirklich die Macht uns vom Fluch des <text:soft-page-break/>Totengottes zu befreien?</text:p>
      <text:p text:style-name="P17">WAR:<text:tab/>Gesagt hat er es, aber ich habe noch nie gehört, das jemand außer uns irgend etwas aus der Hölle mitnehmen konnte</text:p>
      <text:p text:style-name="P17">MAG:<text:tab/>Aber das Ding war ohne Zweifel echt, allein durch den Anblick haben sich mir alle Haare zu berge gestellt.</text:p>
      <text:p text:style-name="P17">WAR:<text:tab/>Fast in Ohnmacht gefallen bist du!</text:p>
      <text:p text:style-name="P17">PRI:<text:tab/>Freiheit. Ich habe schon nicht einmal mehr Erinnerungen daran...</text:p>
      <text:p text:style-name="P17">ANY*:<text:tab/>Trotzdem ist es unwahrscheinlich, dass er sein Wort halten wird. Selbst wenn er tatsächlich diese Macht besitzen sollte, sind wir für seine Zwecke viel zu wertvoll. Wir sind wahrlich Gezeichnet.</text:p>
      <text:p text:style-name="P17">WAR:<text:tab/>Wenn es auch nur eine kleine Möglichkeit gibt, bin ich bereit es zu versuchen.</text:p>
      <text:p text:style-name="P17">MAG:<text:tab/>Wenn Dummheit ein Gewicht hätte, könntest du dich nicht einen Millimeter von der Stelle bewegen.</text:p>
      <text:p text:style-name="P17">WAR:<text:tab/>Wenn Arroganz einen Geruch hätte, würdest du Augenblicklich ersticken.</text:p>
      <text:p text:style-name="P17">PL:<text:tab/>Also gut, wir stimmen ab, wie wir weiter vorgehen.</text:p>
      <text:p text:style-name="P17">&lt;/Gruppe&gt;</text:p>
      <text:p text:style-name="P17">=&gt; Den Anweisungen der Gilde folgen?</text:p>
      <text:p text:style-name="P17"/>
      <text:p text:style-name="P17">&lt;Ja&gt;</text:p>
      <text:p text:style-name="P17">&lt;Solo&gt;</text:p>
      <text:p text:style-name="P17">PL:<text:tab/>Ich werde erst mal sehen, wie sich die Sache entwickelt. Bis sie die Karten auf den Tisch legen bin ich wieder mächtig genug, um mir notfalls auch mit Gewalt zu holen, was sie versprochen haben.</text:p>
      <text:p text:style-name="P17">&lt;/Solo&gt;</text:p>
      <text:p text:style-name="P17">PL:<text:tab/>Dann ist es entschieden. Wehe, sie halten ihr versprechen nicht.</text:p>
      <text:p text:style-name="P17">&lt;/ja&gt;</text:p>
      <text:p text:style-name="P17"/>
      <text:p text:style-name="P17">&lt;nein&gt;</text:p>
      <text:p text:style-name="P17">&lt;Solo&gt;</text:p>
      <text:p text:style-name="P17"><text:tab/>Der Kerl wird sein Versprechen nie im Leben halten, aber in meinem jetzigen Zustand kann ich mich schlecht mit einem ganzen Königreich anlegen. Mache ich also gute Miene zum bösen Spiel und gewinne sein Vertrauen. Mal sehen, was sich so an Gelegenheiten ergibt.</text:p>
      <text:p text:style-name="P17">&lt;/Solo&gt;</text:p>
      <text:p text:style-name="P17">PL:<text:tab/>Die ganze Sache ist wirklich zu unsicher. Offenen Widerstand können wir noch nicht leisten, also müssen wir zuerst eine gute Miene zum bösen Spiel machen. Lasst uns ihr Vertrauen gewinnen.</text:p>
      <text:p text:style-name="P17">&lt;/nein&gt;</text:p>
      <text:p text:style-name="P17"/>
      <text:p text:style-name="P18">weiter in das Söldnerlager.</text:p>
      <text:p text:style-name="P17"><text:soft-page-break/></text:p>
      <text:list xml:id="list36497009" text:continue-numbering="true" text:style-name="L2">
        <text:list-item>
          <text:h text:style-name="P39" text:outline-level="1">Szene</text:h>
        </text:list-item>
      </text:list>
      <text:p text:style-name="P1">Ort: Joringsbrück (joringsbridge)</text:p>
      <text:p text:style-name="P1">Datein: joringsbridge.xml</text:p>
      <text:p text:style-name="P1">Personen:</text:p>
      <text:p text:style-name="P1"><text:tab/>Prince Karlen(PC), der Prinz von Aisen</text:p>
      <text:p text:style-name="P1"><text:tab/>Leonard von Robenforst(LvR), des Prinzen Berater</text:p>
      <text:p text:style-name="P1"><text:tab/>Sergeant Lutterer(SL), der Verantwortliche für die Sicherheit von Joringsbrück</text:p>
      <text:p text:style-name="P1"><text:tab/>Magus Convocatis Relau Feuerweber(RF), örtlicher Konzilsmagier</text:p>
      <text:p text:style-name="P1"><text:tab/>Michel Bron(MB), ein einfacher Bauer</text:p>
      <text:p text:style-name="P1"><text:tab/>SW, durch den Log-Kristall</text:p>
      <text:p text:style-name="P1"/>
      <text:p text:style-name="P14">PC und LvR reden mit SL, als die Helden dazu kommen. Eine größer Menge von Soldaten wartet auf ihren Abmarsch.</text:p>
      <text:p text:style-name="P1">SL (zu PC, bittend): „Ich flehe euch an, mein Prinz! Lasst wenigstens eine Hand voll Soldaten hier. Ich kann jetzt kaum das Dorf selbst beschützen, geschweige denn die umliegenden Gehöfte!“</text:p>
      <text:p text:style-name="P1">PC: <text:span text:style-name="Absatz-Standardschriftart"><text:span text:style-name="T20">dreht sich zu SL, aber LvR ist schneller</text:span></text:span></text:p>
      <text:p text:style-name="P1">LvR(erbost): „Schweigt! Die Sicherheit des Landes hat absoluten Vorrang. Ihr werdet doch wohl mit einer Hand voll niederer Goblins fertig werden.“</text:p>
      <text:p text:style-name="P1">PC (parallel dazu): „...“</text:p>
      <text:p text:style-name="P1">LvR: „Außerdem habt ihr sogar einen mächtigen Beschwörer an eurer Seite. Das ist mehr als genug.“</text:p>
      <text:p text:style-name="P1"/>
      <text:p text:style-name="P1">SL: „Aber der werte Magus hat doch andere Aufgaben!“</text:p>
      <text:p text:style-name="P1"/>
      <text:p text:style-name="P1">RF (selbstzufrieden): „Sehr wohl! Das Verfolgen niederer Goblins ist weder meine Aufgabe, noch sehe ich großen Sinn in solchspeak("council",_("Sehr wohl!"),"amused"); absurdem Zeitvertreib. Was tätet ihr wohl, wenn jemand das Dorf angriffe, während ich auf einer fruchtlosen Jagd nach Goblins wäre?“</text:p>
      <text:p text:style-name="P1">PC: „Und ihr habt wirklich keine Zeit hier etwas auszuhelfen?“</text:p>
      <text:p text:style-name="P1">RF: „Es tut mir aufrichtig Leid, aber das Konzil hat mir sehr wichtige Aufgaben aufgetragen, dir mir keinerlei Spielraum lassen, so sehr ich auch gerne helfen würde. Darf ich dennoch diese Einmalige Gelegenheit nutzen, euch zu eurer bevorstehenden Hochzeit mit der Erzmaga Ireana von-“</text:p>
      <text:p text:style-name="P1">PC: „Danke, das reicht.“</text:p>
      <text:p text:style-name="P1">RF (vor den Kopf gestoßen): <text:s/></text:p>
      <text:p text:style-name="P1"/>
      <text:p text:style-name="P1">WAR* (leise): „Selbstzufriedener Schmarotzer, dieser Magus!“</text:p>
      <text:p text:style-name="P1">MAG*(abseits): „Ich hoffe nur, das Königreich hat große Kornspeicher, wenn die Grünhäute hier alle Felder abfackeln.“</text:p>
      <text:p text:style-name="P1"/>
      <text:p text:style-name="P1">LvR (<text:span text:style-name="Absatz-Standardschriftart"><text:span text:style-name="T20">ungeduldig zu SL</text:span></text:span>): „Allein die Anwesenheit eines Magus wird jeden Goblin vertreiben! Hört endlich auf, den Prinzen mit eurer Inkompetenz zu belästigen!“</text:p>
      <text:p text:style-name="P1">SL (aufgebracht): „!“</text:p>
      <text:p text:style-name="P1">LvR: „Habt ihr nichts besseres zu tun?!“</text:p>
      <text:p text:style-name="P1"/>
      <text:p text:style-name="P1">ANY(abseits): „Und da sagt man, wir wären kaltherzig...“</text:p>
      <text:p text:style-name="P1"/>
      <text:p text:style-name="P1"><text:span text:style-name="Absatz-Standardschriftart"><text:span text:style-name="T20"><office:annotation><dc:creator>Michael </dc:creator><dc:date>2009-05-19T00:00:00.11</dc:date><text:p>Wohin geht er? Ich brauche eine Location für den Ort zu dem er läuft.</text:p></office:annotation></text:span></text:span><text:span text:style-name="Absatz-Standardschriftart"><text:span text:style-name="T20">SL entfernt sich. PC und LvR wenden sich zu ihren </text:span></text:span><text:span text:style-name="Absatz-Standardschriftart"><text:span text:style-name="T20"><office:annotation><dc:creator>Michael </dc:creator><dc:date>2009-05-19T00:00:00.11</dc:date><text:p>Für die Demo sind aber keine Pferde geplant, oder?</text:p></office:annotation></text:span></text:span><text:span text:style-name="Absatz-Standardschriftart"><text:span text:style-name="T20"><office:annotation><dc:creator>Kalimgard </dc:creator><dc:date>2009-05-19T00:00:00.11</dc:date><text:p>Stimmt. Keine Pferde.</text:p></office:annotation></text:span></text:span><text:span text:style-name="Absatz-Standardschriftart"><text:span text:style-name="T20">Pferden, als MB aufgeregt in das Dorf gerannt </text:span></text:span><text:soft-page-break/><text:span text:style-name="Absatz-Standardschriftart"><text:span text:style-name="T20">kommt</text:span></text:span></text:p>
      <text:p text:style-name="P14"/>
      <text:p text:style-name="P1">MB: „Wachen! Wachen! Hilfe! Mein Hof wird von Goblins überfallen! Meine Familie...“</text:p>
      <text:p text:style-name="P1"/>
      <text:p text:style-name="P1">LvR: „Schaffte den Tölpel hier weg! Der Prinz hat wichtigeres zu tun.“</text:p>
      <text:p text:style-name="P1">Wache1 und Wache 2 (<text:span text:style-name="Absatz-Standardschriftart"><text:span text:style-name="T20">etwas zögerlich</text:span></text:span>): Jawohl.</text:p>
      <text:p text:style-name="P14">Die zwei Wachen stürmen vor, sie fühlen sich nicht ganz wohl in ihrer Haut.</text:p>
      <text:p text:style-name="P1">PC (greift durch): „Wartet! Was ist passiert?“</text:p>
      <text:p text:style-name="P1"/>
      <text:p text:style-name="P14">MB wirft sich nieder</text:p>
      <text:p text:style-name="P14"/>
      <text:p text:style-name="P1">MB: „Vergebt mir, mein Prinz, aber meine Frau und meine Kinder sind noch dort. Ich weiß nicht, wie lange das Haus noch standhalten wird. Ich flehe euch an: Helft mir!“</text:p>
      <text:p text:style-name="P1"/>
      <text:p text:style-name="P1">PC: „Wir...“</text:p>
      <text:p text:style-name="P1"/>
      <text:p text:style-name="P1">LvR: „Mein Prinz! Wir haben keine Zeit zu verlieren! Die Dämonen stehen an der Nordgrenze!“</text:p>
      <text:p text:style-name="P1"/>
      <text:p text:style-name="P1">PC(gereizt): „Ich weiß!“ <text:span text:style-name="Absatz-Standardschriftart"><text:span text:style-name="T20">greift in seine Satteltasche, zieht ein Säckchen hervor und hält es hoch.</text:span></text:span></text:p>
      <text:p text:style-name="P1">„200 Goldstücke jedem, der diesem treuem Mann hilft!“ <text:span text:style-name="Absatz-Standardschriftart"><text:span text:style-name="T20">sieht in die Runde</text:span></text:span></text:p>
      <text:p text:style-name="P1">LvR(leise): „ts“</text:p>
      <text:p text:style-name="P1"/>
      <text:p text:style-name="P1">ANY: „200 für <text:span text:style-name="Absatz-Standardschriftart"><text:span text:style-name="T20">jeden</text:span></text:span>. Das könnte sich doch beinahe lohnen.“</text:p>
      <text:p text:style-name="P14">Der Kommunikationskristall erscheint und spricht zu den Helden</text:p>
      <text:p text:style-name="P1">SW: „Denkt nicht einmal daran! Ihr habt euch sofort nach Zwergentrutz zu begeben!“</text:p>
      <text:p text:style-name="P1"/>
      <text:p text:style-name="P1">=&gt;Dem Bauern helfen?<text:tab/>//Quest „Der belagerte Bauernhof“ annehmen?</text:p>
      <text:p text:style-name="P1">&lt;JA&gt;</text:p>
      <text:p text:style-name="P1">WAR: „Nur ein Stein würde tatenlos zusehen![ Lasst uns helfen.]“</text:p>
      <text:p text:style-name="P1"/>
      <text:p text:style-name="P1">ANY+: „Und es gibt Geld dafür. Zwei Fliegen mit einer Klappe.“</text:p>
      <text:p text:style-name="P1"/>
      <text:p text:style-name="P1">PL: „Dann ist es beschlossen. (<text:span text:style-name="Absatz-Standardschriftart"><text:span text:style-name="T20">tritt vor, zu PC</text:span></text:span>)[Wir/Ich] nehme[n] den Auftrag an.“</text:p>
      <text:p text:style-name="P1"/>
      <text:p text:style-name="P1">SW: „Was glaubt ihr, was ihr da tut? Ihr sollt nach Zwergentrutz!“</text:p>
      <text:p text:style-name="P1"/>
      <text:p text:style-name="P1">PL: „Wann [wir/ich] dort ankomme[n] war nie Teil der Abmachung! Wenn die Stadt gefallen ist, bis [wir/ich] da sind erober[e/n] [wir/ich] sie eben zurück.“</text:p>
      <text:p text:style-name="P1"/>
      <text:p text:style-name="P1">MAG*: Ja, zeig ihm, wo der Hammer hängt.</text:p>
      <text:p text:style-name="P1"/>
      <text:p text:style-name="P1">PL: „Prinz, [wir/ich] übernehm[en/e] den Auftrag!“</text:p>
      <text:p text:style-name="P1"/>
      <text:p text:style-name="P1">&lt;alle zugleich&gt;</text:p>
      <text:p text:style-name="P1"><text:tab/>LvR (leise): „Bei Marek!“</text:p>
      <text:p text:style-name="P1"><text:tab/>PC: „Wer seid ihr?“</text:p>
      <text:p text:style-name="P1"><text:tab/>SL (leise): „Das ist doch...“</text:p>
      <text:p text:style-name="P1">&lt;/alle zugleich&gt;</text:p>
      <text:p text:style-name="P1"/>
      <text:p text:style-name="P1">PC: „[Bist du nicht ein Gezeichneter?/Seid ihr nicht Gezeichnete?]“</text:p>
      <text:p text:style-name="P1"/>
      <text:p text:style-name="P1">WAR*/ARC* (verbeugt sich übertrieben): „unter der Knute eines gewissen Soren Luftpfote, zu <text:soft-page-break/>Diensten“</text:p>
      <text:p text:style-name="P1"/>
      <text:p text:style-name="P1">SW: „Windklaue! Du Tölpel!“</text:p>
      <text:p text:style-name="P1"/>
      <text:p text:style-name="P1">WAR*/ARC*: „ups...“</text:p>
      <text:p text:style-name="P1"/>
      <text:p text:style-name="P1">PL (zum Prinzen): „Ist das ein Problem für euch?“</text:p>
      <text:p text:style-name="P1"/>
      <text:p text:style-name="P1">PC(zögert): „... wahrscheinlich nicht. Also gut, auch wenn es mir nicht gefällt.</text:p>
      <text:p text:style-name="P1"/>
      <text:p text:style-name="P1">LvR (leicht hinterhältiges Lächeln): „Seid ihr sicher, was wenn sie die Bauern gleich mit töten?“</text:p>
      <text:p text:style-name="P1"/>
      <text:p text:style-name="P1">PC: „Sergeant! Händigt [jedem von ihnen] die 200 Goldstücke nur aus, wenn die Goblins vertrieben und die Bauern am Ende noch lebendig sind.“</text:p>
      <text:p text:style-name="P14"/>
      <text:p text:style-name="P14">PC wirft SL das Säckchen zu, der es fängt.</text:p>
      <text:p text:style-name="P1"/>
      <text:p text:style-name="P1">SL(salutiert): „Sehr wohl mein Prinz.“</text:p>
      <text:p text:style-name="P1">=&gt; Quest: „Der belagerte Bauernhof“</text:p>
      <text:p text:style-name="P1">&lt;/JA&gt;</text:p>
      <text:p text:style-name="P1"/>
      <text:p text:style-name="P1">&lt;NEIN&gt;</text:p>
      <text:p text:style-name="P1">PC (etwas enttäuscht): „Niemand? Sergeant!“</text:p>
      <text:p text:style-name="P1"/>
      <text:p text:style-name="P1">SL: „Mein Prinz?“</text:p>
      <text:p text:style-name="P1"/>
      <text:p text:style-name="P1">PC: „Mein Wort steht. Händigt das Gold aus, falls sich doch noch jemand findet und euch hilft.“</text:p>
      <text:p text:style-name="P1"/>
      <text:p text:style-name="P1">SL: „Wie ihr es wünscht, mein Prinz.“</text:p>
      <text:p text:style-name="P1"/>
      <text:p text:style-name="P1">PC (zu MB): „Es tut mir Leid, guter Mann. Ich werde dafür beten, das eure Familie lange genug aushält.“</text:p>
      <text:p text:style-name="P1">LvR (schüttelt hinter dem Rücken des Prinzen nur den Kopf):</text:p>
      <text:p text:style-name="P1"/>
      <text:p text:style-name="P14">MB bricht zusammen</text:p>
      <text:p text:style-name="P1">&lt;/NEIN&gt;</text:p>
      <text:p text:style-name="P1"><office:annotation><dc:creator>Kalimgard </dc:creator><dc:date>2009-06-02T00:00:00.12</dc:date><text:p>Sergeant Lutterer geht zu locSergeantHome</text:p></office:annotation></text:p>
      <text:p text:style-name="P14">PC und Konsorten steigen auf ihre Pferde und verschwinden nach Norden.</text:p>
      <text:p text:style-name="P1">[ja,</text:p>
      <text:p text:style-name="P1">die Pferde gibt es noch nicht und sie müssen zu Fuß laufen :]</text:p>
      <text:p text:style-name="P1"/>
      <text:list xml:id="list36477934" text:continue-numbering="true" text:style-name="L2">
        <text:list-item>
          <text:h text:style-name="P39" text:outline-level="1">Szene</text:h>
        </text:list-item>
      </text:list>
      <text:p text:style-name="P17">Datei: theAmbush.xml</text:p>
      <text:p text:style-name="P17">Ort: Landstraße vor Zwergentrutz, Wolfssteine (aisWolfstones)</text:p>
      <text:p text:style-name="P17">Personen: Soren Windklaue (SW)</text:p>
      <text:p text:style-name="P17"/>
      <text:p text:style-name="P17"/>
      <text:p text:style-name="P17"><text:span text:style-name="Absatz-Standardschriftart"><text:span text:style-name="T20">Mitten auf der Landstraße springt der Kristall auf und SW meldet sich</text:span></text:span></text:p>
      <text:p text:style-name="P17"><text:soft-page-break/>SW (etwas hektisch): „Wartet!“</text:p>
      <text:p text:style-name="P17">PL: „Was ist denn jetzt?“</text:p>
      <text:p text:style-name="P17">SW: „Ihr müsst jetzt sofort durch die westlichen Wälder. Die Verlobte des Prinzen ist in Gefahr.</text:p>
      <text:p text:style-name="P17">ANY*: „Wer?“</text:p>
      <text:p text:style-name="P17">SW: „Die Erzmaga Ireana von Nordenburg“</text:p>
      <text:p text:style-name="P17">ARC*: „Wird das extra bezahlt?“</text:p>
      <text:p text:style-name="P17">MAG*: „Wie bitte? Ich dachte das wäre eine von euren tollen Elementaristenamazonen, kann die nicht auf sich selbst aufpassen?</text:p>
      <text:p text:style-name="P17">SW (rauft sich die Haare): „Jetzt fangt nicht an zu diskutieren, sondern Helft ihr! Sie braucht eure Hilfe!“</text:p>
      <text:p text:style-name="P17">PL: „Was meint ihr Freunde, wollen wir da jemanden aus der Patsche helfen?“</text:p>
      <text:p text:style-name="P17">MAG*: „Weiß nicht so genau...“</text:p>
      <text:p text:style-name="P17">WAR*: „Naja, schaden kann das ja eigentlich nicht...“</text:p>
      <text:p text:style-name="P17">ARC*: „Wird das extra bezahlt??“</text:p>
      <text:p text:style-name="P17">SW: „Argh! Muss ich euch erst-“</text:p>
      <text:p text:style-name="P17">PL: „Schon gut, spare deinen Atem, die Feuerwehr ist unterwegs.“</text:p>
      <text:p text:style-name="P17"/>
      <text:p text:style-name="P17"><text:span text:style-name="Absatz-Standardschriftart"><text:span text:style-name="T20">Am Nordausgang der Wolfssteine sollte jetzt ein Event aktiv sein, dass den Spielern das Betreten von Zwergentrutz verbietet.</text:span></text:span></text:p>
      <text:list xml:id="list36503730" text:continue-numbering="true" text:style-name="L2">
        <text:list-item>
          <text:h text:style-name="P39" text:outline-level="1">Szene – Befreiung der Maga</text:h>
        </text:list-item>
      </text:list>
      <text:p text:style-name="P17">Ort: Gebirgspfad (aisMounPath)</text:p>
      <text:p text:style-name="P17">Datei: theFissure.xml</text:p>
      <text:p text:style-name="P17">Personen:<text:tab/>Erzmaga Ireana von Nordenburg [IvN]<text:span text:style-name="Absatz-Standardschriftart"><text:span text:style-name="T14">(locIreana)</text:span></text:span></text:p>
      <text:p text:style-name="P17"><text:tab/><text:tab/>Hauptmann der Wache [HW]<text:span text:style-name="Absatz-Standardschriftart"><text:span text:style-name="T14">(locCaptain)</text:span></text:span></text:p>
      <text:p text:style-name="P17"><text:span text:style-name="Absatz-Standardschriftart"><text:span text:style-name="T14"><text:tab/><text:tab/></text:span></text:span><text:span text:style-name="Absatz-Standardschriftart"><text:span text:style-name="T2">Tolec(T)</text:span></text:span><text:span text:style-name="Absatz-Standardschriftart"><text:span text:style-name="T14">(locTolec)</text:span></text:span></text:p>
      <text:p text:style-name="P17"><text:tab/><text:tab/><text:span text:style-name="Absatz-Standardschriftart"><text:span text:style-name="T2">Derred(D)</text:span></text:span><text:span text:style-name="Absatz-Standardschriftart"><text:span text:style-name="T14">(locDerred)</text:span></text:span></text:p>
      <text:p text:style-name="P17"><text:tab/><text:tab/>Elementaristenwächter<text:span text:style-name="Absatz-Standardschriftart"><text:span text:style-name="T14">(locGuard1 bis locGuard4)</text:span></text:span></text:p>
      <text:p text:style-name="P17"><text:span text:style-name="Absatz-Standardschriftart"><text:span text:style-name="T14"><text:tab/></text:span></text:span><text:span text:style-name="Absatz-Standardschriftart"><text:span text:style-name="T14"><text:tab/></text:span></text:span><text:span text:style-name="Absatz-Standardschriftart"><text:span text:style-name="T2">tote Wachen</text:span></text:span><text:span text:style-name="Absatz-Standardschriftart"><text:span text:style-name="T14"> (locDeadGuard1 bis locDeadGuard2)</text:span></text:span><text:span text:style-name="Absatz-Standardschriftart"><text:span text:style-name="T14"><text:tab/></text:span></text:span><text:span text:style-name="Absatz-Standardschriftart"><text:span text:style-name="T14"><text:tab/></text:span></text:span></text:p>
      <text:p text:style-name="P17"><text:span text:style-name="Absatz-Standardschriftart"><text:span text:style-name="T14"><text:tab/></text:span></text:span><text:span text:style-name="Absatz-Standardschriftart"><text:span text:style-name="T14"><text:tab/></text:span></text:span><text:span text:style-name="Absatz-Standardschriftart"><text:span text:style-name="T2">Skelette</text:span></text:span><text:span text:style-name="Absatz-Standardschriftart"><text:span text:style-name="T14"> (locSkeleton1 bis locSkelton8)</text:span></text:span></text:p>
      <text:p text:style-name="P17"><text:span text:style-name="Absatz-Standardschriftart"><text:span text:style-name="T2"><text:tab/></text:span></text:span><text:span text:style-name="Absatz-Standardschriftart"><text:span text:style-name="T2"><text:tab/>tote Skelette </text:span></text:span><text:span text:style-name="Absatz-Standardschriftart"><text:span text:style-name="T14">(</text:span></text:span><text:span text:style-name="Absatz-Standardschriftart"><text:span text:style-name="T16">locDeadSkeleton1 bis </text:span></text:span><text:span text:style-name="Absatz-Standardschriftart"><text:span text:style-name="T17"><text:s/></text:span></text:span><text:span text:style-name="Absatz-Standardschriftart"><text:span text:style-name="T16">locDeadSkeleton4</text:span></text:span><text:span text:style-name="Absatz-Standardschriftart"><text:span text:style-name="T14">)</text:span></text:span></text:p>
      <text:p text:style-name="P17"><text:span text:style-name="Absatz-Standardschriftart"><text:span text:style-name="T20">Die Party erreicht den Ort des Geschehens(</text:span></text:span><text:span text:style-name="Absatz-Standardschriftart"><text:span text:style-name="T15">locPartyEntry</text:span></text:span><text:span text:style-name="Absatz-Standardschriftart"><text:span text:style-name="T20">)</text:span></text:span><text:span text:style-name="Absatz-Standardschriftart"><text:span text:style-name="T20">. Die Kutsche der Erzmaga ist verunglückt, mehrere Skelettbogenschützen beschießen sie mit Feuerpfeilen und die Wachen sind allesamt verwundet.</text:span></text:span></text:p>
      <text:p text:style-name="P17"/>
      <text:p text:style-name="P17">Male (männliches Mitglied der Party)*: „Sie ist ja bildschön!“</text:p>
      <text:p text:style-name="P17">PL*: „Du kannst sie später noch anstarren, jetzt müssen wir erst mal diese Untoten ausradieren.“</text:p>
      <text:p text:style-name="P17">HW: „Bitte helft uns, die Maga ist schwer verwundet!“</text:p>
      <text:p text:style-name="P17"><text:soft-page-break/>W1 (Wird tödlich getroffen): *hurgs*</text:p>
      <text:p text:style-name="P17">WAR*: „He He, Erntezeit.“</text:p>
      <text:p text:style-name="P17"><text:span text:style-name="Absatz-Standardschriftart"><text:span text:style-name="T20">Sie kämpfen. Die Untoten warten mit einer etwas unschönen Überraschung auf (starkes Monster) werden aber sicherlich bald besiegt ;-)(</text:span></text:span><text:span text:style-name="Absatz-Standardschriftart"><text:span text:style-name="T15">locParty</text:span></text:span><text:span text:style-name="Absatz-Standardschriftart"><text:span text:style-name="T20">)</text:span></text:span></text:p>
      <text:p text:style-name="P17">HW: „Ich habe noch nie jemanden wie euch kämpfen gesehen!“</text:p>
      <text:p text:style-name="P17">MAG*: „Ihr kommt wohl nicht allzuviel raus, oder?“</text:p>
      <text:p text:style-name="P17">T(grin): „Habt euch prächtig entwickelt, seit wir uns das letzte Mal gesehen haben, oder?“</text:p>
      <text:p text:style-name="P17">WAR(grin)</text:p>
      <text:p text:style-name="P17">PL: „Wie geht es der Erzmaga?“</text:p>
      <text:p text:style-name="P17">HW: „Sehr schlecht fürchte ich.“</text:p>
      <text:p text:style-name="P17">PRI: Lasst mich mal sehen (<text:span text:style-name="Absatz-Standardschriftart"><text:span text:style-name="T20">heilt sie</text:span></text:span>)</text:p>
      <text:p text:style-name="P17"><text:span text:style-name="Absatz-Standardschriftart"><text:span text:style-name="T20">Wenn es keinen Priester in der Gruppe gibt, springt der MAG mit einem Trank ein, ansonsten der PL</text:span></text:span></text:p>
      <text:p text:style-name="P17">IvN: „Ich danke euch, das war Rettung in letzter Sekunde.“</text:p>
      <text:p text:style-name="P17"><office:annotation><dc:creator>Norb Hellfire</dc:creator><dc:date>2009-05-14T00:00:00.13</dc:date><text:p>Also was hier echt wichtig ist: Die Maga muss so eingeführt werden, dass sie als noble und vertrauenswürdige Person erscheint. Sie braucht diese gewisse Aura der Königlichen güte. Vielleicht können wir da später was mit den Portraits drehen, ansonsten sollten auch die Gersten von ihr ruhig, beherrscht und sparsam sein.</text:p><text:p/></office:annotation>PL: Wie konnte es eigentlich soweit kommen? Es ist sehr unvorsichtig so weit außerhalb der Wege zu reisen.</text:p>
      <text:p text:style-name="P17">WAR*: „Jetzt mach mal Halblang!“</text:p>
      <text:p text:style-name="P17">IvN: „Nein Nein, es stimmt schon. Es war nicht die schlaueste Idee, doch die Straßen sind dieser Tage nicht mehr sicher für mich und so wollten wir im verborgenen reisen.“</text:p>
      <text:p text:style-name="P17">HW: „Diese Untoten haben uns hier einen Hinterhalt gestellt!“</text:p>
      <text:p text:style-name="P17">ARC: „Überraschung! Kein Wunder, das ist ja auch mitten im Kampfgebiet.“</text:p>
      <text:p text:style-name="P17">D: „Eigentlich nicht. Zwergentrutz ist noch nicht gefallen, und so lange die Stadt steht, ist der Eingang in die untoten Lande blockiert. Doch ich fürchte, sie haben einen Weg gefunden, die Stadtmauer zu umgehen.“</text:p>
      <text:p text:style-name="P17">IvN (hält erschrocken die Hand vor den Mund): „Das dürfen wir nicht zulassen, wenn diese Monster Zwergentrutz umgehen könnten, würden sie weit nach Aisen vorstoßen können, noch ehe eine Woche vorrüber ist.“</text:p>
      <text:p text:style-name="P17">SW (schaltet sich ein, wie immer aalglatt): „Es war <text:span text:style-name="Absatz-Standardschriftart"><text:span text:style-name="T20">äußerst </text:span></text:span>unvorsichtig von euch mit so wenigen Männern aufzubrechen.“</text:p>
      <text:p text:style-name="P17">IvN (mit unterdrücktem Zorn): „Die Stadt braucht jeden Mann, den sie kriegen kann!“</text:p>
      <text:p text:style-name="P17">PL (zu Gruppe): „Ich hab so eine Ahnung was gleich kommen wird...“</text:p>
      <text:p text:style-name="P17">SW: „Hört zu Gezeichnete!“</text:p>
      <text:p text:style-name="P17">PL(bored, Einwurf): „Seht ihr?“</text:p>
      <text:p text:style-name="P17">HW (zieht sein Schwert): „Was?! Das sind Gezeichnete!?!“</text:p>
      <text:p text:style-name="P17">IvN(winkt lächelnd ab): „Lasst nur, diese sind auf unserer Seite.“</text:p>
      <text:p text:style-name="P17">D(thoughtful): „Und sie umzubringen ändert die Lage jetzt auch nicht gerade entscheidend.“</text:p>
      <text:p text:style-name="P17">SW: „Findet den Weg, über den die Untoten gekommen sind und macht ihn unbrauchbar.“</text:p>
      <text:p text:style-name="P17">IvN: „Willst du ihnen nicht Verstärkung mit schicken?“</text:p>
      <text:p text:style-name="P17">SW: „Ich kann machen was ich will!“</text:p>
      <text:p text:style-name="P17"><text:soft-page-break/>PL: „Natürlich...“</text:p>
      <text:p text:style-name="P17">MAG (leise): „Langsam geht er mir auf den Senkel...“</text:p>
      <text:p text:style-name="P17">WAR: „Jetzt erst?“</text:p>
      <text:p text:style-name="P17">MAG*: „Magier müssen von Natur aus geduldig sein.“</text:p>
      <text:p text:style-name="P17">IvN: „Ich bin sicher, dass die Untoten eine versteckte Höhle gefunden haben. Bitte nehmt diesen Explosionszauber. Er kann sicher nutzen.“</text:p>
      <text:p text:style-name="P17">PL: „Danke für eure Hilfe, verehrte Dame.“</text:p>
      <text:p text:style-name="P17">HW: „Ich weiß von einem Höhlensystem im Norden. Es gilt als verflucht...“</text:p>
      <text:p text:style-name="P17">ARC*: „Soll uns das schrecken?“</text:p>
      <text:p text:style-name="P17">HW: „... wahrscheinlich nicht.“</text:p>
      <text:p text:style-name="P17">T(grin): „Noch verfluchter können sie ja nicht werden.“</text:p>
      <text:p text:style-name="P17">WAR(angry): „Pass bloß auf! Eines Tages...“</text:p>
      <text:p text:style-name="P17">MAG(grin): „Ruhig, Brauner. Der weiß doch nicht wie das ist.“</text:p>
      <text:p text:style-name="P17">HW(unhappy): „Sind die immer so?“</text:p>
      <text:p text:style-name="P17">SW(unhappy): „Ihr macht Euch keine Vorstellungen...“</text:p>
      <text:p text:style-name="P17">IvN(amused): „Viel Glück! Ich hoffe wir sehen uns bald wieder.“</text:p>
      <text:p text:style-name="P17">--&gt; Hauptquest: Findet den Weg, auf dem die Untoten die Stadt umgehen</text:p>
      <text:p text:style-name="P17"><text:s/></text:p>
      <text:list xml:id="list36503735" text:continue-numbering="true" text:style-name="L2">
        <text:list-item>
          <text:h text:style-name="P40" text:outline-level="1">Szene</text:h>
        </text:list-item>
      </text:list>
      <text:p text:style-name="P17">Ort: Die verfluchten Höhlen am Geheimen Durchgang.(grayCurseCaveDep)</text:p>
      <text:p text:style-name="P17">Date: theFissure.xml</text:p>
      <text:p text:style-name="P17">Personen: <text:tab/>Skelette (S1 – Sn)<text:span text:style-name="Absatz-Standardschriftart"><text:span text:style-name="T14">(locSkeleton1 bis locSkeleton6)</text:span></text:span></text:p>
      <text:p text:style-name="P17"><text:tab/><text:tab/>VorarbeiterNekromant(VN)<text:span text:style-name="Absatz-Standardschriftart"><text:span text:style-name="T14">(locLich)</text:span></text:span></text:p>
      <text:p text:style-name="P17"><text:tab/><text:tab/>Nar'Asoroth(L), der Lich<text:span text:style-name="Absatz-Standardschriftart"><text:span text:style-name="T14">(locNecromancer)</text:span></text:span></text:p>
      <text:p text:style-name="P17"><text:span text:style-name="Absatz-Standardschriftart"><text:span text:style-name="T20"><office:annotation><dc:creator>Kalimgard </dc:creator><dc:date>2009-06-24T00:00:00.13</dc:date><text:p>Die Party wird sofort nach betreten der Region in die Cutscene übernommen und nach locParty geschickt.</text:p></office:annotation></text:span></text:span><text:span text:style-name="Absatz-Standardschriftart"><text:span text:style-name="T20">Die Skelette hacken wie wild an einem kleinen Spalt herum. Der Lich inspiziert gerade die Arbeiten.</text:span></text:span></text:p>
      <text:p text:style-name="P17">L: „Wie gehen die Arbeiten voran?“</text:p>
      <text:p text:style-name="P17">VN: „Der Stein ist hart, aber wenn ich die Skelette noch schneller arbeiten lasse, brechen sie auseinander!“</text:p>
      <text:p text:style-name="P17">MAG* (flüstert):“Los, das ist unsere Chance!“</text:p>
      <text:p text:style-name="P17"/>
      <text:p text:style-name="P17">=&gt;Angreifen oder erst noch zuhören?<text:tab/></text:p>
      <text:p text:style-name="P1"/>
      <text:p text:style-name="P1">&lt;zuhören&gt;</text:p>
      <text:p text:style-name="P1">PL(flüstert):“Wartet, vielleicht erfahren wir noch etwas nützliches.“</text:p>
      <text:p text:style-name="P1">L: „Lass sie ab und zu ausruhen, sie sollen auch noch kämpfen können.“</text:p>
      <text:p text:style-name="P1">VN: „Soll der Tunnel nicht zum Angriff fertig sein?“</text:p>
      <text:p text:style-name="P1">L (lacht): „Nein, die Stadt ist unwichtig. Sollen die Menschen dort ihre Verstärkungstruppen aufreiben, durch diesen Tunnel werden wir eine gewaltige Armee direkt in ihr <text:soft-page-break/>Kernland einschleusen. Nur der Kristall ist wichtig.“</text:p>
      <text:p text:style-name="P1">VN (verwirrt): „Ich verstehe nicht.“</text:p>
      <text:p text:style-name="P1">L: „Und das ist gut so, jetzt weiter an die Arbeit!“</text:p>
      <text:p text:style-name="P1">VN: „Euer Wunsch ist meine Handlung!“</text:p>
      <text:p text:style-name="P1">PRI*/MAG (leise)*: „Das ist ein Lich, wenn wir den jetzt töten, wird seine Armee mit ihm zerfallen!“</text:p>
      <text:p text:style-name="P1">PL (leise): „Also gut!“</text:p>
      <text:p text:style-name="P1">&lt;/zuhören&gt;</text:p>
      <text:p text:style-name="P1"/>
      <text:p text:style-name="P1">&lt;Angreifen&gt;</text:p>
      <text:p text:style-name="P1">PL: Ok, Los!</text:p>
      <text:p text:style-name="P1">&lt;/Angreifen&gt;</text:p>
      <text:p text:style-name="P1"/>
      <text:p text:style-name="P1">Alle: „Erntezeit!“</text:p>
      <text:p text:style-name="P14">Sie greifen an, die Skelette benutzen ihre Hacken als Waffen</text:p>
      <text:p text:style-name="P1">L: „So was. Überall gibt es Ratten. Tötet sie und bringt mir ihre Knochen.“</text:p>
      <text:p text:style-name="P14">Der Lich verschwindet und mehreren Skelettkrieger treten kurz darauf an seine Stelle(werden von VN beschworen). Sie werden besiegt.</text:p>
      <text:p text:style-name="P1">ANY*: Dieser Sockel dort ist eine gute Stelle für den Explosionszauber.</text:p>
      <text:p text:style-name="P1">PL: „Du hast recht.“</text:p>
      <text:p text:style-name="P1">WAR*: Ja, sprengen wir diesen Durchgang in tausend Stücke!</text:p>
      <text:p text:style-name="P14">Nachdem der Explosionszauber gelegt wurde.</text:p>
      <text:p text:style-name="P1">PL: „Schnell raus hier!“</text:p>
      <text:p text:style-name="P14">Sie fliehen, doch der Ausgang wird durch die Explosion ebenfalls zerstört.</text:p>
      <text:p text:style-name="P1">ARC*: „Und jetzt?“</text:p>
      <text:p text:style-name="P1">SW: „Ihr Trottel! Seht zu, dass ihr aus diesem Berg raus kommt, ihr werdet in Zwergentrutz gebraucht!“</text:p>
      <text:p text:style-name="P1">PL (gereizt): „Und was sollen wir tun? Uns Gegenseitig in Stücke hacken?!?“</text:p>
      <text:p text:style-name="P1">SW: „Wenn das der einzige Weg ist.“</text:p>
      <text:p text:style-name="P1">MAG*: „Hat der eigentlich eine Ahnung, wie weh das jedes Mal tut?“</text:p>
      <text:p text:style-name="P1">WAR*: „Scheint ihm egal zu sein“</text:p>
      <text:p text:style-name="P1">ARC*: „Es gibt wirklich bessere Arbeitgeber“</text:p>
      <text:p text:style-name="P1">SW (wütend): „Findet einen Weg, und zwar schnell! Ich habe jetzt anderes zu tun.“</text:p>
      <text:p text:style-name="P14">Der Kristall verschwindet wieder</text:p>
      <text:p text:style-name="P1">WAR*: „Wenn mich irgendjemand anfasst, kriegt er eins drauf!“</text:p>
      <text:p text:style-name="P1">PRI*: „Niemand muss sterben. Ich fühle eine Luftzug aus Osten.“</text:p>
      <text:p text:style-name="P1">PL: „Wahrscheinlich hat sich dort ein neuer Ausgang geöffnet“</text:p>
      <text:p text:style-name="P1">MAG*: „Bei unserem Glück haben wir den Untoten gleich richtig Tür und Tor geöffnet...“</text:p>
      <text:p text:style-name="P1">PL: „Lasst uns nachsehen“</text:p>
      <text:p text:style-name="P1"/>
      <text:p text:style-name="P1">--&gt; Hauptquest: melde dich bei General G [wehe, du schreibst den nur mit seiner Initialie ins Questbuch ;]</text:p>
      <text:p text:style-name="P1"/>
      <text:list xml:id="list36502520" text:continue-numbering="true" text:style-name="L2">
        <text:list-item>
          <text:h text:style-name="P39" text:outline-level="1"><office:annotation><dc:creator>Norb Hellfire</dc:creator><dc:date>2009-05-14T00:00:00.14</dc:date><text:p>Naja, ein wenig sollte er vielleicht schon sagen. Entweder wir stellen ihm einen NPC zur seite oder er hält einen Monolog. Monolog Ist natürlich nicht besonders toll.</text:p></office:annotation><office:annotation><dc:creator>Unbekannter Autor</dc:creator><dc:date>2009-05-14T00:00:00.14</dc:date><text:p>Antwort auf Norb Hellfire (14.05.2009, 17:12)</text:p><text:p>Wir können ja einfach good old Soren benutzen. Der ist immer zur Hand</text:p></office:annotation><office:annotation><dc:creator>Norb Hellfire</dc:creator><dc:date>2009-05-14T00:00:00.14</dc:date><text:p>Antwort auf Unbekannter Autor (14.05.2009, 17:32): "..."</text:p><text:p>Soren? Das muss dann aber ziemlich zynisch werden...</text:p></office:annotation><office:annotation><dc:creator>Kalimgard </dc:creator><dc:date>2009-05-19T00:00:00.14</dc:date><text:p>Darum geht es doch nicht, oder? ;)</text:p></office:annotation>Szene – Das Gespräch nur, wenn mehr als einer in der Gruppe ist, ansonsten nur der Kampf gegen das Teichmonster</text:h>
        </text:list-item>
      </text:list>
      <text:p text:style-name="P17">Ort: Ein unterirdischer Tropfsteinsee(grayCurseLake)</text:p>
      <text:p text:style-name="P17">Personen: die Gruppe, Das Teichmonster (TM)</text:p>
      <text:p text:style-name="P17"/>
      <text:p text:style-name="P17">MAG* (staunt): „Wow, ist das schön.“</text:p>
      <text:p text:style-name="P17"><text:soft-page-break/>WAR* (sieht erst den MAG* an und stichelt dann doch): „Wirst du jetzt sentimental?“</text:p>
      <text:p text:style-name="P17">MAG*: ... Der Anblick hat mich nur an mein Leben vor dem hier erinnert. Ich war ein Fischer.</text:p>
      <text:p text:style-name="P17">ANY: Du kannst dich an dein Leben vor der Hölle erinnern?</text:p>
      <text:p text:style-name="P17">MAG*: ... Nur schemenhaft. Die Qualen haben fast alles weg gebrannt.</text:p>
      <text:p text:style-name="P17">PL: Manchmal wünschte ich, ich hätte wie ein normales Wesen sterben können. Sicherlich, es wäre immer noch schlimm gewesen, aber diese ständige Wiederbelebung hat mir mehr Menschlichkeit geraubt, als es jeder endgültige Tod gekonnt hätte.</text:p>
      <text:p text:style-name="P17">WAR*: Ich kenne genug Menschen, die weitaus skrupelloser sind als du.</text:p>
      <text:p text:style-name="P17">PL: ... nur äußerlich.</text:p>
      <text:p text:style-name="P17">MAG*: ...</text:p>
      <text:p text:style-name="P18">(sie schweigen einen Moment.)</text:p>
      <text:p text:style-name="P17">ANY: Meint ihr wirklich, dass es möglich ist von diesem Fluch wieder los zu kommen.</text:p>
      <text:p text:style-name="P17">PRI*: Selbst die großen Götter können ihre Anhänger nicht ewig halten. Irgendwann gehen alle wieder in den Lebensfluss zurück. Der Totoengott dürfte da keine Ausnahme bilden</text:p>
      <text:p text:style-name="P17">ANY: (schaudert) Ich hoffe du hast recht.</text:p>
      <text:p text:style-name="P17">MAG*: Warum hat es eigentlich uns erwischt?</text:p>
      <text:p text:style-name="P18">Alle zucken mit den Schultern, keiner weiß es</text:p>
      <text:p text:style-name="P17">PL: Was haltet ihr davon, wenn wir das bei Gelegenheit mal heraus finden?</text:p>
      <text:p text:style-name="P17">-&gt; echte Frage an alle Partymitglieder</text:p>
      <text:p text:style-name="P17">&lt;Ja&gt;</text:p>
      <text:p text:style-name="P17">PRI*: Die Hohepriester der Götter können wir allesamt vergessen, die würden uns auf den ersten Blick töten.</text:p>
      <text:p text:style-name="P17">WAR*: Die Elementaristen scheinen viel zu wissen...</text:p>
      <text:p text:style-name="P17">MAG*: Nie im Leben würden die uns helfen, wenn es ihnen nichts nützt.</text:p>
      <text:p text:style-name="P17">PRI*: Es gibt da eine Legende über einen Orden, der es weiß...</text:p>
      <text:p text:style-name="P17">MAG*: Na das wird uns ja helfen</text:p>
      <text:p text:style-name="P17">WAR*: Wieso? Hast du etwa vorher an den Totengott geglaubt? Das war doch auch nur eine Legende.</text:p>
      <text:p text:style-name="P17">MAG*: Das ist etwas anderes!</text:p>
      <text:p text:style-name="P17">PL: Jetzt lass ihn doch erst mal erzählen!</text:p>
      <text:p text:style-name="P18">WAR* lacht sich leise ins Fäustchen</text:p>
      <text:p text:style-name="P17">PRI*: Mehr weiß ich leider nicht. Damals war es nicht wichtig für mich, und ich habe alles wieder vergessen. Wir müssten in mein Kloster gehen und dort nach den Informationen suchen.</text:p>
      <text:p text:style-name="P17">MAG*: Wie vielversprechend.</text:p>
      <text:p text:style-name="P17">PL: (ruhig) Hast du eine bessere Idee?</text:p>
      <text:p text:style-name="P18">Er schweigt</text:p>
      <text:p text:style-name="P17">PL: Jemand anderes? Dann versuchen wir dass.</text:p>
      <text:p text:style-name="P17"><text:soft-page-break/>--&gt; Sidequestreihe Pfad der Verdammten: Suche das Kloster XY auf und suche dort nach Informationen über die Legende der Verdammten <text:s text:c="5"/>(not in Demo)</text:p>
      <text:p text:style-name="P17">&lt;/Ja&gt;</text:p>
      <text:p text:style-name="P17"/>
      <text:p text:style-name="P17">&lt;Nein&gt;</text:p>
      <text:p text:style-name="P17">ANY*: Wer soll denn das Wissen? Selbst der Totengott ist doch für die Menschen nur eine Legende und Schauermärchen.</text:p>
      <text:p text:style-name="P17">MAG*: Dafür reagieren sie aber alle recht heftig auf uns.</text:p>
      <text:p text:style-name="P17">PL: Das ist wohl etwas anderes.</text:p>
      <text:p text:style-name="P17">&lt;/Nein&gt;</text:p>
      <text:p text:style-name="P17">PL: „Wir müssen jetzt weiter.“</text:p>
      <text:p text:style-name="P17">MAG*: „Nur noch einen Moment bitte.“</text:p>
      <text:p text:style-name="P17">ARC*: „Was ist das eigentlich dort auf dem Wasser?“</text:p>
      <text:p text:style-name="P17">ANY* „Sieht aus wie ein...“</text:p>
      <text:p text:style-name="P17">TM: „*Roar!*“</text:p>
      <text:p text:style-name="P17"/>
      <text:p text:style-name="P17">Sie kämpfen, weil das Teichmonster sehr schnell ist und ihnen keinen andere Wahl lässt...</text:p>
      <text:p text:style-name="P17"/>
      <text:list xml:id="list36488639" text:continue-numbering="true" text:style-name="L2">
        <text:list-item>
          <text:h text:style-name="P39" text:outline-level="1">Szene</text:h>
        </text:list-item>
      </text:list>
      <text:p text:style-name="P17"/>
      <text:p text:style-name="P17">Ort: Zwergentrutz(<text:span text:style-name="Absatz-Standardschriftart"><text:span text:style-name="T13">dwarfenfrowardCommand</text:span></text:span>)</text:p>
      <text:p text:style-name="P17">Datei: siegeOfDwarfenwall.xml (evtl.)</text:p>
      <text:p text:style-name="P17">Personen:</text:p>
      <text:p text:style-name="P1"><text:tab/>General Greif(General G), Oberbefehlshaber der Garnison<text:span text:style-name="Absatz-Standardschriftart"><text:span text:style-name="T14">(locGeneral)</text:span></text:span></text:p>
      <text:p text:style-name="P1"><text:tab/>Maga Convocatis Darna Eistaucher(DE), örtliche Abgesandte des Konzils<text:span text:style-name="Absatz-Standardschriftart"><text:span text:style-name="T14">(locDarna)</text:span></text:span></text:p>
      <text:p text:style-name="P1"><text:tab/>SW durch den Kristall<text:span text:style-name="Absatz-Standardschriftart"><text:span text:style-name="T14">(locParty)</text:span></text:span></text:p>
      <text:p text:style-name="P1"/>
      <text:p text:style-name="P14">Die Stadt ist unter Belagerung: Gescriptete Katapulteinschläge, Feuer und schreiende Leute</text:p>
      <text:p text:style-name="P14"/>
      <text:p text:style-name="P1">PL: „[Wir kommen/Ich komme] wohl nicht zu spät...“</text:p>
      <text:p text:style-name="P1">SW: Euer Glück.</text:p>
      <text:p text:style-name="P1">PL (zu einer Wache): Heda, wo finde ich den Kommandostand</text:p>
      <text:p text:style-name="P1">Wache: Gleich dort oben.</text:p>
      <text:p text:style-name="P14"/>
      <text:p text:style-name="P14">Party kommt auf den Kommandostand zu, während General G und DE in einen Streit verwickelt sind</text:p>
      <text:p text:style-name="P14"/>
      <text:p text:style-name="P1">DE: „...haben meine Windelementare genau gesehen: Es ist nur dieser eine Lich, der sie führt. Wenn er erst mal weg ist, sind die anderen kein Problem.“</text:p>
      <text:p text:style-name="P1"/>
      <text:p text:style-name="P1">General G (sarkastisch): „Wie großartig. Und mit welcher Armee wollt ihr ihre Reihen <text:soft-page-break/>durchbrechen? Wir müssen erst mal diesen Ansturm aufhalten, der sich da zusammenbraut.“</text:p>
      <text:p text:style-name="P1"/>
      <text:p text:style-name="P1">DE: „Keine Sorge. Mein Kollege hat mir versichert, dass das Konzil Unterstützung sendet. Sie müsste bald hier sein.“</text:p>
      <text:p text:style-name="P1"/>
      <text:p text:style-name="P1">General G: Erst beordern sie die Maga von Nordenburg ab und dann senden sie wieder Verstärkung? Was ist das für ein Spiel?</text:p>
      <text:p text:style-name="P1"/>
      <text:p text:style-name="P1">DE: „Die Maga wird an anderer Stelle dringender benötigt als bei uns.“</text:p>
      <text:p text:style-name="P1"/>
      <text:p text:style-name="P1">General G: „Aber natürlich! Auch wenn ich das nur ungern sage, aber bis eine Armee den Weg hier her geschafft hat, kämpfen unsere Körper längst für die andere Seite, verehrte <text:span text:style-name="Absatz-Standardschriftart"><text:span text:style-name="T20">Dame</text:span></text:span>!“</text:p>
      <text:p text:style-name="P1"/>
      <text:p text:style-name="P1">PL(tritt mit der Party an die beiden heran): „Verzeiht wenn ich mich so einfach einmische, aber kleine Gruppen reisen erheblich schneller als ein Heerzug.“</text:p>
      <text:p text:style-name="P1"/>
      <text:p text:style-name="P1">General G: „Und wer seid ihr?“</text:p>
      <text:p text:style-name="P1"/>
      <text:p text:style-name="P1">PL: „Die Verstärkung.“</text:p>
      <text:p text:style-name="P1"/>
      <text:p text:style-name="P1">General G(lacht verbittert): „Guter Witz. Aber wir sind hier im Krieg. Macht, dass ihr davonkommt, ihr Narr.“</text:p>
      <text:p text:style-name="P1"/>
      <text:p text:style-name="P1">DE (trocken): „Dieser Söldner sagt die Wahrheit.“</text:p>
      <text:p text:style-name="P1"/>
      <text:p text:style-name="P1">General G: „Was?!!, <text:span text:style-name="Absatz-Standardschriftart"><text:span text:style-name="T20">Das</text:span></text:span> soll eure grandiose Unterstützung sein? [Eine Handvoll Söldlinge?]“</text:p>
      <text:p text:style-name="P1"/>
      <text:p text:style-name="P1">DE: „Ihr werdet den Wert unserer Unterstützung schon noch erkennen, wenn sie wieder und wieder für euch fallen.“</text:p>
      <text:p text:style-name="P1"/>
      <text:p text:style-name="P1">General G: „Was sagt ihr da? ... Sind das etwa Verfluchte?“</text:p>
      <text:p text:style-name="P1"/>
      <text:p text:style-name="P1">ANY: „Mir persönlich gefällt Gezeichnete irgendwie besser.“</text:p>
      <text:p text:style-name="P1"/>
      <text:p text:style-name="P1">PL: „Wenn der Preis stimmt, lassen wir uns so oft in Stücke hacken, wie es nötig ist, um diese Stadt zu verteidigen.“</text:p>
      <text:p text:style-name="P1"/>
      <text:p text:style-name="P1">General G (<text:span text:style-name="Absatz-Standardschriftart"><text:span text:style-name="T20">erschreckt zu DE</text:span></text:span>): „Ihr lasst euch mit dem Teufel ein um einen Teufel auszutreiben?“</text:p>
      <text:p text:style-name="P1"/>
      <text:p text:style-name="P1">DE: „In Zeiten wie diesen kann man nicht besonders zimperlich benehmen. Wollt ihr leben oder den Untoten als Verstärkung dienen.“</text:p>
      <text:p text:style-name="P1"/>
      <text:p text:style-name="P1">General G: „Man kann diesen Monstern nicht trauen! Solange ich diese Armee führe, werde ich solche nicht dulden!“</text:p>
      <text:p text:style-name="P1"/>
      <text:p text:style-name="P1">PL: „Wir haben gerade die Untoten daran gehindert, eure Stadt zu umgehen!“</text:p>
      <text:p text:style-name="P1"/>
      <text:p text:style-name="P1">General G: „Das beweist gar nichts!“</text:p>
      <text:p text:style-name="P1"/>
      <text:p text:style-name="P1">MAG*: „Alle Krieger verbindet die Engstirnigkeit.“</text:p>
      <text:p text:style-name="P1"><text:soft-page-break/></text:p>
      <text:p text:style-name="P1">WAR*: „Wir töten nicht wahllos.“</text:p>
      <text:p text:style-name="P1"/>
      <text:p text:style-name="P1">DE: „Sie stehen unter dem Befehls des Konzils, es ist nicht eure Entscheidung.“</text:p>
      <text:p text:style-name="P14"/>
      <text:p text:style-name="P14">Ein Warnhorn ertönt und massive Katapultangriffe erschüttern die Stadt</text:p>
      <text:p text:style-name="P1"/>
      <text:p text:style-name="P1">Wache: „Sie kommen! Der Angriff beginnt!“</text:p>
      <text:p text:style-name="P1"/>
      <text:p text:style-name="P1">General G: „... Seht zu dass ihr auf die Mauern kommt.“</text:p>
      <text:p text:style-name="P1"/>
      <text:p text:style-name="P1">ARC*: „Wie schnell er seine Meinung doch ändert.“</text:p>
      <text:p text:style-name="P1"/>
      <text:p text:style-name="P1">PL: „Los jetzt!“</text:p>
      <text:p text:style-name="P1"/>
      <text:p text:style-name="P14">Party stürmt aus dem Raum</text:p>
      <text:p text:style-name="P14"/>
      <text:p text:style-name="P1">General G: „Ich hoffe, ihr habt genug Geld, um diese Brut bei der Stange zu halten.“</text:p>
      <text:p text:style-name="P1"/>
      <text:p text:style-name="P1">DE: „Macht euch keine Sorgen. Daran wird es nicht scheitern.“</text:p>
      <text:p text:style-name="P1"/>
      <text:p text:style-name="P1">General G (nimmt sein Schwert und geht.): „Ich bete, dass ihr euch nicht irrt...“</text:p>
      <text:p text:style-name="P1"/>
      <text:p text:style-name="P1">=&gt; Hauptquest: Verteidige Zwergentrutz</text:p>
      <text:p text:style-name="P1"/>
      <text:list xml:id="list36498814" text:continue-numbering="true" text:style-name="L2">
        <text:list-item>
          <text:h text:style-name="P39" text:outline-level="1">Szene</text:h>
        </text:list-item>
      </text:list>
      <text:p text:style-name="P1">Ort: die Mauern von Zwergentrutz(dwarfenfrowardRampart)</text:p>
      <text:p text:style-name="P1">Personen: GeneralG, DE, viele namenlose Soldaten NS1 - NSn</text:p>
      <text:p text:style-name="P1"/>
      <text:p text:style-name="P1">Als die Gruppe ankommt ist der Kampf schon voll im Gange</text:p>
      <text:p text:style-name="P1"/>
      <text:p text:style-name="P1">NS1: „Argh! Sie kommen über die Ostseite!“</text:p>
      <text:p text:style-name="P1">PL: „Los, schicken wir sie zum Totengott!“</text:p>
      <text:p text:style-name="P1">Rest of Party: „Erntezeit!“</text:p>
      <text:p text:style-name="P14"/>
      <text:p text:style-name="P14">Kampf, bis die erste Welle besiegt ist, weitere Untote werden mit Katapulten über die Mauer geschleudert(Wahrscheinlich doch einfach beschworen. Vom Lich.)</text:p>
      <text:p text:style-name="P14"/>
      <text:p text:style-name="P1"/>
      <text:p text:style-name="P1"/>
      <text:p text:style-name="P14">GeneralG kommt mit weiteren Männern zur Unterstützung. DE Folgt.</text:p>
      <text:p text:style-name="P1"/>
      <text:p text:style-name="P1">General G: „Los Männer, fallt ihnen in die Flanke. Haut die Monster in Stücke, lasst nichts stehen!!!“</text:p>
      <text:p text:style-name="P1"/>
      <text:p text:style-name="P14">General G stürmt vor und zieht seine Männer wie einen Keil hinter sich her.</text:p>
      <text:p text:style-name="P1">ARC*: „Der dreht ja richtig auf!“</text:p>
      <text:p text:style-name="P1">PL: „Pass lieber auf deine Rückendeckung auf.“</text:p>
      <text:p text:style-name="P1">ARC*: „Ich <text:span text:style-name="Absatz-Standardschriftart"><text:span text:style-name="T20">bin</text:span></text:span> die Rückendeckung“</text:p>
      <text:p text:style-name="P1"/>
      <text:p text:style-name="P14">Weitere Kämpfe, Untote werden direkt im Rücken der Männer wieder belebt, viele Sterben. Die <text:soft-page-break/>Party steht und Kämpft</text:p>
      <text:p text:style-name="P14"/>
      <text:p text:style-name="P1">DE: „Seht ihr jetzt den Nutzen dieser Leute?“</text:p>
      <text:p text:style-name="P1">GeneralG: „Wir werden sehen... Dieser Abschaum ernährt sich von den Seelen der Gefallenen, dieser Angriff spielt ihnen doch noch in die Hände.“</text:p>
      <text:p text:style-name="P1"/>
      <text:p text:style-name="P14">Immer wieder Einwürfe von GeneralG, wenn die Untoten angreifen: „Sterbt ihr Unholde! Zurück unter die Erde mit euch! Verrotteter Abschaum! Sterbt ein für alle mal!“</text:p>
      <text:p text:style-name="P14"/>
      <text:p text:style-name="P14">Am Ende:</text:p>
      <text:p text:style-name="P1"/>
      <text:p text:style-name="P1">GeneralG: Sterbt endlich!!!</text:p>
      <text:p text:style-name="P1">DE: „Es ist vorbei. Aber die nächste Welle sammelt sich schon, ich kann es fühlen.“</text:p>
      <text:p text:style-name="P1"/>
      <text:list xml:id="list36503553" text:continue-numbering="true" text:style-name="L2">
        <text:list-item>
          <text:h text:style-name="P39" text:outline-level="1">Szene</text:h>
        </text:list-item>
      </text:list>
      <text:p text:style-name="P1">Ort: Zwergentrutz(dwarfenwallCommand)</text:p>
      <text:p text:style-name="P1">Personen: General G, DE</text:p>
      <text:p text:style-name="P1"/>
      <text:p text:style-name="P14">Party kommt zurück zum Kommandostand. Verwundete werden versorgt.</text:p>
      <text:p text:style-name="P14"/>
      <text:p text:style-name="P1">General G: „*hrmpf* gut geschlagen. Wenigstens seid ihr den Ärger wert.“</text:p>
      <text:p text:style-name="P1">ANY(murmelt): „Als ob wir welchen gemacht hätten.“</text:p>
      <text:p text:style-name="P1">PL: „Die Stadt ist nur für den Augenblick sicher, wir können uns jetzt nicht ausruhen.“</text:p>
      <text:p text:style-name="P1">DE: „Die Quelle der Angriffe ist der Lich! Er muss vernichtet werden!“</text:p>
      <text:p text:style-name="P1">General G: „Und wer?! Nach diesem Angriff haben wir noch weniger Männer, wir können keinen Ausfall wagen, das wäre Selbstmord!“</text:p>
      <text:p text:style-name="P1">DE (genervt): „Das hat mit euch nichts zu tun, diese Leute stehen unter dem direkten Befehl des Konzils.“</text:p>
      <text:p text:style-name="P1">PRI(murmelt): „Besonders entspannt ist sie ja nicht gerade.“</text:p>
      <text:p text:style-name="P1">General G: „Ihr schickt sie in den sicheren Tod!“</text:p>
      <text:p text:style-name="P1">PL: „Das wäre nicht das erste Mal...“</text:p>
      <text:p text:style-name="P1">DE: „Wollt ihr mir vorschreiben, wie ich meine Männer einsetze?“</text:p>
      <text:p text:style-name="P1">General G: „Niemand verdient eine solche Behandlung, nicht mal die.“</text:p>
      <text:p text:style-name="P1">PL: „Lasst das unsere Sorge sein.“</text:p>
      <text:p text:style-name="P1">General G: „Euch ist tatsächlich nicht zu helfen.“</text:p>
      <text:p text:style-name="P1">MAG*: „<text:span text:style-name="Absatz-Standardschriftart"><text:span text:style-name="T20">Endlich</text:span></text:span> hat er es kapiert.“</text:p>
      <text:p text:style-name="P1">DE: „Wir haben keine Zeit für kleinliche Streitereien! Geht und erschlagt den Lich!“</text:p>
      <text:p text:style-name="P1">PL (leicht knirschig): Wie ihr es wünscht...</text:p>
      <text:p text:style-name="P1">ARC*(murmelt zu PRI*): „Sag mal, so ein Pfeil könnte im Eifer des Gefechts doch überall her gekommen sein...“</text:p>
      <text:p text:style-name="P1">PRI*(murmelt): „Denk nicht mal drüber nach!“</text:p>
      <text:p text:style-name="P1"/>
      <text:p text:style-name="P1">=&gt; Hauptquest: Erschlage den Lich hinter den Stadtmauern</text:p>
      <text:p text:style-name="P1"/>
      <text:list xml:id="list36479092" text:continue-numbering="true" text:style-name="L2">
        <text:list-item>
          <text:h text:style-name="P39" text:outline-level="1">Szene (Nur wenn es eine Gruppe gibt)</text:h>
        </text:list-item>
      </text:list>
      <text:p text:style-name="P17">Ort: Hinter den Stadtmauern im Land der Untoten (necFieldcamp)</text:p>
      <text:p text:style-name="P17">Personen: Party,</text:p>
      <text:p text:style-name="P17"/>
      <text:p text:style-name="P17"><text:soft-page-break/>PRI*: Seid wann darf uns diese Tussi eigentlich so umher kommandieren?</text:p>
      <text:p text:style-name="P17">PL: Scheint so, als haben wir irgendwo den Punkt im Vertrag übersehen, der uns zu willenlosen Sklaven macht...</text:p>
      <text:p text:style-name="P17">ANY*: Von allen Elementaristen? Windklaue ist doch schon schlimm genug.</text:p>
      <text:p text:style-name="P17">MAG: „Wenn es uns aus dem Fluch befreit, können wir das alle aushalten“</text:p>
      <text:p text:style-name="P17">WAR: „Warum sprichst du nicht einfach nur für dich, Zauberstümper?“</text:p>
      <text:p text:style-name="P17">MAG: „Sag das noch einmal!“</text:p>
      <text:p text:style-name="P17">PRI*: „Jetzt hört schon auf, der Lich kann jeden Moment wieder angreifen.“</text:p>
      <text:list xml:id="list36476822" text:continue-numbering="true" text:style-name="L2">
        <text:list-item>
          <text:h text:style-name="P39" text:outline-level="1">Szene</text:h>
        </text:list-item>
      </text:list>
      <text:p text:style-name="P1">Ort: Feldlager der Untoten vor Zwergentrutz (necFieldcamp)</text:p>
      <text:p text:style-name="P1">Personen: Nar'Asoroth(L), der Lich, SW</text:p>
      <text:p text:style-name="P1"/>
      <text:p text:style-name="P14">Party kommt auf den Lich zu, der von einer Handvoll Skelette bewacht wird. Überall liegen Waffen in kleinen Haufen herum.</text:p>
      <text:p text:style-name="P14"/>
      <text:p text:style-name="P1">L: <text:tab/>„Sieh an. Da ist also die Wurzel meines kleinen Problems. Kaum zu glauben, dass jemand so verrückt ist, hier raus zu stürmen.</text:p>
      <text:p text:style-name="P1">PL: <text:tab/>„Mach dich bereit, für immer zu vergehen!“</text:p>
      <text:p text:style-name="P1">L:<text:tab/>Natürlich, wenn ein paar Gezeichnete in der Gegend sind ist das alles natürlich ein wenig anders.“</text:p>
      <text:p text:style-name="P1">Party:<text:tab/>Erntezeit!</text:p>
      <text:p text:style-name="P1">L: <text:tab/>„Nicht so hastig. Sicher, ihr seid unsterblich, oder so sagt man zumindest, aber Schmerz spürt ihr trotzdem, nicht wahr? Wollt ihr euch wirklich immer und immer wieder von mir in Stücke hacken lassen?“</text:p>
      <text:p text:style-name="P1">WAR: <text:tab/>„Pah! Die paar Skelette werden dich nicht retten.“</text:p>
      <text:p text:style-name="P1">L(sieht sich um): „Oh... ihr habt recht. Die meisten habt ihr mittlerweile in Stücke geschlagen. Dennoch ein verkraftbarer Verlust. Die Menschen werden ihn mir sicherlich gerne ersetzen.</text:p>
      <text:p text:style-name="P1">Wenn die Gruppe die Informationen aus der Mine hat:</text:p>
      <text:p text:style-name="P1">&lt;einschub&gt;</text:p>
      <text:p text:style-name="P1">PL:<text:tab/>Was ist das eigentlich für ein Kristall, den deine verrotteten Herren wollen, Kettenhund?</text:p>
      <text:p text:style-name="P1">L:<text:tab/>(Lacht) Du kannst mich nicht wütend machen, und was den Kristall angeht, so fragst du vielleicht deine Auftraggeber?</text:p>
      <text:p text:style-name="P1">PL:<text:tab/>...</text:p>
      <text:p text:style-name="P1">L:<text:tab/>Das dachte ich mir. Die Elementaristen sind nicht besonders gesprächig, habe ich recht?</text:p>
      <text:p text:style-name="P1">&lt;/einschub&gt;</text:p>
      <text:p text:style-name="P1">PL:<text:tab/>Deine Rede ist so faul, wie der Rest deines Körpers. Stirb!</text:p>
      <text:p text:style-name="P1">Party:<text:tab/>Erntezeit!!!</text:p>
      <text:p text:style-name="P1">L:<text:tab/>Habt ihr eigentlich gewusst, das es hier eine Menge ungebundener Seelen in der Luft gibt?</text:p>
      <text:p text:style-name="P14">Der Lich beschwört die Waffengeister, die Waffenhaufen erheben sich und greifen die Party an.</text:p>
      <text:p text:style-name="P1">L:<text:tab/>Und jetzt werde ich der erste sein, der einen Weg findet, wie die Gezeichneten zu töten sind.</text:p>
      <text:p text:style-name="P1"/>
      <text:p text:style-name="P14">Nachdem der Lich besiegt ist:</text:p>
      <text:p text:style-name="P1">L:<text:tab/>Das kann nicht sein! Argh!</text:p>
      <text:p text:style-name="P1"><text:soft-page-break/></text:p>
      <text:p text:style-name="P1">PL:<text:tab/>Untot ist eben doch nicht unsterblich...</text:p>
      <text:p text:style-name="P14">Party lacht</text:p>
      <text:p text:style-name="P1">PL:<text:tab/>Sagen wir unserem <text:span text:style-name="Absatz-Standardschriftart"><text:span text:style-name="T20">Freund</text:span></text:span> bescheid.</text:p>
      <text:p text:style-name="P14">Sie holen den Kristall heraus und reden mit SW</text:p>
      <text:p text:style-name="P1">SW:<text:tab/>Gute Arbeit! Mein Vertrauen in euch hat sich doch gelohnt. Es wird Wochen dauern, bis die Untoten an einen neuen Angriff denken können.</text:p>
      <text:p text:style-name="P1">ANY:<text:tab/>Klingt nicht wie eine endgültige Lösung...</text:p>
      <text:p text:style-name="P1">SW:<text:tab/>Lasst das meine Sorge sein. In ein paar Minuten wird ein Aufräumtrupp dort sein. Seht zu, dass ihr zur Stadt zurück kommt.</text:p>
      <text:p text:style-name="P1">ANY*:<text:tab/>Ein Aufräumtrupp?</text:p>
      <text:p text:style-name="P1">SW:<text:tab/>Das hat euch nicht zu kümmern, Ihr habt eure Befehle!</text:p>
      <text:p text:style-name="P1">PL:<text:tab/>Wie ihr wünscht.</text:p>
      <text:p text:style-name="P14">Der Kristall verschwindet.</text:p>
      <text:p text:style-name="P1">MAG*:<text:tab/>Klingt so, als wenn es hier etwas gibt, dass wir nicht wissen sollten.</text:p>
      <text:p text:style-name="P1">ARC*:<text:tab/>Oder jemand anderes...</text:p>
      <text:p text:style-name="P1"/>
      <text:p text:style-name="P1">=&gt; Da bleiben und schnell noch die Gegend durchsuchen?</text:p>
      <text:p text:style-name="P1">&lt;ja&gt;</text:p>
      <text:p text:style-name="P1">PL:<text:tab/>Ob Windklaue böse wäre, wenn wir seinen Handlangern etwas helfen?</text:p>
      <text:p text:style-name="P1">MAG*:<text:tab/>Sicherlich nicht.</text:p>
      <text:p text:style-name="P1">ARC*(ernst):<text:tab/>Ich find wir sollten uns nicht in fremde Angelegenheiten einmischen</text:p>
      <text:p text:style-name="P14">Alle schauen ihn entgeistert an</text:p>
      <text:p text:style-name="P1">ARC*:<text:tab/>(lacht) Das war ein Witz, worauf warten wir noch?</text:p>
      <text:p text:style-name="P1"><text:span text:style-name="Absatz-Standardschriftart"><text:span text:style-name="T20">Sie gehen ein paar schritte?</text:span></text:span></text:p>
      <text:p text:style-name="P1">ARC*:<text:tab/>Und wisst ihr was das Beste ist?</text:p>
      <text:p text:style-name="P1">WAR*:<text:tab/>Ich ahne es...</text:p>
      <text:p text:style-name="P1">ARC*: <text:tab/>Sicherlich gibt es hier auch andere Schätze... (reibt sich die Hände)<text:tab/></text:p>
      <text:p text:style-name="P1">&lt;/ja&gt;</text:p>
      <text:p text:style-name="P1">&lt;nein&gt;</text:p>
      <text:p text:style-name="P1">PL:<text:tab/>Das muss uns nicht kümmern. Ich will jetzt nur noch diesen dreckigen Gestank aus meiner Rüstung bekommen.</text:p>
      <text:p text:style-name="P1">Party:<text:tab/><text:span text:style-name="Absatz-Standardschriftart"><text:span text:style-name="T20">(Nickt)</text:span></text:span><text:tab/></text:p>
      <text:p text:style-name="P1">&lt;/nein&gt;<text:tab/></text:p>
      <text:p text:style-name="P1"/>
      <text:p text:style-name="P1">- Ende der Demo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S Sans Serif" svg:font-family="'MS Sans Serif'" style:font-family-generic="swiss"/>
    <style:font-face style:name="Segoe UI" svg:font-family="'Segoe UI'" style:font-family-generic="swiss"/>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de" style:country-asian="D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size-asian="8pt" style:font-size-complex="8pt" fo:hyphenate="false" fo:hyphenation-remain-char-count="0" fo:hyphenation-push-char-count="0"/>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Kommentartext_20_Zchn" style:display-name="Kommentartext Zchn" style:family="text" style:parent-style-name="Absatz-Standardschriftart">
      <style:text-properties fo:font-size="10pt"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Tahoma" fo:font-size="8pt" style:font-size-asian="8pt" style:font-size-complex="8pt"/>
    </style:style>
    <style:style style:name="Hervorhebung" style:family="text" style:parent-style-name="Absatz-Standardschriftart">
      <style:text-properties fo:font-style="italic" style:font-style-asian="italic" style:font-style-complex="italic"/>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Times New Roman" style:font-name-asian="Times New Roman" style:font-name-complex="Times New Roman"/>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_5f_OutlineListStyle_5f_1" style:display-name="WW_OutlineListStyle_1">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3-02T14:02:00</meta:creation-date>
    <dc:date>2010-04-15T16:37:20.15</dc:date>
    <meta:editing-cycles>206</meta:editing-cycles>
    <meta:editing-duration>PT27H25M26S</meta:editing-duration>
    <dc:creator>Kalimgard </dc:creator>
    <meta:document-statistic meta:table-count="0" meta:image-count="0" meta:object-count="0" meta:page-count="32" meta:paragraph-count="955" meta:word-count="11138" meta:character-count="70643"/>
    <meta:user-defined meta:name="Info 1"/>
    <meta:user-defined meta:name="Info 2"/>
    <meta:user-defined meta:name="Info 3"/>
    <meta:user-defined meta:name="Info 4"/>
    <meta:template xlink:type="simple" xlink:actuate="onRequest" xlink:title="" xlink:href="Normal.dotm"/>
  </office:meta>
</office:document-meta>
</file>